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dee6ef" draw:textarea-horizontal-align="justify" draw:textarea-vertical-align="middle" draw:auto-grow-height="false" fo:min-height="3.704cm" fo:min-width="5.308cm" fo:wrap-option="wrap"/>
    </style:style>
    <style:style style:name="gr3" style:family="graphic" style:parent-style-name="standard">
      <style:graphic-properties draw:stroke="none" draw:fill="none" fo:min-height="1.528cm"/>
      <style:paragraph-properties style:writing-mode="lr-tb"/>
    </style:style>
    <style:style style:name="gr4" style:family="graphic" style:parent-style-name="standard">
      <style:graphic-properties draw:textarea-horizontal-align="justify" draw:textarea-vertical-align="middle" draw:auto-grow-height="false" fo:min-height="1.02cm" fo:min-width="14.486cm"/>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tandard">
      <style:graphic-properties draw:stroke="none" draw:fill="none" fo:min-height="1.199cm"/>
      <style:paragraph-properties style:writing-mode="lr-tb"/>
    </style:style>
    <style:style style:name="gr7" style:family="graphic" style:parent-style-name="standard">
      <style:graphic-properties draw:stroke="none" draw:fill="none" fo:min-height="1.274cm"/>
      <style:paragraph-properties style:writing-mode="lr-tb"/>
    </style:style>
    <style:style style:name="gr8" style:family="graphic" style:parent-style-name="standard">
      <style:graphic-properties draw:textarea-horizontal-align="justify" draw:textarea-vertical-align="middle" draw:auto-grow-height="false" fo:min-height="1.02cm" fo:min-width="14.748cm"/>
    </style:style>
    <style:style style:name="gr9" style:family="graphic" style:parent-style-name="objectwithoutfill">
      <style:graphic-properties draw:marker-end="Arrowheads_20_2" draw:marker-end-width="0.3cm" draw:fill="none" draw:textarea-vertical-align="middle"/>
    </style:style>
    <style:style style:name="gr10" style:family="graphic" style:parent-style-name="standard">
      <style:graphic-properties draw:stroke="none" draw:fill="none" fo:min-height="1.221cm"/>
      <style:paragraph-properties style:writing-mode="lr-tb"/>
    </style:style>
    <style:style style:name="gr11" style:family="graphic" style:parent-style-name="objectwithoutfill">
      <style:graphic-properties draw:fill="none" draw:textarea-vertical-align="middle"/>
      <style:paragraph-properties style:writing-mode="lr-tb"/>
    </style:style>
    <style:style style:name="gr12" style:family="graphic" style:parent-style-name="standard">
      <style:graphic-properties draw:stroke="none" draw:fill="none" fo:min-height="2.833cm"/>
      <style:paragraph-properties style:writing-mode="lr-tb"/>
    </style:style>
    <style:style style:name="gr13" style:family="graphic" style:parent-style-name="objectwithoutfill">
      <style:graphic-properties draw:marker-end="Arrowheads_20_3" draw:marker-end-width="0.3cm" draw:fill="none" draw:textarea-vertical-align="middle"/>
    </style:style>
    <style:style style:name="gr14" style:family="graphic" style:parent-style-name="standard">
      <style:graphic-properties draw:fill-color="#b4c7dc" draw:textarea-horizontal-align="justify" draw:textarea-vertical-align="middle" draw:auto-grow-height="false" fo:min-height="1.02cm" fo:min-width="14.748cm"/>
    </style:style>
    <style:style style:name="gr15" style:family="graphic" style:parent-style-name="standard" style:list-style-name="L1">
      <style:graphic-properties draw:fill-color="#b4c7dc" draw:opacity="100%" draw:opacity-name="" draw:textarea-horizontal-align="justify" draw:textarea-vertical-align="middle" draw:auto-grow-height="false" fo:min-height="1.02cm" fo:min-width="9.152cm"/>
      <style:paragraph-properties style:writing-mode="lr-tb"/>
    </style:style>
    <style:style style:name="gr16"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paragraph-properties style:writing-mode="lr-tb"/>
    </style:style>
    <style:style style:name="gr17"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8" style:family="graphic" style:parent-style-name="standard">
      <style:graphic-properties draw:stroke="none" draw:fill="none" fo:min-height="1.423cm"/>
      <style:paragraph-properties style:writing-mode="lr-tb"/>
    </style:style>
    <style:style style:name="gr19" style:family="graphic" style:parent-style-name="objectwithoutfill">
      <style:graphic-properties draw:marker-end="Arrowheads_20_8" draw:marker-end-width="0.3cm" draw:fill="none" draw:textarea-vertical-align="middle"/>
    </style:style>
    <style:style style:name="gr20" style:family="graphic" style:parent-style-name="objectwithoutfill">
      <style:graphic-properties draw:marker-end="Arrowheads_20_9" draw:marker-end-width="0.3cm" draw:fill="none" draw:textarea-vertical-align="middle"/>
    </style:style>
    <style:style style:name="gr21" style:family="graphic" style:parent-style-name="objectwithoutfill">
      <style:graphic-properties draw:marker-end="Arrowheads_20_10" draw:marker-end-width="0.3cm" draw:fill="none" draw:textarea-vertical-align="middle"/>
    </style:style>
    <style:style style:name="gr22" style:family="graphic" style:parent-style-name="standard" style:list-style-name="L1">
      <style:graphic-properties draw:fill-color="#5eb91e" draw:opacity="24%" draw:opacity-name="" draw:textarea-horizontal-align="justify" draw:textarea-vertical-align="middle" draw:auto-grow-height="false" fo:min-height="1.02cm" fo:min-width="1.786cm"/>
      <style:paragraph-properties style:writing-mode="lr-tb"/>
    </style:style>
    <style:style style:name="gr23" style:family="graphic" style:parent-style-name="objectwithoutfill">
      <style:graphic-properties draw:marker-end="Arrowheads_20_11" draw:marker-end-width="0.3cm" draw:fill="none" draw:textarea-vertical-align="middle"/>
    </style:style>
    <style:style style:name="gr24" style:family="graphic" style:parent-style-name="objectwithoutfill">
      <style:graphic-properties draw:fill="none" draw:textarea-vertical-align="middle"/>
    </style:style>
    <style:style style:name="gr25" style:family="graphic" style:parent-style-name="objectwithoutfill">
      <style:graphic-properties draw:marker-end="Arrowheads_20_12" draw:marker-end-width="0.3cm" draw:fill="none" draw:textarea-vertical-align="middle"/>
    </style:style>
    <style:style style:name="gr26" style:family="graphic" style:parent-style-name="objectwithoutfill">
      <style:graphic-properties draw:stroke="dash" draw:stroke-dash="Long_20_Dash" svg:stroke-width="0.081cm" svg:stroke-color="#3465a4" draw:marker-start-width="0.321cm" draw:marker-end-width="0.321cm" svg:stroke-linecap="butt" draw:fill="none" draw:textarea-vertical-align="middle" fo:padding-top="0.165cm" fo:padding-bottom="0.165cm" fo:padding-left="0.29cm" fo:padding-right="0.29cm"/>
    </style:style>
    <style:style style:name="gr27" style:family="graphic" style:parent-style-name="standard">
      <style:graphic-properties draw:textarea-vertical-align="middle" draw:auto-grow-height="false" fo:min-height="5.338cm" fo:min-width="3.703cm" fo:wrap-option="wrap"/>
    </style:style>
    <style:style style:name="gr28" style:family="graphic" style:parent-style-name="standard">
      <style:graphic-properties draw:stroke="none" draw:fill="none" fo:min-height="1.477cm"/>
      <style:paragraph-properties style:writing-mode="lr-tb"/>
    </style:style>
    <style:style style:name="gr29" style:family="graphic" style:parent-style-name="standard">
      <style:graphic-properties draw:stroke="none" draw:fill="none" fo:min-height="1.985cm"/>
      <style:paragraph-properties style:writing-mode="lr-tb"/>
    </style:style>
    <style:style style:name="gr30" style:family="graphic" style:parent-style-name="standard">
      <style:graphic-properties draw:stroke="none" draw:fill="none" fo:min-height="2.051cm"/>
      <style:paragraph-properties style:writing-mode="lr-tb"/>
    </style:style>
    <style:style style:name="gr31" style:family="graphic" style:parent-style-name="standard">
      <style:graphic-properties draw:stroke="none" draw:fill="none" fo:min-height="1.144cm"/>
      <style:paragraph-properties style:writing-mode="lr-tb"/>
    </style:style>
    <style:style style:name="gr32" style:family="graphic" style:parent-style-name="standard">
      <style:graphic-properties draw:stroke="none" draw:fill="none" fo:min-height="2.651cm"/>
      <style:paragraph-properties style:writing-mode="lr-tb"/>
    </style:style>
    <style:style style:name="gr33" style:family="graphic" style:parent-style-name="standard">
      <style:graphic-properties draw:stroke="none" draw:fill="none" fo:min-height="1.782cm"/>
      <style:paragraph-properties style:writing-mode="lr-tb"/>
    </style:style>
    <style:style style:name="gr34" style:family="graphic" style:parent-style-name="objectwithoutfill">
      <style:graphic-properties draw:marker-end="Arrowheads_20_14" draw:marker-end-width="0.3cm" draw:fill="none" draw:textarea-vertical-align="middle"/>
    </style:style>
    <style:style style:name="gr35" style:family="graphic" style:parent-style-name="standard">
      <style:graphic-properties draw:stroke="none" draw:fill="none" fo:min-height="3.814cm"/>
      <style:paragraph-properties style:writing-mode="lr-tb"/>
    </style:style>
    <style:style style:name="gr36" style:family="graphic" style:parent-style-name="objectwithoutfill">
      <style:graphic-properties svg:stroke-color="#ed4c05" draw:marker-end="Arrowheads_20_15" draw:marker-end-width="0.3cm" draw:fill="none" draw:textarea-vertical-align="middle"/>
    </style:style>
    <style:style style:name="gr37" style:family="graphic" style:parent-style-name="standard">
      <style:graphic-properties draw:stroke="none" draw:fill="none" fo:min-height="1.223cm"/>
      <style:paragraph-properties style:writing-mode="lr-tb"/>
    </style:style>
    <style:style style:name="gr38" style:family="graphic" style:parent-style-name="objectwithoutfill">
      <style:graphic-properties draw:marker-end="Arrowheads_20_16" draw:marker-end-width="0.3cm" draw:fill="none" draw:textarea-vertical-align="middle"/>
    </style:style>
    <style:style style:name="gr39" style:family="graphic" style:parent-style-name="standard">
      <style:graphic-properties draw:stroke="none" draw:fill="none" fo:min-height="1.289cm"/>
      <style:paragraph-properties style:writing-mode="lr-tb"/>
    </style:style>
    <style:style style:name="gr40" style:family="graphic" style:parent-style-name="objectwithoutfill">
      <style:graphic-properties draw:marker-end="Arrowheads_20_17" draw:marker-end-width="0.3cm" draw:fill="none" draw:textarea-vertical-align="middle"/>
    </style:style>
    <style:style style:name="gr41" style:family="graphic" style:parent-style-name="objectwithoutfill">
      <style:graphic-properties svg:stroke-color="#b4c7dc" draw:marker-end="Arrowheads_20_18" draw:marker-end-width="0.3cm" draw:fill="none" draw:textarea-vertical-align="middle"/>
    </style:style>
    <style:style style:name="gr42" style:family="graphic" style:parent-style-name="standard">
      <style:graphic-properties draw:stroke="none" draw:fill="none" fo:min-height="3.575cm"/>
      <style:paragraph-properties style:writing-mode="lr-tb"/>
    </style:style>
    <style:style style:name="gr43" style:family="graphic" style:parent-style-name="objectwithoutfill">
      <style:graphic-properties draw:marker-end="Arrowheads_20_19" draw:marker-end-width="0.3cm" draw:fill="none" draw:textarea-vertical-align="middle"/>
    </style:style>
    <style:style style:name="gr44" style:family="graphic" style:parent-style-name="standard">
      <style:graphic-properties draw:stroke="none" draw:fill-color="#afd095" draw:opacity="29%" draw:textarea-horizontal-align="justify" draw:textarea-vertical-align="middle" draw:auto-grow-height="false" fo:min-height="11.942cm" fo:min-width="13.216cm"/>
    </style:style>
    <style:style style:name="gr45" style:family="graphic" style:parent-style-name="standard">
      <style:graphic-properties draw:stroke="none" draw:fill="none" fo:min-height="1.797cm"/>
      <style:paragraph-properties style:writing-mode="lr-tb"/>
    </style:style>
    <style:style style:name="gr46" style:family="graphic" style:parent-style-name="objectwithoutfill">
      <style:graphic-properties svg:stroke-color="#ffd320" draw:marker-end="Arrow" draw:marker-end-width="0.3cm" draw:fill="none" draw:textarea-vertical-align="middle"/>
    </style:style>
    <style:style style:name="gr47" style:family="graphic" style:parent-style-name="objectwithoutfill">
      <style:graphic-properties svg:stroke-width="0.106cm" svg:stroke-color="#ffd320" draw:marker-start-width="0.358cm" draw:marker-end-width="0.358cm" draw:fill="none" draw:textarea-vertical-align="middle" fo:padding-top="0.177cm" fo:padding-bottom="0.177cm" fo:padding-left="0.302cm" fo:padding-right="0.302cm"/>
    </style:style>
    <style:style style:name="gr48" style:family="graphic" style:parent-style-name="objectwithoutfill">
      <style:graphic-properties svg:stroke-width="0.106cm" svg:stroke-color="#ffd320"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draw:fill-color="#e6e6ff" draw:textarea-horizontal-align="justify" draw:textarea-vertical-align="middle" draw:auto-grow-height="false"/>
    </style:style>
    <style:style style:name="gr50" style:family="graphic" style:parent-style-name="objectwithoutfill">
      <style:graphic-properties svg:stroke-color="#008080" draw:fill="none" draw:textarea-vertical-align="middle"/>
    </style:style>
    <style:style style:name="gr5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3" style:family="graphic" style:parent-style-name="objectwithoutfill">
      <style:graphic-properties svg:stroke-color="#008080" draw:marker-end="Arrow" draw:marker-end-width="0.3cm" draw:fill="none" draw:textarea-vertical-align="middle"/>
    </style:style>
    <style:style style:name="gr54" style:family="graphic" style:parent-style-name="standard">
      <style:graphic-properties draw:fill-color="#47b8b8" draw:textarea-horizontal-align="justify" draw:textarea-vertical-align="middle" draw:auto-grow-height="false"/>
    </style:style>
    <style:style style:name="gr55" style:family="graphic" style:parent-style-name="objectwithoutfill">
      <style:graphic-properties svg:stroke-color="#ff00ff" draw:marker-end="Arrow" draw:marker-end-width="0.3cm" draw:fill="none" draw:textarea-vertical-align="middle"/>
    </style:style>
    <style:style style:name="gr56"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57" style:family="graphic" style:parent-style-name="objectwithoutfill">
      <style:graphic-properties draw:marker-end="Arrow" draw:marker-end-width="0.3cm" draw:fill="none" draw:textarea-vertical-align="middle"/>
    </style:style>
    <style:style style:name="gr58" style:family="graphic" style:parent-style-name="objectwithoutfill">
      <style:graphic-properties svg:stroke-color="#ff00ff" draw:fill="none" draw:textarea-vertical-align="middle"/>
    </style:style>
    <style:style style:name="gr59" style:family="graphic" style:parent-style-name="objectwithoutfill">
      <style:graphic-properties svg:stroke-color="#ff3366" draw:marker-end="Arrow" draw:marker-end-width="0.3cm" draw:fill="none" draw:textarea-vertical-align="middle"/>
    </style:style>
    <style:style style:name="gr60" style:family="graphic" style:parent-style-name="objectwithoutfill">
      <style:graphic-properties svg:stroke-color="#00ff00" draw:marker-end="Arrow" draw:marker-end-width="0.3cm" draw:fill="none" draw:textarea-vertical-align="middle"/>
    </style:style>
    <style:style style:name="gr61" style:family="graphic" style:parent-style-name="standard">
      <style:graphic-properties draw:stroke="none" svg:stroke-color="#000000" draw:fill="none" draw:fill-color="#ffffff" draw:auto-grow-height="true" draw:auto-grow-width="false" fo:max-height="0cm" fo:min-height="3.814cm"/>
      <style:paragraph-properties style:writing-mode="lr-tb"/>
    </style:style>
    <style:style style:name="gr62" style:family="graphic" style:parent-style-name="objectwithoutfill">
      <style:graphic-properties svg:stroke-width="0.053cm" svg:stroke-color="#ffd320" draw:marker-start-width="0.279cm" draw:marker-end-width="0.279cm" draw:fill="none" draw:textarea-vertical-align="middle" fo:padding-top="0.151cm" fo:padding-bottom="0.151cm" fo:padding-left="0.276cm" fo:padding-right="0.276cm"/>
    </style:style>
    <style:style style:name="gr63" style:family="graphic" style:parent-style-name="objectwithoutfill">
      <style:graphic-properties svg:stroke-color="#b3b300" draw:marker-end="Arrow" draw:marker-end-width="0.3cm" draw:fill="none" draw:textarea-vertical-align="middle"/>
    </style:style>
    <style:style style:name="gr64"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65" style:family="graphic" style:parent-style-name="standard">
      <style:graphic-properties draw:fill="none" draw:textarea-horizontal-align="justify" draw:textarea-vertical-align="middle" draw:auto-grow-height="false"/>
    </style:style>
    <style:style style:name="gr66" style:family="graphic" style:parent-style-name="standard">
      <style:graphic-properties draw:textarea-horizontal-align="justify" draw:textarea-vertical-align="middle" draw:auto-grow-height="false"/>
    </style:style>
    <style:style style:name="gr67" style:family="graphic" style:parent-style-name="standard">
      <style:graphic-properties svg:stroke-color="#0084d1" draw:textarea-horizontal-align="justify" draw:textarea-vertical-align="middle" draw:auto-grow-height="false"/>
    </style:style>
    <style:style style:name="gr68" style:family="graphic" style:parent-style-name="standard">
      <style:graphic-properties draw:textarea-vertical-align="middle"/>
    </style:style>
    <style:style style:name="gr69" style:family="graphic" style:parent-style-name="objectwithoutfill">
      <style:graphic-properties svg:stroke-color="#0084d1" draw:fill="none" draw:textarea-vertical-align="middle"/>
    </style:style>
    <style:style style:name="gr70" style:family="graphic" style:parent-style-name="standard">
      <style:graphic-properties svg:stroke-color="#0084d1" draw:fill-color="#ffff99" draw:opacity="44%" draw:textarea-horizontal-align="justify" draw:textarea-vertical-align="middle" draw:auto-grow-height="false"/>
    </style:style>
    <style:style style:name="gr71" style:family="graphic" style:parent-style-name="standard">
      <style:graphic-properties svg:stroke-color="#0084d1" draw:fill-color="#83caff" draw:textarea-horizontal-align="justify" draw:textarea-vertical-align="middle" draw:auto-grow-height="false"/>
    </style:style>
    <style:style style:name="gr72" style:family="graphic" style:parent-style-name="objectwithoutfill">
      <style:graphic-properties svg:stroke-color="#0066cc" draw:fill="none" draw:textarea-vertical-align="middle"/>
    </style:style>
    <style:style style:name="gr73" style:family="graphic" style:parent-style-name="standard">
      <style:graphic-properties svg:stroke-color="#94006b" draw:fill-color="#e6e6ff" draw:textarea-horizontal-align="justify" draw:textarea-vertical-align="middle" draw:auto-grow-height="false"/>
    </style:style>
    <style:style style:name="gr74" style:family="graphic" style:parent-style-name="objectwithoutfill">
      <style:graphic-properties svg:stroke-color="#808019" draw:marker-end="Arrow" draw:marker-end-width="0.3cm" draw:fill="none" draw:textarea-vertical-align="middle"/>
    </style:style>
    <style:style style:name="gr75" style:family="graphic" style:parent-style-name="objectwithoutfill">
      <style:graphic-properties svg:stroke-color="#944794" draw:fill="none" draw:textarea-vertical-align="middle"/>
    </style:style>
    <style:style style:name="gr76" style:family="graphic" style:parent-style-name="objectwithoutfill">
      <style:graphic-properties svg:stroke-color="#99284c" draw:fill="none" draw:textarea-vertical-align="middle"/>
    </style:style>
    <style:style style:name="gr77" style:family="graphic" style:parent-style-name="objectwithoutfill">
      <style:graphic-properties svg:stroke-color="#ff6633" draw:marker-end="Arrow" draw:marker-end-width="0.3cm" draw:fill="none" draw:textarea-vertical-align="middle"/>
    </style:style>
    <style:style style:name="gr78"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79"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80" style:family="graphic" style:parent-style-name="objectwithoutfill">
      <style:graphic-properties svg:stroke-color="#ff950e" draw:marker-end="Arrow" draw:marker-end-width="0.3cm" draw:fill="none" draw:textarea-vertical-align="middle"/>
    </style:style>
    <style:style style:name="gr81" style:family="graphic" style:parent-style-name="objectwithoutfill">
      <style:graphic-properties svg:stroke-color="#00ae00" draw:marker-end="Arrow" draw:marker-end-width="0.3cm" draw:fill="none" draw:textarea-vertical-align="middl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subtitle">
      <style:graphic-properties draw:fill="solid" draw:fill-color="#cfe7f5" fo:min-height="11.659cm"/>
      <style:paragraph-properties style:writing-mode="lr-tb"/>
    </style:style>
    <style:style style:name="pr7" style:family="presentation" style:parent-style-name="Default-outline1">
      <style:graphic-properties draw:fill="solid" draw:fill-color="#ffffcc" fo:min-height="11.929cm"/>
      <style:paragraph-properties style:writing-mode="lr-tb"/>
    </style:style>
    <style:style style:name="pr8" style:family="presentation" style:parent-style-name="Default-subtitle">
      <style:graphic-properties draw:fill="solid" draw:fill-color="#cfe7f5" fo:min-height="6.558cm"/>
      <style:paragraph-properties style:writing-mode="lr-tb"/>
    </style:style>
    <style:style style:name="pr9" style:family="presentation" style:parent-style-name="Default-title">
      <style:graphic-properties fo:min-height="0.869cm"/>
      <style:paragraph-properties style:writing-mode="lr-tb"/>
    </style:style>
    <style:style style:name="pr10" style:family="presentation" style:parent-style-name="Default-subtitle">
      <style:graphic-properties draw:fill="solid" draw:fill-color="#cfe7f5" fo:min-height="10.581cm"/>
      <style:paragraph-properties style:writing-mode="lr-tb"/>
    </style:style>
    <style:style style:name="pr11" style:family="presentation" style:parent-style-name="Default-title">
      <style:graphic-properties fo:min-height="1.737cm"/>
      <style:paragraph-properties style:writing-mode="lr-tb"/>
    </style:style>
    <style:style style:name="pr12" style:family="presentation" style:parent-style-name="Default-subtitle">
      <style:graphic-properties draw:fill="solid" draw:fill-color="#cfe7f5" fo:min-height="18.513cm"/>
      <style:paragraph-properties style:writing-mode="lr-tb"/>
    </style:style>
    <style:style style:name="pr13" style:family="presentation" style:parent-style-name="Default-outline1">
      <style:graphic-properties draw:fill="solid" draw:fill-color="#ffd320" fo:min-height="11.929cm"/>
      <style:paragraph-properties style:writing-mode="lr-tb"/>
    </style:style>
    <style:style style:name="pr14" style:family="presentation" style:parent-style-name="Default-outline1">
      <style:graphic-properties draw:fill="solid" draw:fill-color="#33cc66" fo:min-height="11.929cm"/>
      <style:paragraph-properties style:writing-mode="lr-tb"/>
    </style:style>
    <style:style style:name="pr15" style:family="presentation" style:parent-style-name="Default-outline1">
      <style:graphic-properties draw:fill="solid" draw:fill-color="#ffcc99" fo:min-height="11.929cm"/>
      <style:paragraph-properties style:writing-mode="lr-tb"/>
    </style:style>
    <style:style style:name="P1" style:family="paragraph">
      <style:text-properties fo:color="#000080" loext:opacity="100%" loext:color-lum-mod="100%" loext:color-lum-off="0%" fo:font-style="italic" style:font-style-asian="italic" style:font-style-complex="italic"/>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text-properties fo:color="#ff0000" loext:opacity="100%" loext:color-lum-mod="100%" loext:color-lum-off="0%"/>
    </style:style>
    <style:style style:name="P4" style:family="paragraph">
      <loext:graphic-properties draw:fill-color="#ffffff"/>
    </style:style>
    <style:style style:name="P5" style:family="paragraph">
      <loext:graphic-properties draw:fill-color="#dee6ef"/>
      <style:paragraph-properties fo:text-align="center"/>
    </style:style>
    <style:style style:name="P6" style:family="paragraph">
      <style:text-properties fo:font-size="26pt" style:font-size-asian="26pt" style:font-size-complex="26pt"/>
    </style:style>
    <style:style style:name="P7" style:family="paragraph">
      <loext:graphic-properties draw:fill="none"/>
      <style:text-properties fo:font-size="26pt" style:font-size-asian="26pt" style:font-size-complex="26pt"/>
    </style:style>
    <style:style style:name="P8" style:family="paragraph">
      <style:paragraph-properties fo:text-align="center"/>
    </style:style>
    <style:style style:name="P9" style:family="paragraph">
      <loext:graphic-properties draw:fill="none"/>
      <style:paragraph-properties fo:text-align="center"/>
    </style:style>
    <style:style style:name="P10" style:family="paragraph">
      <style:text-properties fo:font-size="24pt" style:font-size-asian="24pt" style:font-size-complex="24pt"/>
    </style:style>
    <style:style style:name="P11" style:family="paragraph">
      <loext:graphic-properties draw:fill="none"/>
      <style:text-properties fo:font-size="24pt" style:font-size-asian="24pt" style:font-size-complex="24pt"/>
    </style:style>
    <style:style style:name="P12" style:family="paragraph">
      <style:text-properties fo:font-size="21pt" style:font-size-asian="21pt" style:font-size-complex="21pt"/>
    </style:style>
    <style:style style:name="P13" style:family="paragraph">
      <loext:graphic-properties draw:fill="none"/>
      <style:text-properties fo:font-size="21pt" style:font-size-asian="21pt" style:font-size-complex="21pt"/>
    </style:style>
    <style:style style:name="P14" style:family="paragraph">
      <loext:graphic-properties draw:fill-color="#b4c7dc"/>
      <style:paragraph-properties fo:text-align="center"/>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color="#b4c7dc" draw:opacity="100%"/>
      <style:paragraph-properties fo:margin-left="0cm" fo:margin-right="0cm" fo:margin-top="0cm" fo:margin-bottom="0cm" fo:line-height="100%" fo:text-align="center" fo:text-indent="0cm"/>
    </style:style>
    <style:style style:name="P17" style:family="paragraph">
      <loext:graphic-properties draw:fill="none"/>
    </style:style>
    <style:style style:name="P18" style:family="paragraph">
      <loext:graphic-properties draw:fill-color="#5eb91e" draw:opacity="24%"/>
      <style:paragraph-properties fo:margin-left="0cm" fo:margin-right="0cm" fo:margin-top="0cm" fo:margin-bottom="0cm" fo:line-height="100%" fo:text-align="center" fo:text-indent="0cm"/>
    </style:style>
    <style:style style:name="P19" style:family="paragraph">
      <style:text-properties fo:color="#000080" loext:opacity="100%" loext:color-lum-mod="100%" loext:color-lum-off="0%"/>
    </style:style>
    <style:style style:name="P20" style:family="paragraph">
      <style:text-properties fo:color="#e8a202" loext:opacity="100%" fo:font-size="26pt" fo:background-color="#fff5ce" style:font-size-asian="26pt" style:font-size-complex="26pt"/>
    </style:style>
    <style:style style:name="P21" style:family="paragraph">
      <loext:graphic-properties draw:fill="none"/>
      <style:text-properties fo:color="#e8a202" loext:opacity="100%" loext:color-lum-mod="100%" loext:color-lum-off="0%" fo:font-size="26pt" fo:background-color="#fff5ce" style:font-size-asian="26pt" style:font-size-complex="26pt"/>
    </style:style>
    <style:style style:name="P22" style:family="paragraph">
      <style:text-properties fo:color="#ea7500" loext:opacity="100%" fo:font-size="26pt"/>
    </style:style>
    <style:style style:name="P23" style:family="paragraph">
      <loext:graphic-properties draw:fill="none"/>
      <style:text-properties fo:color="#ea7500" loext:opacity="100%" loext:color-lum-mod="100%" loext:color-lum-off="0%" fo:font-size="26pt"/>
    </style:style>
    <style:style style:name="P24" style:family="paragraph">
      <style:text-properties fo:color="#ed4c05" loext:opacity="100%" fo:font-size="28pt" style:font-size-asian="28pt" style:font-size-complex="28pt"/>
    </style:style>
    <style:style style:name="P25" style:family="paragraph">
      <loext:graphic-properties draw:fill="none"/>
      <style:text-properties fo:color="#ed4c05" loext:opacity="100%" loext:color-lum-mod="100%" loext:color-lum-off="0%" fo:font-size="28pt" style:font-size-asian="28pt" style:font-size-complex="28pt"/>
    </style:style>
    <style:style style:name="P26" style:family="paragraph">
      <loext:graphic-properties draw:fill-color="#afd095" draw:opacity="29%"/>
      <style:paragraph-properties fo:text-align="center"/>
    </style:style>
    <style:style style:name="P27" style:family="paragraph">
      <style:text-properties fo:color="#5eb91e" loext:opacity="100%" fo:font-size="26pt"/>
    </style:style>
    <style:style style:name="P28" style:family="paragraph">
      <loext:graphic-properties draw:fill="none"/>
      <style:text-properties fo:color="#5eb91e" loext:opacity="100%" loext:color-lum-mod="100%" loext:color-lum-off="0%" fo:font-size="26pt"/>
    </style:style>
    <style:style style:name="P29" style:family="paragraph">
      <style:paragraph-properties fo:text-align="start"/>
    </style:style>
    <style:style style:name="P30" style:family="paragraph">
      <loext:graphic-properties draw:fill="solid" draw:fill-color="#cfe7f5"/>
      <style:paragraph-properties fo:text-align="start"/>
      <style:text-properties fo:font-size="9pt" style:font-size-asian="9pt" style:font-size-complex="9pt"/>
    </style:style>
    <style:style style:name="P31" style:family="paragraph">
      <loext:graphic-properties draw:fill="solid" draw:fill-color="#ffffcc"/>
      <style:text-properties fo:color="#004586" loext:opacity="100%" loext:color-lum-mod="100%" loext:color-lum-off="0%"/>
    </style:style>
    <style:style style:name="P32" style:family="paragraph">
      <style:text-properties fo:color="#000080" loext:opacity="100%" loext:color-lum-mod="100%" loext:color-lum-off="0%" fo:font-size="22pt" style:font-size-asian="22pt" style:font-size-complex="22pt"/>
    </style:style>
    <style:style style:name="P33" style:family="paragraph">
      <loext:graphic-properties draw:fill-color="#e6e6ff"/>
      <style:paragraph-properties fo:text-align="center"/>
    </style:style>
    <style:style style:name="P34" style:family="paragraph">
      <loext:graphic-properties draw:fill="none" draw:fill-color="#ffffff"/>
    </style:style>
    <style:style style:name="P35" style:family="paragraph">
      <loext:graphic-properties draw:fill-color="#47b8b8"/>
      <style:paragraph-properties fo:text-align="center"/>
    </style:style>
    <style:style style:name="P36" style:family="paragraph">
      <loext:graphic-properties draw:fill="none" draw:fill-color="#ffffff"/>
      <style:text-properties fo:color="#83caff" loext:opacity="100%" loext:color-lum-mod="100%" loext:color-lum-off="0%"/>
    </style:style>
    <style:style style:name="P37" style:family="paragraph">
      <loext:graphic-properties draw:fill="none" draw:fill-color="#ffffff"/>
      <style:text-properties fo:font-size="15pt" style:font-size-asian="15pt" style:font-size-complex="15pt"/>
    </style:style>
    <style:style style:name="P38" style:family="paragraph">
      <loext:graphic-properties draw:fill="none" draw:fill-color="#ffffff"/>
      <style:text-properties fo:color="#ff0000" loext:opacity="100%" loext:color-lum-mod="100%" loext:color-lum-off="0%"/>
    </style:style>
    <style:style style:name="P39" style:family="paragraph">
      <loext:graphic-properties draw:fill="none" draw:fill-color="#ffffff"/>
      <style:text-properties fo:font-size="18pt"/>
    </style:style>
    <style:style style:name="P40" style:family="paragraph">
      <loext:graphic-properties draw:fill="none" draw:fill-color="#ffffff"/>
      <style:text-properties fo:color="#83caff" loext:opacity="100%" loext:color-lum-mod="100%" loext:color-lum-off="0%" fo:font-size="18pt"/>
    </style:style>
    <style:style style:name="P41" style:family="paragraph">
      <loext:graphic-properties draw:fill="none" draw:fill-color="#ffffff"/>
      <style:text-properties fo:color="#ff0000" loext:opacity="100%" loext:color-lum-mod="100%" loext:color-lum-off="0%" fo:font-size="18pt"/>
    </style:style>
    <style:style style:name="P42" style:family="paragraph">
      <loext:graphic-properties draw:fill-color="#ffffff"/>
      <style:text-properties fo:font-size="20pt"/>
    </style:style>
    <style:style style:name="P43" style:family="paragraph">
      <loext:graphic-properties draw:fill="none" draw:fill-color="#ffffff"/>
      <style:text-properties fo:font-size="88pt" style:font-size-asian="88pt" style:font-size-complex="88pt"/>
    </style:style>
    <style:style style:name="P44" style:family="paragraph">
      <loext:graphic-properties draw:fill="solid" draw:fill-color="#ffffcc"/>
    </style:style>
    <style:style style:name="P45" style:family="paragraph">
      <loext:graphic-properties draw:fill="none" draw:fill-color="#ffffff"/>
      <style:text-properties fo:color="#cccc00" loext:opacity="100%" loext:color-lum-mod="100%" loext:color-lum-off="0%"/>
    </style:style>
    <style:style style:name="P46" style:family="paragraph">
      <loext:graphic-properties draw:fill="solid" draw:fill-color="#ffd320"/>
    </style:style>
    <style:style style:name="P47" style:family="paragraph">
      <loext:graphic-properties draw:fill-color="#ffff99" draw:opacity="44%"/>
      <style:paragraph-properties fo:text-align="center"/>
    </style:style>
    <style:style style:name="P48" style:family="paragraph">
      <loext:graphic-properties draw:fill="none" draw:fill-color="#ffffff"/>
      <style:text-properties fo:color="#ff3366" loext:opacity="100%" loext:color-lum-mod="100%" loext:color-lum-off="0%"/>
    </style:style>
    <style:style style:name="P49" style:family="paragraph">
      <loext:graphic-properties draw:fill="none" draw:fill-color="#ffffff"/>
      <style:text-properties fo:color="#ccffff" loext:opacity="100%" loext:color-lum-mod="100%" loext:color-lum-off="0%"/>
    </style:style>
    <style:style style:name="P50" style:family="paragraph">
      <loext:graphic-properties draw:fill-color="#83caff"/>
      <style:paragraph-properties fo:text-align="center"/>
    </style:style>
    <style:style style:name="P51" style:family="paragraph">
      <loext:graphic-properties draw:fill="none" draw:fill-color="#ffffff"/>
      <style:text-properties fo:color="#9999ff" loext:opacity="100%" loext:color-lum-mod="100%" loext:color-lum-off="0%"/>
    </style:style>
    <style:style style:name="P52" style:family="paragraph">
      <loext:graphic-properties draw:fill="none" draw:fill-color="#ffffff"/>
      <style:text-properties fo:color="#7e0021" loext:opacity="100%" loext:color-lum-mod="100%" loext:color-lum-off="0%" fo:font-size="26pt" style:font-size-asian="26pt" style:font-size-complex="26pt"/>
    </style:style>
    <style:style style:name="P53" style:family="paragraph">
      <loext:graphic-properties draw:fill="none" draw:fill-color="#ffffff"/>
      <style:text-properties fo:color="#9999ff" loext:opacity="100%" loext:color-lum-mod="100%" loext:color-lum-off="0%" fo:font-size="18pt"/>
    </style:style>
    <style:style style:name="P54" style:family="paragraph">
      <loext:graphic-properties draw:fill="solid" draw:fill-color="#33cc66"/>
    </style:style>
    <style:style style:name="P55" style:family="paragraph">
      <loext:graphic-properties draw:fill="solid" draw:fill-color="#ffcc99"/>
    </style:style>
    <style:style style:name="T1" style:family="text">
      <style:text-properties fo:color="#000080" loext:opacity="100%" fo:font-style="italic" style:font-style-asian="italic" style:font-style-complex="italic"/>
    </style:style>
    <style:style style:name="T2" style:family="text">
      <style:text-properties fo:color="#ff0000" loext:opacity="100%"/>
    </style:style>
    <style:style style:name="T3"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4" style:family="text">
      <style:text-properties fo:color="#000080" loext:opacity="100%" fo:font-size="26pt" fo:font-style="italic" style:font-size-asian="26pt" style:font-style-asian="italic" style:font-size-complex="26pt" style:font-style-complex="italic"/>
    </style:style>
    <style:style style:name="T5" style:family="text">
      <style:text-properties fo:font-size="24pt" style:font-size-asian="24pt" style:font-size-complex="24pt"/>
    </style:style>
    <style:style style:name="T6" style:family="text">
      <style:text-properties fo:font-size="21pt" style:font-size-asian="21pt" style:font-size-complex="21pt"/>
    </style:style>
    <style:style style:name="T7" style:family="text">
      <style:text-properties fo:color="#ff0000" loext:opacity="100%" fo:font-size="32pt" style:font-size-asian="32pt" style:font-size-complex="32pt"/>
    </style:style>
    <style:style style:name="T8" style:family="text">
      <style:text-properties fo:color="#000080" loext:opacity="100%"/>
    </style:style>
    <style:style style:name="T9" style:family="text">
      <style:text-properties fo:font-size="26pt" style:font-size-asian="26pt" style:font-size-complex="26pt"/>
    </style:style>
    <style:style style:name="T10" style:family="text">
      <style:text-properties fo:color="#e8a202" loext:opacity="100%" fo:font-size="26pt" fo:background-color="#fff5ce" style:font-size-asian="26pt" style:font-size-complex="26pt"/>
    </style:style>
    <style:style style:name="T11" style:family="text">
      <style:text-properties fo:color="#ea7500" loext:opacity="100%"/>
    </style:style>
    <style:style style:name="T12" style:family="text">
      <style:text-properties fo:color="#ed4c05" loext:opacity="100%" fo:font-size="28pt" style:font-size-asian="28pt" style:font-size-complex="28pt"/>
    </style:style>
    <style:style style:name="T13" style:family="text">
      <style:text-properties fo:font-size="26pt" fo:background-color="#dee6ef" style:font-size-asian="26pt" style:font-size-complex="26pt"/>
    </style:style>
    <style:style style:name="T14" style:family="text">
      <style:text-properties fo:color="#5eb91e" loext:opacity="100%"/>
    </style:style>
    <style:style style:name="T15" style:family="text">
      <style:text-properties fo:font-size="9pt" style:font-size-asian="9pt" style:font-size-complex="9pt"/>
    </style:style>
    <style:style style:name="T16" style:family="text">
      <style:text-properties fo:color="#004586" loext:opacity="100%" fo:font-size="22pt" style:font-size-asian="22pt" style:font-size-complex="22pt"/>
    </style:style>
    <style:style style:name="T17" style:family="text">
      <style:text-properties fo:color="#000080" loext:opacity="100%" fo:font-size="22pt" style:font-size-asian="22pt" style:font-size-complex="22pt"/>
    </style:style>
    <style:style style:name="T18" style:family="text">
      <style:text-properties fo:color="#83caff" loext:opacity="100%"/>
    </style:style>
    <style:style style:name="T19" style:family="text">
      <style:text-properties fo:font-size="15pt" style:font-size-asian="15pt" style:font-size-complex="15pt"/>
    </style:style>
    <style:style style:name="T20" style:family="text">
      <style:text-properties fo:font-size="18pt"/>
    </style:style>
    <style:style style:name="T21" style:family="text">
      <style:text-properties fo:color="#83caff" loext:opacity="100%" fo:font-size="18pt"/>
    </style:style>
    <style:style style:name="T22" style:family="text">
      <style:text-properties fo:color="#ff0000" loext:opacity="100%" fo:font-size="18pt"/>
    </style:style>
    <style:style style:name="T23" style:family="text">
      <style:text-properties fo:font-size="88pt" style:font-size-asian="88pt" style:font-size-complex="88pt"/>
    </style:style>
    <style:style style:name="T24" style:family="text">
      <style:text-properties fo:font-size="10pt" style:font-size-asian="10pt" style:font-size-complex="10pt"/>
    </style:style>
    <style:style style:name="T25" style:family="text">
      <style:text-properties fo:color="#ff3366" loext:opacity="100%"/>
    </style:style>
    <style:style style:name="T26" style:family="text">
      <style:text-properties fo:color="#cccc00" loext:opacity="100%"/>
    </style:style>
    <style:style style:name="T27" style:family="text">
      <style:text-properties fo:color="#ccffff" loext:opacity="100%"/>
    </style:style>
    <style:style style:name="T28" style:family="text">
      <style:text-properties fo:color="#9999ff" loext:opacity="100%"/>
    </style:style>
    <style:style style:name="T29" style:family="text">
      <style:text-properties fo:color="#7e0021" loext:opacity="100%" fo:font-size="26pt" style:font-size-asian="26pt" style:font-size-complex="26pt"/>
    </style:style>
    <style:style style:name="T30" style:family="text">
      <style:text-properties fo:color="#9999ff"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 K-means run on my MapReduce implementation.</text:span></text:p>
          </draw:text-box>
        </draw:frame>
        <draw:frame presentation:style-name="pr2" draw:text-style-name="P3" draw:layer="layout" svg:width="25.199cm" svg:height="12.179cm" svg:x="1.4cm" svg:y="4.914cm" presentation:class="subtitle">
          <draw:text-box>
            <text:p text:style-name="P2"><text:span text:style-name="T2">A first draf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text-style-name="P1" draw:layer="layout" svg:width="25.199cm" svg:height="3.506cm" svg:x="1.4cm" svg:y="0.037cm" presentation:class="title" presentation:user-transformed="true">
          <draw:text-box>
            <text:p><text:span text:style-name="T1">Data splitting</text:span></text:p>
          </draw:text-box>
        </draw:frame>
        <draw:frame presentation:style-name="pr5" draw:layer="layout" svg:width="24.997cm" svg:height="3.302cm" svg:x="1.465cm" svg:y="17.572cm" presentation:class="outline" presentation:user-transformed="true">
          <draw:text-box>
            <text:list text:style-name="L2">
              <text:list-header>
                <text:p><text:span text:style-name="T3">Sending each offset to one mapper (incapsulated in a job data structure)</text:span></text:p>
              </text:list-header>
            </text:list>
          </draw:text-box>
        </draw:frame>
        <draw:custom-shape draw:style-name="gr2" draw:text-style-name="P5" draw:layer="layout" svg:width="8.89cm" svg:height="6.096cm" svg:x="1.016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xml:id="id1" draw:id="id1" draw:layer="layout" svg:width="3.048cm" svg:height="1.778cm" svg:x="4.318cm" svg:y="6.35cm">
          <draw:text-box>
            <text:p text:style-name="P6"><text:span text:style-name="T4">Data</text:span></text:p>
          </draw:text-box>
        </draw:frame>
        <draw:custom-shape draw:style-name="gr4" draw:text-style-name="P8" xml:id="id2" draw:id="id2" draw:layer="layout" svg:width="14.986cm" svg:height="1.27cm" svg:x="11.684cm" svg:y="3.81cm">
          <text:p/>
          <draw:enhanced-geometry svg:viewBox="0 0 21600 21600" draw:type="rectangle" draw:enhanced-path="M 0 0 L 21600 0 21600 21600 0 21600 0 0 Z N"/>
        </draw:custom-shape>
        <draw:connector draw:style-name="gr5" draw:text-style-name="P9" draw:layer="layout" draw:type="curve" svg:x1="5.842cm" svg:y1="6.35cm" svg:x2="11.684cm" svg:y2="4.445cm" draw:start-shape="id1" draw:start-glue-point="0" draw:end-shape="id2" draw:end-glue-point="3" svg:d="M5842 6350c0-1270 1947-1905 5842-1905" svg:viewBox="0 0 5843 1906">
          <text:p/>
        </draw:connector>
        <draw:frame draw:style-name="gr6" draw:text-style-name="P11" draw:layer="layout" svg:width="3.302cm" svg:height="1.449cm" svg:x="24.384cm" svg:y="5.155cm">
          <draw:text-box>
            <text:p text:style-name="P10"><text:span text:style-name="T5">length</text:span></text:p>
          </draw:text-box>
        </draw:frame>
        <draw:frame draw:style-name="gr7" draw:text-style-name="P11" draw:layer="layout" svg:width="1.524cm" svg:height="1.524cm" svg:x="11.176cm" svg:y="5.08cm">
          <draw:text-box>
            <text:p text:style-name="P10"><text:span text:style-name="T5">0</text:span></text:p>
          </draw:text-box>
        </draw:frame>
        <draw:custom-shape draw:style-name="gr8" draw:text-style-name="P8" xml:id="id3" draw:id="id3" draw:layer="layout" svg:width="15.248cm" svg:height="1.27cm" svg:x="10.152cm" svg:y="10.26cm">
          <text:p/>
          <draw:enhanced-geometry svg:viewBox="0 0 21600 21600" draw:type="rectangle" draw:enhanced-path="M 0 0 L 21600 0 21600 21600 0 21600 0 0 Z N"/>
        </draw:custom-shape>
        <draw:connector draw:style-name="gr9" draw:text-style-name="P9" draw:layer="layout" draw:type="curve" svg:x1="19.177cm" svg:y1="5.08cm" svg:x2="17.776cm" svg:y2="10.26cm" draw:start-shape="id2" draw:start-glue-point="2" draw:end-shape="id3" draw:end-glue-point="0" svg:d="M19177 5080c0 3885-1401 1295-1401 5180" svg:viewBox="0 0 1402 5181">
          <text:p/>
        </draw:connector>
        <draw:frame draw:style-name="gr10" draw:text-style-name="P13" draw:layer="layout" svg:width="12.114cm" svg:height="1.471cm" svg:x="12.578cm" svg:y="6.811cm">
          <draw:text-box>
            <text:p text:style-name="P12"><text:span text:style-name="T6">Splitting equally between mappers</text:span></text:p>
          </draw:text-box>
        </draw:frame>
        <draw:line draw:style-name="gr11" draw:text-style-name="P9" draw:layer="layout" svg:x1="11.416cm" svg:y1="10.253cm" svg:x2="11.416cm" svg:y2="11.523cm">
          <text:p text:style-name="P8"/>
        </draw:line>
        <draw:line draw:style-name="gr11" draw:text-style-name="P9" draw:layer="layout" svg:x1="12.716cm" svg:y1="10.253cm" svg:x2="12.716cm" svg:y2="11.523cm">
          <text:p/>
        </draw:line>
        <draw:line draw:style-name="gr11" draw:text-style-name="P9" draw:layer="layout" svg:x1="14.016cm" svg:y1="10.253cm" svg:x2="14.016cm" svg:y2="11.523cm">
          <text:p/>
        </draw:line>
        <draw:line draw:style-name="gr11" draw:text-style-name="P9" draw:layer="layout" svg:x1="15.216cm" svg:y1="10.253cm" svg:x2="15.216cm" svg:y2="11.523cm">
          <text:p/>
        </draw:line>
        <draw:line draw:style-name="gr11" draw:text-style-name="P9" draw:layer="layout" svg:x1="16.516cm" svg:y1="10.253cm" svg:x2="16.516cm" svg:y2="11.523cm">
          <text:p/>
        </draw:line>
        <draw:line draw:style-name="gr11" draw:text-style-name="P9" draw:layer="layout" svg:x1="17.816cm" svg:y1="10.253cm" svg:x2="17.816cm" svg:y2="11.523cm">
          <text:p/>
        </draw:line>
        <draw:line draw:style-name="gr11" draw:text-style-name="P9" draw:layer="layout" svg:x1="19.016cm" svg:y1="10.253cm" svg:x2="19.016cm" svg:y2="11.523cm">
          <text:p/>
        </draw:line>
        <draw:line draw:style-name="gr11" draw:text-style-name="P9" draw:layer="layout" svg:x1="20.316cm" svg:y1="10.253cm" svg:x2="20.316cm" svg:y2="11.523cm">
          <text:p/>
        </draw:line>
        <draw:line draw:style-name="gr11" draw:text-style-name="P9" draw:layer="layout" svg:x1="21.616cm" svg:y1="10.253cm" svg:x2="21.616cm" svg:y2="11.523cm">
          <text:p/>
        </draw:line>
        <draw:line draw:style-name="gr11" draw:text-style-name="P9" draw:layer="layout" svg:x1="22.816cm" svg:y1="10.253cm" svg:x2="22.816cm" svg:y2="11.523cm">
          <text:p/>
        </draw:line>
        <draw:line draw:style-name="gr11" draw:text-style-name="P9" draw:layer="layout" svg:x1="24.116cm" svg:y1="10.253cm" svg:x2="24.116cm" svg:y2="11.523cm">
          <text:p/>
        </draw:line>
        <draw:frame draw:style-name="gr7" draw:text-style-name="P11" draw:layer="layout" svg:width="1.524cm" svg:height="1.524cm" svg:x="9.652cm" svg:y="11.684cm">
          <draw:text-box>
            <text:p text:style-name="P10"><text:span text:style-name="T5">0</text:span></text:p>
          </draw:text-box>
        </draw:frame>
        <draw:frame draw:style-name="gr12" draw:text-style-name="P11" draw:layer="layout" svg:width="4.572cm" svg:height="3.083cm" svg:x="23.114cm" svg:y="11.53cm">
          <draw:text-box>
            <text:p text:style-name="P10"><text:span text:style-name="T5"># mappers</text:span></text:p>
          </draw:text-box>
        </draw:frame>
        <draw:line draw:style-name="gr13" draw:text-style-name="P9" draw:layer="layout" svg:x1="11.416cm" svg:y1="11.53cm" svg:x2="7.112cm" svg:y2="17.272cm">
          <text:p/>
        </draw:line>
        <draw:line draw:style-name="gr13" draw:text-style-name="P9" draw:layer="layout" svg:x1="12.717cm" svg:y1="11.53cm" svg:x2="8.413cm" svg:y2="17.272cm">
          <text:p/>
        </draw:line>
        <draw:line draw:style-name="gr13" draw:text-style-name="P9" draw:layer="layout" svg:x1="14.017cm" svg:y1="11.53cm" svg:x2="9.713cm" svg:y2="17.272cm">
          <text:p/>
        </draw:line>
        <draw:line draw:style-name="gr13" draw:text-style-name="P9" draw:layer="layout" svg:x1="15.217cm" svg:y1="11.53cm" svg:x2="10.913cm" svg:y2="17.272cm">
          <text:p/>
        </draw:line>
        <draw:line draw:style-name="gr13" draw:text-style-name="P9" draw:layer="layout" svg:x1="16.517cm" svg:y1="11.53cm" svg:x2="12.213cm" svg:y2="17.272cm">
          <text:p/>
        </draw:line>
        <draw:line draw:style-name="gr13" draw:text-style-name="P9" draw:layer="layout" svg:x1="10.117cm" svg:y1="11.53cm" svg:x2="5.813cm" svg:y2="17.272cm">
          <text:p/>
        </draw:line>
        <draw:line draw:style-name="gr13" draw:text-style-name="P9" draw:layer="layout" svg:x1="17.817cm" svg:y1="11.53cm" svg:x2="13.513cm" svg:y2="17.272cm">
          <text:p/>
        </draw:line>
        <draw:line draw:style-name="gr13" draw:text-style-name="P9" draw:layer="layout" svg:x1="19.017cm" svg:y1="11.53cm" svg:x2="14.713cm" svg:y2="17.272cm">
          <text:p/>
        </draw:line>
        <draw:line draw:style-name="gr13" draw:text-style-name="P9" draw:layer="layout" svg:x1="20.317cm" svg:y1="11.53cm" svg:x2="16.013cm" svg:y2="17.272cm">
          <text:p/>
        </draw:line>
        <draw:line draw:style-name="gr13" draw:text-style-name="P9" draw:layer="layout" svg:x1="21.617cm" svg:y1="11.53cm" svg:x2="17.313cm" svg:y2="17.272cm">
          <text:p/>
        </draw:line>
        <draw:line draw:style-name="gr13" draw:text-style-name="P9" draw:layer="layout" svg:x1="22.817cm" svg:y1="11.53cm" svg:x2="18.513cm" svg:y2="17.272cm">
          <text:p/>
        </draw:line>
        <draw:line draw:style-name="gr13" draw:text-style-name="P9" draw:layer="layout" svg:x1="24.117cm" svg:y1="11.53cm" svg:x2="19.813cm" svg:y2="17.272cm">
          <text:p/>
        </draw:lin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1" draw:text-style-name="P1" draw:layer="layout" svg:width="25.199cm" svg:height="3.506cm" svg:x="1.039cm" svg:y="-0.163cm" presentation:class="title" presentation:user-transformed="true">
          <draw:text-box>
            <text:p><text:span text:style-name="T1">Retrieving data</text:span></text:p>
          </draw:text-box>
        </draw:frame>
        <draw:frame presentation:style-name="pr5" draw:layer="layout" svg:width="27.432cm" svg:height="3.885cm" svg:x="2.032cm" svg:y="16.181cm" presentation:class="outline" presentation:user-transformed="true">
          <draw:text-box>
            <text:list text:style-name="L2">
              <text:list-item>
                <text:p>req := http.NewRequest("GET", ...)</text:p>
              </text:list-item>
              <text:list-item>
                <text:p>req.Header.Add("Range", "bytes=" + <text:s/>strconv.FormatInt(begin, 10) + "-" + strconv.FormatInt(end, 10))</text:p>
              </text:list-item>
              <text:list-item>
                <text:p>resp, err := client.Do(req)</text:p>
                <text:p><text:span text:style-name="T7"/></text:p>
              </text:list-item>
            </text:list>
          </draw:text-box>
        </draw:frame>
        <draw:custom-shape draw:style-name="gr14" draw:text-style-name="P14" draw:layer="layout" svg:width="15.248cm" svg:height="1.27cm" svg:x="1.008cm" svg:y="4.164cm">
          <text:p/>
          <draw:enhanced-geometry svg:viewBox="0 0 21600 21600" draw:type="rectangle" draw:enhanced-path="M 0 0 L 21600 0 21600 21600 0 21600 0 0 Z N"/>
        </draw:custom-shape>
        <draw:line draw:style-name="gr11" draw:text-style-name="P9" draw:layer="layout" svg:x1="2.272cm" svg:y1="4.157cm" svg:x2="2.272cm" svg:y2="5.427cm">
          <text:p/>
        </draw:line>
        <draw:line draw:style-name="gr11" draw:text-style-name="P9" draw:layer="layout" svg:x1="3.572cm" svg:y1="4.157cm" svg:x2="3.572cm" svg:y2="5.427cm">
          <text:p/>
        </draw:line>
        <draw:line draw:style-name="gr11" draw:text-style-name="P9" draw:layer="layout" svg:x1="4.872cm" svg:y1="4.157cm" svg:x2="4.872cm" svg:y2="5.427cm">
          <text:p/>
        </draw:line>
        <draw:line draw:style-name="gr11" draw:text-style-name="P9" draw:layer="layout" svg:x1="6.072cm" svg:y1="4.157cm" svg:x2="6.072cm" svg:y2="5.427cm">
          <text:p/>
        </draw:line>
        <draw:line draw:style-name="gr11" draw:text-style-name="P9" draw:layer="layout" svg:x1="7.372cm" svg:y1="4.157cm" svg:x2="7.372cm" svg:y2="5.427cm">
          <text:p/>
        </draw:line>
        <draw:line draw:style-name="gr11" draw:text-style-name="P9" draw:layer="layout" svg:x1="8.672cm" svg:y1="4.157cm" svg:x2="8.672cm" svg:y2="5.427cm">
          <text:p/>
        </draw:line>
        <draw:line draw:style-name="gr11" draw:text-style-name="P9" xml:id="id4" draw:id="id4" draw:layer="layout" svg:x1="9.872cm" svg:y1="4.157cm" svg:x2="9.872cm" svg:y2="5.427cm">
          <text:p/>
        </draw:line>
        <draw:line draw:style-name="gr11" draw:text-style-name="P9" xml:id="id6" draw:id="id6" draw:layer="layout" svg:x1="11.172cm" svg:y1="4.157cm" svg:x2="11.172cm" svg:y2="5.427cm">
          <text:p/>
        </draw:line>
        <draw:line draw:style-name="gr11" draw:text-style-name="P9" draw:layer="layout" svg:x1="12.472cm" svg:y1="4.157cm" svg:x2="12.472cm" svg:y2="5.427cm">
          <text:p/>
        </draw:line>
        <draw:line draw:style-name="gr11" draw:text-style-name="P9" draw:layer="layout" svg:x1="13.672cm" svg:y1="4.157cm" svg:x2="13.672cm" svg:y2="5.427cm">
          <text:p/>
        </draw:line>
        <draw:line draw:style-name="gr11" draw:text-style-name="P9" draw:layer="layout" svg:x1="14.972cm" svg:y1="4.157cm" svg:x2="14.972cm" svg:y2="5.427cm">
          <text:p/>
        </draw:line>
        <draw:frame draw:style-name="gr7" draw:text-style-name="P11" draw:layer="layout" svg:width="1.524cm" svg:height="1.524cm" svg:x="0.508cm" svg:y="5.588cm">
          <draw:text-box>
            <text:p text:style-name="P10"><text:span text:style-name="T5">0</text:span></text:p>
          </draw:text-box>
        </draw:frame>
        <draw:frame draw:style-name="gr12" draw:text-style-name="P11" draw:layer="layout" svg:width="4.572cm" svg:height="3.083cm" svg:x="13.97cm" svg:y="5.434cm">
          <draw:text-box>
            <text:p text:style-name="P10"><text:span text:style-name="T5"># mappers</text:span></text:p>
          </draw:text-box>
        </draw:frame>
        <draw:custom-shape draw:style-name="gr15" draw:text-style-name="P16" draw:layer="layout" svg:width="9.652cm" svg:height="1.27cm" svg:x="4.826cm" svg:y="7.62cm">
          <text:p text:style-name="P15">…2,4;6,7;3,9;2,9;6,7;4,5;2,7;2,5;8,4;6,1;5,9;3,5;3,8;2,3;...</text:p>
          <draw:enhanced-geometry svg:viewBox="0 0 21600 21600" draw:mirror-horizontal="false" draw:mirror-vertical="false" draw:type="rectangle" draw:enhanced-path="M 0 0 L 21600 0 21600 21600 0 21600 0 0 Z N"/>
        </draw:custom-shape>
        <draw:line draw:style-name="gr16" draw:text-style-name="P9" xml:id="id5" draw:id="id5" draw:layer="layout" svg:x1="4.826cm" svg:y1="7.657cm" svg:x2="4.826cm" svg:y2="8.927cm">
          <text:p/>
        </draw:line>
        <draw:line draw:style-name="gr17" draw:text-style-name="P9" draw:layer="layout" svg:x1="2.54cm" svg:y1="7.62cm" svg:x2="16.967cm" svg:y2="7.62cm">
          <text:p/>
        </draw:line>
        <draw:line draw:style-name="gr17" draw:text-style-name="P9" draw:layer="layout" svg:x1="2.54cm" svg:y1="8.89cm" svg:x2="16.967cm" svg:y2="8.89cm">
          <text:p/>
        </draw:line>
        <draw:frame draw:style-name="gr18" draw:text-style-name="P17" draw:layer="layout" svg:width="6.604cm" svg:height="1.673cm" svg:x="0cm" svg:y="10.922cm">
          <draw:text-box>
            <text:p>Get_actual_begin(...)</text:p>
          </draw:text-box>
        </draw:frame>
        <draw:line draw:style-name="gr16" draw:text-style-name="P9" xml:id="id7" draw:id="id7" draw:layer="layout" svg:x1="14.478cm" svg:y1="7.657cm" svg:x2="14.478cm" svg:y2="8.927cm">
          <text:p/>
        </draw:line>
        <draw:connector draw:style-name="gr19" draw:text-style-name="P9" draw:layer="layout" draw:type="line" svg:x1="9.872cm" svg:y1="5.427cm" svg:x2="4.826cm" svg:y2="7.657cm" draw:start-shape="id4" draw:start-glue-point="2" draw:end-shape="id5" draw:end-glue-point="0" svg:d="M9872 5427l-5046 2230" svg:viewBox="0 0 5047 2231">
          <text:p/>
        </draw:connector>
        <draw:connector draw:style-name="gr20" draw:text-style-name="P9" draw:layer="layout" draw:type="line" svg:x1="11.172cm" svg:y1="5.427cm" svg:x2="14.478cm" svg:y2="7.657cm" draw:start-shape="id6" draw:start-glue-point="2" draw:end-shape="id7" draw:end-glue-point="0" svg:d="M11172 5427l3306 2230" svg:viewBox="0 0 3307 2231">
          <text:p/>
        </draw:connector>
        <draw:line draw:style-name="gr21" draw:text-style-name="P9" draw:layer="layout" svg:x1="3.556cm" svg:y1="11.176cm" svg:x2="5.334cm" svg:y2="8.89cm">
          <text:p/>
        </draw:line>
        <draw:frame draw:style-name="gr18" draw:text-style-name="P17" draw:layer="layout" svg:width="6.604cm" svg:height="1.673cm" svg:x="16.518cm" svg:y="10.922cm">
          <draw:text-box>
            <text:p>Get_actual_end(...)</text:p>
          </draw:text-box>
        </draw:frame>
        <draw:custom-shape draw:style-name="gr22" draw:text-style-name="P18" xml:id="id9" draw:id="id9" draw:layer="layout" svg:width="2.286cm" svg:height="1.27cm" svg:x="14.478cm" svg:y="7.62cm">
          <text:p text:style-name="P15"/>
          <draw:enhanced-geometry svg:viewBox="0 0 21600 21600" draw:type="rectangle" draw:enhanced-path="M 0 0 L 21600 0 21600 21600 0 21600 0 0 Z N"/>
        </draw:custom-shape>
        <draw:line draw:style-name="gr23" draw:text-style-name="P9" draw:layer="layout" svg:x1="19.812cm" svg:y1="10.922cm" svg:x2="14.986cm" svg:y2="8.89cm">
          <text:p/>
        </draw:line>
        <draw:frame draw:style-name="gr18" draw:text-style-name="P17" draw:layer="layout" svg:width="6.604cm" svg:height="1.673cm" svg:x="20.066cm" svg:y="2.794cm">
          <draw:text-box>
            <text:p>Margin (eg. 10%)</text:p>
          </draw:text-box>
        </draw:frame>
        <draw:connector draw:style-name="gr24" draw:text-style-name="P9" xml:id="id8" draw:id="id8" draw:layer="layout" draw:type="curve" draw:line-skew="1.785cm" svg:x1="19.036cm" svg:y1="6.802cm" svg:x2="22.606cm" svg:y2="3.843cm" svg:d="M19036 6802c5355 0 3570-2959 3570-2959" svg:viewBox="0 0 3857 2960">
          <text:p/>
        </draw:connector>
        <draw:connector draw:style-name="gr25" draw:text-style-name="P9" draw:layer="layout" draw:type="curve" svg:x1="19.036cm" svg:y1="6.802cm" svg:x2="15.621cm" svg:y2="7.62cm" draw:start-shape="id8" draw:start-glue-point="2" draw:end-shape="id9" draw:end-glue-point="0" svg:d="M19036 6802c-2277 0-3415 272-3415 818" svg:viewBox="0 0 3416 819">
          <text:p/>
        </draw:connector>
        <draw:line draw:style-name="gr26" draw:text-style-name="P9" draw:layer="layout" svg:x1="4.544cm" svg:y1="11.978cm" svg:x2="18.514cm" svg:y2="11.978cm">
          <text:p/>
        </draw:line>
        <draw:custom-shape draw:style-name="gr27" draw:text-style-name="P8" draw:layer="layout" svg:width="4.203cm" svg:height="5.588cm" draw:transform="rotate (-1.5707963267949) translate (12.446cm 11.978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text-style-name="P19" draw:layer="layout" svg:width="25.199cm" svg:height="3.506cm" svg:x="1.217cm" svg:y="0.254cm" presentation:class="title" presentation:user-transformed="true">
          <draw:text-box>
            <text:p><text:span text:style-name="T8">Mapping</text:span></text:p>
          </draw:text-box>
        </draw:frame>
        <draw:frame draw:style-name="gr28" draw:text-style-name="P7" xml:id="id10" draw:id="id10" draw:layer="layout" svg:width="2.605cm" svg:height="1.727cm" svg:x="7.62cm" svg:y="9.325cm">
          <draw:text-box>
            <text:p text:style-name="P6"><text:span text:style-name="T9">(3,6)</text:span></text:p>
          </draw:text-box>
        </draw:frame>
        <draw:frame draw:style-name="gr29" draw:text-style-name="P21" draw:layer="layout" svg:width="8.78cm" svg:height="2.235cm" svg:x="2.142cm" svg:y="3.76cm">
          <draw:text-box>
            <text:p text:style-name="P20"><text:span text:style-name="T10">For each point :</text:span></text:p>
          </draw:text-box>
        </draw:frame>
        <draw:frame draw:style-name="gr30" draw:text-style-name="P7" draw:layer="layout" svg:width="3.421cm" svg:height="2.301cm" svg:x="16.391cm" svg:y="12.984cm">
          <draw:text-box>
            <text:p text:style-name="P6"><text:span text:style-name="T9">2,(8,2)</text:span></text:p>
          </draw:text-box>
        </draw:frame>
        <draw:frame draw:style-name="gr30" draw:text-style-name="P7" draw:layer="layout" svg:width="3.167cm" svg:height="2.301cm" svg:x="16.391cm" svg:y="9.628cm">
          <draw:text-box>
            <text:p text:style-name="P6"><text:span text:style-name="T9">1,(0,6)</text:span></text:p>
          </draw:text-box>
        </draw:frame>
        <draw:frame draw:style-name="gr31" draw:text-style-name="P7" xml:id="id12" draw:id="id12" draw:layer="layout" svg:width="3.61cm" svg:height="1.394cm" svg:x="16.456cm" svg:y="6.48cm">
          <draw:text-box>
            <text:p text:style-name="P6"><text:span text:style-name="T9">0,(3,6)</text:span></text:p>
          </draw:text-box>
        </draw:frame>
        <draw:frame draw:style-name="gr32" draw:text-style-name="P23" draw:layer="layout" svg:width="4.773cm" svg:height="2.901cm" svg:x="15.801cm" svg:y="4.211cm">
          <draw:text-box>
            <text:p text:style-name="P22"><text:span text:style-name="T11">Clusters’ centroids</text:span></text:p>
          </draw:text-box>
        </draw:frame>
        <draw:frame draw:style-name="gr33" draw:text-style-name="P23" draw:layer="layout" svg:width="3.503cm" svg:height="2.032cm" svg:x="7.419cm" svg:y="6.858cm">
          <draw:text-box>
            <text:p text:style-name="P22"><text:span text:style-name="T11">Point</text:span></text:p>
          </draw:text-box>
        </draw:frame>
        <draw:connector draw:style-name="gr24" draw:text-style-name="P9" xml:id="id11" draw:id="id11" draw:layer="layout" draw:type="curve" svg:x1="13.257cm" svg:y1="7.167cm" svg:x2="10.225cm" svg:y2="10.188cm" draw:end-shape="id10" draw:end-glue-point="1" svg:d="M13257 7167c-1899 0-383 3021-3032 3021" svg:viewBox="0 0 3033 3022">
          <text:p/>
        </draw:connector>
        <draw:connector draw:style-name="gr34" draw:text-style-name="P9" draw:layer="layout" draw:type="curve" svg:x1="13.257cm" svg:y1="7.167cm" svg:x2="16.456cm" svg:y2="7.177cm" draw:start-shape="id11" draw:start-glue-point="2" draw:end-shape="id12" draw:end-glue-point="3" svg:d="M13257 7167c2400 0 801 10 3199 10" svg:viewBox="0 0 3200 11">
          <text:p/>
        </draw:connector>
        <draw:frame draw:style-name="gr35" draw:text-style-name="P25" xml:id="id13" draw:id="id13" draw:layer="layout" svg:width="10.414cm" svg:height="4.064cm" svg:x="4.826cm" svg:y="14.224cm">
          <draw:text-box>
            <text:p text:style-name="P24"><text:span text:style-name="T12">Assign to the nearest (euclidean distance) centroid</text:span></text:p>
          </draw:text-box>
        </draw:frame>
        <draw:connector draw:style-name="gr36" draw:text-style-name="P9" draw:layer="layout" draw:type="curve" draw:line-skew="1.217cm" svg:x1="10.033cm" svg:y1="14.224cm" svg:x2="12.116cm" svg:y2="8.677cm" draw:start-shape="id13" draw:start-glue-point="0" draw:end-shape="id11" draw:end-glue-point="0" svg:d="M10033 14224c0-1200 1863-999 2999-2086s1547-3461-916-3461" svg:viewBox="0 0 3898 5548">
          <text:p/>
        </draw:connector>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text-style-name="P19" draw:layer="layout" svg:width="25.199cm" svg:height="3.506cm" svg:x="0.455cm" svg:y="-0.254cm" presentation:class="title" presentation:user-transformed="true">
          <draw:text-box>
            <text:p><text:span text:style-name="T8">Encoding</text:span></text:p>
          </draw:text-box>
        </draw:frame>
        <draw:frame draw:style-name="gr37" draw:text-style-name="P7" draw:layer="layout" svg:width="10.414cm" svg:height="1.473cm" svg:x="2.54cm" svg:y="5.639cm">
          <draw:text-box>
            <text:p text:style-name="P6"><text:span text:style-name="T9">map[string]</text:span><text:span text:style-name="T13">interface{}</text:span></text:p>
          </draw:text-box>
        </draw:frame>
        <draw:frame draw:style-name="gr30" draw:text-style-name="P23" draw:layer="layout" svg:width="6.296cm" svg:height="2.301cm" svg:x="17.072cm" svg:y="2.54cm">
          <draw:text-box>
            <text:p text:style-name="P22"><text:span text:style-name="T11">For maximal flexibility</text:span></text:p>
          </draw:text-box>
        </draw:frame>
        <draw:line draw:style-name="gr38" draw:text-style-name="P9" draw:layer="layout" svg:x1="17.072cm" svg:y1="3.556cm" svg:x2="10.668cm" svg:y2="5.842cm">
          <text:p/>
        </draw:line>
        <draw:frame draw:style-name="gr39" draw:text-style-name="P23" draw:layer="layout" svg:width="3.756cm" svg:height="1.539cm" svg:x="2.032cm" svg:y="3.033cm">
          <draw:text-box>
            <text:p text:style-name="P22"><text:span text:style-name="T11">keys</text:span></text:p>
          </draw:text-box>
        </draw:frame>
        <draw:line draw:style-name="gr40" draw:text-style-name="P9" draw:layer="layout" svg:x1="4.064cm" svg:y1="4.318cm" svg:x2="5.588cm" svg:y2="5.842cm">
          <text:p/>
        </draw:line>
        <draw:frame draw:style-name="gr37" draw:text-style-name="P7" draw:layer="layout" svg:width="10.414cm" svg:height="1.473cm" svg:x="14.478cm" svg:y="8.179cm">
          <draw:text-box>
            <text:p text:style-name="P6"><text:span text:style-name="T9">map[string]struct{}</text:span></text:p>
          </draw:text-box>
        </draw:frame>
        <draw:line draw:style-name="gr41" draw:text-style-name="P9" draw:layer="layout" svg:x1="10.668cm" svg:y1="6.858cm" svg:x2="14.478cm" svg:y2="8.382cm">
          <text:p/>
        </draw:line>
        <draw:frame draw:style-name="gr42" draw:text-style-name="P23" draw:layer="layout" svg:width="7.366cm" svg:height="3.825cm" svg:x="18.542cm" svg:y="11.923cm">
          <draw:text-box>
            <text:p text:style-name="P22"><text:span text:style-name="T11">points encoded as string</text:span></text:p>
          </draw:text-box>
        </draw:frame>
        <draw:line draw:style-name="gr43" draw:text-style-name="P9" draw:layer="layout" svg:x1="19.558cm" svg:y1="11.938cm" svg:x2="17.78cm" svg:y2="9.398cm">
          <text:p/>
        </draw:line>
        <draw:custom-shape draw:style-name="gr44" draw:text-style-name="P26" draw:layer="layout" svg:width="13.716cm" svg:height="12.192cm" svg:x="12.192cm" svg:y="7.366cm">
          <text:p/>
          <draw:enhanced-geometry svg:viewBox="0 0 21600 21600" draw:type="rectangle" draw:enhanced-path="M 0 0 L 21600 0 21600 21600 0 21600 0 0 Z N"/>
        </draw:custom-shape>
        <draw:frame draw:style-name="gr45" draw:text-style-name="P28" draw:layer="layout" svg:width="12.954cm" svg:height="2.047cm" svg:x="12.954cm" svg:y="18.034cm">
          <draw:text-box>
            <text:p text:style-name="P27"><text:span text:style-name="T14">Clustering algorithm specific</text:span></text:p>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19" draw:layer="layout" svg:width="25.199cm" svg:height="3.506cm" svg:x="1.4cm" svg:y="0.837cm" presentation:class="title" presentation:user-transformed="true">
          <draw:text-box>
            <text:p><text:span text:style-name="T8">Key splitting</text:span></text:p>
          </draw:text-box>
        </draw:frame>
        <draw:frame presentation:style-name="pr6" draw:text-style-name="P30" draw:layer="layout" svg:width="11.554cm" svg:height="11.659cm" svg:x="0.892cm" svg:y="5.867cm" presentation:class="subtitle" presentation:user-transformed="true">
          <draw:text-box>
            <text:p text:style-name="P29"><text:span text:style-name="T15">loop{</text:span></text:p>
            <text:p text:style-name="P29"><text:span text:style-name="T15"><text:s text:c="8"/></text:span><text:span text:style-name="T15">for (;;) {if ((letti=noisy_readn(fd, (void*)swapper, PACKETSIZE)) &lt; 0) {perror("errore in readn");exit(1);}else if (letti&gt;0){break;}}</text:span></text:p>
            <text:p text:style-name="P29"><text:span text:style-name="T15"><text:s text:c="8"/></text:span><text:span text:style-name="T15">numberreceivedpacket=swapper[0];</text:span></text:p>
            <text:p text:style-name="P29"><text:span text:style-name="T15"><text:tab/></text:span><text:span text:style-name="T15">if(numberreceivedpacket&gt;(unsigned char)WINDOW ){exit(EXIT_FAILURE);}</text:span></text:p>
            <text:p text:style-name="P29"><text:span text:style-name="T15"><text:tab/></text:span><text:span text:style-name="T15">bytes[numberreceivedpacket]=letti;</text:span></text:p>
            <text:p text:style-name="P29"><text:span text:style-name="T15">if(((startwindow&gt;endwindow)&amp;&amp;((numberreceivedpacket&lt;startwindow)&amp;&amp;(numberreceivedpacket&gt;endwindow)))||( (startwindow&lt;endwindow)&amp;&amp;((numberreceivedpacket&lt;startwindow)||(numberreceivedpacket&gt;endwindow)))){continue;}</text:span><text:span text:style-name="T15"><text:tab/></text:span></text:p>
            <text:p text:style-name="P29"><text:span text:style-name="T15"><text:tab/></text:span><text:span text:style-name="T15">alreadyreceived[numberreceivedpacket]=(unsigned char)1;</text:span></text:p>
            <text:p text:style-name="P29"><text:span text:style-name="T15"><text:s text:c="8"/></text:span><text:span text:style-name="T15">unsigned char* swap=NULL;</text:span></text:p>
            <text:p text:style-name="P29"><text:span text:style-name="T15"><text:tab/></text:span><text:span text:style-name="T15">swap=swapper;</text:span></text:p>
            <text:p text:style-name="P29"><text:span text:style-name="T15"><text:s text:c="8"/></text:span><text:span text:style-name="T15">swapper=pacchettiptr[numberreceivedpacket];</text:span></text:p>
            <text:p text:style-name="P29"><text:span text:style-name="T15"><text:s text:c="8"/></text:span><text:span text:style-name="T15">pacchettiptr[numberreceivedpacket]=swap;</text:span></text:p>
            <text:p text:style-name="P29"><text:span text:style-name="T15"><text:s text:c="8"/></text:span><text:span text:style-name="T15">for (;;) {</text:span></text:p>
            <text:p text:style-name="P29"><text:span text:style-name="T15"><text:tab/></text:span><text:span text:style-name="T15"><text:tab/></text:span><text:span text:style-name="T15">if ((letti=noisy_writen(fd, (void*)&amp;numberreceivedpacket, sizeof(unsigned char))) &lt; 0) {perror("errore in writen");exit(1);}else if(letti&gt;0)}break;}}</text:span></text:p>
            <text:p text:style-name="P29"><text:span text:style-name="T15"><text:s text:c="8"/></text:span><text:span text:style-name="T15">while(alreadyreceived[startwindow]==(unsigned char)1){</text:span></text:p>
            <text:p text:style-name="P29"><text:span text:style-name="T15"><text:tab/></text:span><text:span text:style-name="T15"><text:tab/></text:span><text:span text:style-name="T15">memcpy((void*)(buf+*bytescrittisubuffer),(void*)&amp;pacchettiptr[startwindow][1],bytes[startwindow]-1);</text:span></text:p>
            <text:p text:style-name="P29"><text:span text:style-name="T15"><text:tab/></text:span><text:span text:style-name="T15"><text:tab/></text:span><text:span text:style-name="T15">*bytescrittisubuffer = *bytescrittisubuffer+bytes[startwindow]-1;</text:span></text:p>
            <text:p text:style-name="P29"><text:span text:style-name="T15"><text:tab/></text:span><text:span text:style-name="T15"><text:tab/></text:span><text:span text:style-name="T15">if(*bytescrittisubuffer==n){</text:span></text:p>
            <text:p text:style-name="P29"><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span></text:p>
            <text:p text:style-name="P29"><text:span text:style-name="T15"><text:tab/></text:span><text:span text:style-name="T15"><text:tab/></text:span><text:span text:style-name="T15">alreadyreceived[startwindow]=0;</text:span></text:p>
            <text:p text:style-name="P29"><text:span text:style-name="T15"><text:tab/></text:span><text:span text:style-name="T15"><text:tab/></text:span><text:span text:style-name="T15">startwindow=(startwindow+1)%WINDOW;</text:span></text:p>
            <text:p text:style-name="P29"><text:span text:style-name="T15"><text:tab/></text:span><text:span text:style-name="T15"><text:tab/></text:span><text:span text:style-name="T15">endwindow=(endwindow+1)%WINDOW;</text:span></text:p>
            <text:p text:style-name="P29"><text:span text:style-name="T15"><text:s/></text:span><text:span text:style-name="T15"><text:tab/></text:span><text:span text:style-name="T15">}</text:span></text:p>
            <text:p text:style-name="P29"><text:span text:style-name="T15">}</text:span></text:p>
          </draw:text-box>
        </draw:frame>
        <draw:frame presentation:style-name="pr7" draw:text-style-name="P31" draw:layer="layout" svg:width="12.7cm" svg:height="10.414cm" svg:x="13.97cm" svg:y="5.842cm" presentation:class="outline" presentation:user-transformed="true">
          <draw:text-box>
            <text:list text:style-name="L2">
              <text:list-item>
                <text:p><text:span text:style-name="T16">Receave it and put it in the swapper</text:span></text:p>
              </text:list-item>
              <text:list-item>
                <text:p><text:span text:style-name="T16">Consistency check on the segment number (rejection)</text:span></text:p>
              </text:list-item>
              <text:list-item>
                <text:p><text:span text:style-name="T16">Note that I received that segment</text:span></text:p>
              </text:list-item>
              <text:list-item>
                <text:p><text:span text:style-name="T16">Send the ack</text:span></text:p>
              </text:list-item>
              <text:list-item>
                <text:p><text:span text:style-name="T16">If the first segment is received save it and push the window</text:span></text:p>
              </text:list-item>
              <text:list-item>
                <text:p><text:span text:style-name="T16">Finish, inform the sender that buffer is full</text:span></text:p>
              </text:list-item>
            </text:list>
          </draw:text-box>
        </draw:frame>
        <draw:line draw:style-name="gr46" draw:text-style-name="P9" draw:layer="layout" svg:x1="14.986cm" svg:y1="6.35cm" svg:x2="11.684cm" svg:y2="6.604cm">
          <text:p/>
        </draw:line>
        <draw:line draw:style-name="gr47" draw:text-style-name="P9" draw:layer="layout" svg:x1="12.446cm" svg:y1="7.112cm" svg:x2="12.446cm" svg:y2="9.906cm">
          <text:p/>
        </draw:line>
        <draw:line draw:style-name="gr46" draw:text-style-name="P9" draw:layer="layout" svg:x1="15.24cm" svg:y1="8.128cm" svg:x2="12.954cm" svg:y2="8.382cm">
          <text:p/>
        </draw:line>
        <draw:line draw:style-name="gr46" draw:text-style-name="P9" draw:layer="layout" svg:x1="14.986cm" svg:y1="9.652cm" svg:x2="10.922cm" svg:y2="10.16cm">
          <text:p/>
        </draw:line>
        <draw:line draw:style-name="gr46" draw:text-style-name="P9" draw:layer="layout" svg:x1="14.732cm" svg:y1="10.922cm" svg:x2="11.684cm" svg:y2="12.446cm">
          <text:p/>
        </draw:line>
        <draw:line draw:style-name="gr48" draw:text-style-name="P9" draw:layer="layout" svg:x1="12.446cm" svg:y1="13.462cm" svg:x2="12.446cm" svg:y2="16.764cm">
          <text:p/>
        </draw:line>
        <draw:line draw:style-name="gr46" draw:text-style-name="P9" draw:layer="layout" svg:x1="14.732cm" svg:y1="14.732cm" svg:x2="10.668cm" svg:y2="15.24cm">
          <text:p/>
        </draw:line>
        <draw:line draw:style-name="gr46" draw:text-style-name="P9" draw:layer="layout" svg:x1="14.732cm" svg:y1="12.446cm" svg:x2="12.7cm" svg:y2="14.224cm">
          <text:p/>
        </draw:lin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Retrieving results</text:span></text:p>
          </draw:text-box>
        </draw:frame>
        <draw:frame presentation:style-name="pr8" draw:text-style-name="P30" draw:layer="layout" svg:width="11.554cm" svg:height="6.558cm" svg:x="0.638cm" svg:y="4.343cm">
          <draw:text-box>
            <text:p text:style-name="P29"><text:span text:style-name="T15">swappertofree=swapper;</text:span></text:p>
            <text:p text:style-name="P29"><text:span text:style-name="T15">loop{</text:span></text:p>
            <text:p text:style-name="P29"><text:span text:style-name="T15"><text:s text:c="8"/></text:span><text:span text:style-name="T15">for (;;) {if ((letti=noisy_readn(fd, (void*)swapper, PACKETSIZE)) &lt; 0) {perror("errore in readn");exit(1);}else if (letti&gt;0){break;}}</text:span></text:p>
            <text:p text:style-name="P29"><text:span text:style-name="T15"><text:s text:c="8"/></text:span><text:span text:style-name="T15">numberreceivedpacket=swapper[0];</text:span></text:p>
            <text:p text:style-name="P29"><text:span text:style-name="T15"><text:tab/></text:span><text:span text:style-name="T15"><text:tab/></text:span><text:span text:style-name="T15">[..]</text:span></text:p>
            <text:p text:style-name="P29"><text:span text:style-name="T15"><text:s text:c="8"/></text:span><text:span text:style-name="T15">unsigned char* swap=NULL;</text:span></text:p>
            <text:p text:style-name="P29"><text:span text:style-name="T15"><text:tab/></text:span><text:span text:style-name="T15">swap=swapper;</text:span></text:p>
            <text:p text:style-name="P29"><text:span text:style-name="T15"><text:s text:c="8"/></text:span><text:span text:style-name="T15">swapper=pacchettiptr[numberreceivedpacket];</text:span></text:p>
            <text:p text:style-name="P29"><text:span text:style-name="T15"><text:s text:c="8"/></text:span><text:span text:style-name="T15">pacchettiptr[numberreceivedpacket]=swap;</text:span></text:p>
            <text:p text:style-name="P29"><text:span text:style-name="T15"><text:s text:c="2"/></text:span><text:span text:style-name="T15"><text:tab/></text:span><text:span text:style-name="T15"> <text:s text:c="13"/></text:span><text:span text:style-name="T15">[..]</text:span></text:p>
            <text:p text:style-name="P29"><text:span text:style-name="T15">}</text:span></text:p>
            <text:p text:style-name="P29"><text:span text:style-name="T15"><text:tab/></text:span><text:span text:style-name="T15">[..]</text:span></text:p>
            <text:p text:style-name="P29"><text:span text:style-name="T15">//swappertofree Is needed to remember the address of the “Little Memory” to free it up after all.</text:span></text:p>
            <text:p text:style-name="P29"><text:span text:style-name="T15">[..]</text:span></text:p>
            <text:p text:style-name="P29"><text:span text:style-name="T15">free(swappertofree);</text:span></text:p>
            <text:p text:style-name="P29"><text:span text:style-name="T15">[..]</text:span></text:p>
          </draw:text-box>
        </draw:frame>
        <draw:frame presentation:style-name="pr9" draw:text-style-name="P32" draw:layer="layout" svg:width="8.128cm" svg:height="0.869cm" svg:x="10.16cm" svg:y="3.302cm" presentation:class="title" presentation:user-transformed="true">
          <draw:text-box>
            <text:p><text:span text:style-name="T17">Data copy avoidance</text:span></text:p>
          </draw:text-box>
        </draw:frame>
        <draw:custom-shape draw:style-name="gr49" draw:text-style-name="P33" draw:layer="layout" svg:width="1.778cm" svg:height="14.453cm" svg:x="20.066cm" svg:y="5.359cm">
          <text:p/>
          <draw:enhanced-geometry svg:viewBox="0 0 21600 21600" draw:type="rectangle" draw:enhanced-path="M 0 0 L 21600 0 21600 21600 0 21600 0 0 Z N"/>
        </draw:custom-shape>
        <draw:line draw:style-name="gr24" draw:text-style-name="P9" draw:layer="layout" svg:x1="20.066cm" svg:y1="16.256cm" svg:x2="21.844cm" svg:y2="16.256cm">
          <text:p/>
        </draw:line>
        <draw:line draw:style-name="gr24" draw:text-style-name="P9" draw:layer="layout" svg:x1="20.066cm" svg:y1="13.97cm" svg:x2="21.844cm" svg:y2="13.97cm">
          <text:p/>
        </draw:line>
        <draw:line draw:style-name="gr24" draw:text-style-name="P9" draw:layer="layout" svg:x1="20.066cm" svg:y1="11.938cm" svg:x2="21.844cm" svg:y2="11.938cm">
          <text:p/>
        </draw:line>
        <draw:line draw:style-name="gr24" draw:text-style-name="P9" draw:layer="layout" svg:x1="20.066cm" svg:y1="10.16cm" svg:x2="21.844cm" svg:y2="10.16cm">
          <text:p/>
        </draw:line>
        <draw:line draw:style-name="gr24" draw:text-style-name="P9" draw:layer="layout" svg:x1="20.066cm" svg:y1="8.382cm" svg:x2="21.844cm" svg:y2="8.382cm">
          <text:p/>
        </draw:line>
        <draw:line draw:style-name="gr24" draw:text-style-name="P9" draw:layer="layout" svg:x1="20.066cm" svg:y1="6.858cm" svg:x2="21.844cm" svg:y2="6.858cm">
          <text:p/>
        </draw:line>
        <draw:line draw:style-name="gr24" draw:text-style-name="P9" draw:layer="layout" svg:x1="20.066cm" svg:y1="18.034cm" svg:x2="21.844cm" svg:y2="18.034cm">
          <text:p/>
        </draw:line>
        <draw:line draw:style-name="gr50" draw:text-style-name="P9" draw:layer="layout" svg:x1="22.352cm" svg:y1="5.334cm" svg:x2="22.352cm" svg:y2="19.812cm">
          <text:p/>
        </draw:line>
        <draw:line draw:style-name="gr50" draw:text-style-name="P9" draw:layer="layout" svg:x1="22.098cm" svg:y1="19.812cm" svg:x2="22.606cm" svg:y2="19.812cm">
          <text:p/>
        </draw:line>
        <draw:line draw:style-name="gr50" draw:text-style-name="P9" draw:layer="layout" svg:x1="22.098cm" svg:y1="5.334cm" svg:x2="22.606cm" svg:y2="5.334cm">
          <text:p/>
        </draw:line>
        <draw:frame draw:style-name="gr51" draw:text-style-name="P34" draw:layer="layout" svg:width="2.794cm" svg:height="0.962cm" draw:transform="rotate (-1.5706217938697) translate (23.314cm 10.922cm)">
          <draw:text-box>
            <text:p>Window</text:p>
          </draw:text-box>
        </draw:frame>
        <draw:frame draw:style-name="gr52" draw:text-style-name="P34" draw:layer="layout" svg:width="4.826cm" svg:height="1.673cm" svg:x="19.05cm" svg:y="1.27cm">
          <draw:text-box>
            <text:p>Pointers (pacchettiptr) </text:p>
          </draw:text-box>
        </draw:frame>
        <draw:line draw:style-name="gr53" draw:text-style-name="P9" draw:layer="layout" svg:x1="20.828cm" svg:y1="3.248cm" svg:x2="20.828cm" svg:y2="5.08cm">
          <text:p/>
        </draw:line>
        <draw:frame draw:style-name="gr51" draw:text-style-name="P34" draw:layer="layout" svg:width="3.81cm" svg:height="0.962cm" svg:x="0.508cm" svg:y="12.754cm">
          <draw:text-box>
            <text:p>Segment(i)</text:p>
          </draw:text-box>
        </draw:frame>
        <draw:custom-shape draw:style-name="gr54" draw:text-style-name="P35" draw:layer="layout" svg:width="3.556cm" svg:height="10.414cm" svg:x="23.876cm" svg:y="5.334cm">
          <text:p/>
          <draw:enhanced-geometry svg:viewBox="0 0 21600 21600" draw:type="rectangle" draw:enhanced-path="M 0 0 L 21600 0 21600 21600 0 21600 0 0 Z N"/>
        </draw:custom-shape>
        <draw:frame draw:style-name="gr51" draw:text-style-name="P36" draw:layer="layout" svg:width="2.854cm" svg:height="0.962cm" draw:transform="rotate (-1.55473929767655) translate (26.116cm 8.815cm)">
          <draw:text-box>
            <text:p><text:span text:style-name="T18">Memory</text:span></text:p>
          </draw:text-box>
        </draw:frame>
        <draw:line draw:style-name="gr55" draw:text-style-name="P9" draw:layer="layout" svg:x1="21.336cm" svg:y1="6.096cm" svg:x2="24.384cm" svg:y2="5.842cm">
          <text:p/>
        </draw:line>
        <draw:line draw:style-name="gr55" draw:text-style-name="P9" draw:layer="layout" svg:x1="21.082cm" svg:y1="7.62cm" svg:x2="24.384cm" svg:y2="6.858cm">
          <text:p/>
        </draw:line>
        <draw:line draw:style-name="gr55" draw:text-style-name="P9" draw:layer="layout" svg:x1="21.082cm" svg:y1="9.398cm" svg:x2="24.384cm" svg:y2="7.874cm">
          <text:p/>
        </draw:line>
        <draw:line draw:style-name="gr55" draw:text-style-name="P9" draw:layer="layout" svg:x1="21.336cm" svg:y1="11.176cm" svg:x2="24.384cm" svg:y2="9.144cm">
          <text:p/>
        </draw:line>
        <draw:line draw:style-name="gr55" draw:text-style-name="P9" draw:layer="layout" svg:x1="21.082cm" svg:y1="12.954cm" svg:x2="24.384cm" svg:y2="10.668cm">
          <text:p/>
        </draw:line>
        <draw:line draw:style-name="gr55" draw:text-style-name="P9" draw:layer="layout" svg:x1="21.082cm" svg:y1="15.24cm" svg:x2="24.384cm" svg:y2="11.938cm">
          <text:p/>
        </draw:line>
        <draw:line draw:style-name="gr55" draw:text-style-name="P9" draw:layer="layout" svg:x1="21.082cm" svg:y1="17.272cm" svg:x2="24.13cm" svg:y2="13.462cm">
          <text:p/>
        </draw:line>
        <draw:line draw:style-name="gr55" draw:text-style-name="P9" draw:layer="layout" svg:x1="21.336cm" svg:y1="19.05cm" svg:x2="24.13cm" svg:y2="14.986cm">
          <text:p/>
        </draw:line>
        <draw:custom-shape draw:style-name="gr54" draw:text-style-name="P35" draw:layer="layout" svg:width="3.556cm" svg:height="1.27cm" svg:x="23.876cm" svg:y="19.05cm">
          <text:p/>
          <draw:enhanced-geometry svg:viewBox="0 0 21600 21600" draw:type="rectangle" draw:enhanced-path="M 0 0 L 21600 0 21600 21600 0 21600 0 0 Z N"/>
        </draw:custom-shape>
        <draw:frame draw:style-name="gr56" draw:text-style-name="P37" draw:layer="layout" svg:width="3.81cm" svg:height="0.839cm" svg:x="23.876cm" svg:y="17.948cm">
          <draw:text-box>
            <text:p><text:span text:style-name="T19">Little Memory</text:span></text:p>
          </draw:text-box>
        </draw:frame>
        <draw:custom-shape draw:style-name="gr49" draw:text-style-name="P33" draw:layer="layout" svg:width="2.032cm" svg:height="1.499cm" svg:x="10.668cm" svg:y="13.462cm">
          <text:p/>
          <draw:enhanced-geometry svg:viewBox="0 0 21600 21600" draw:type="rectangle" draw:enhanced-path="M 0 0 L 21600 0 21600 21600 0 21600 0 0 Z N"/>
        </draw:custom-shape>
        <draw:frame draw:style-name="gr51" draw:text-style-name="P34" draw:layer="layout" svg:width="3.048cm" svg:height="0.962cm" svg:x="9.906cm" svg:y="11.992cm">
          <draw:text-box>
            <text:p>Swapper</text:p>
          </draw:text-box>
        </draw:frame>
        <draw:line draw:style-name="gr57" draw:text-style-name="P9" draw:layer="layout" svg:x1="0.508cm" svg:y1="14.224cm" svg:x2="10.414cm" svg:y2="14.224cm">
          <text:p/>
        </draw:line>
        <draw:frame draw:style-name="gr52" draw:text-style-name="P38" draw:layer="layout" svg:width="10.922cm" svg:height="1.673cm" svg:x="0cm" svg:y="14.478cm">
          <draw:text-box>
            <text:p><text:span text:style-name="T2">It will go in the memory area pointed by Swapper</text:span></text:p>
          </draw:text-box>
        </draw:frame>
        <draw:line draw:style-name="gr58" draw:text-style-name="P9" draw:layer="layout" svg:x1="11.684cm" svg:y1="14.961cm" svg:x2="11.684cm" svg:y2="20.066cm">
          <text:p/>
        </draw:line>
        <draw:line draw:style-name="gr55" draw:text-style-name="P9" draw:layer="layout" svg:x1="11.684cm" svg:y1="20.066cm" svg:x2="23.622cm" svg:y2="20.066cm">
          <text:p/>
        </draw:line>
        <draw:frame draw:style-name="gr51" draw:text-style-name="P34" draw:layer="layout" svg:width="0.762cm" svg:height="0.962cm" svg:x="20.574cm" svg:y="10.668cm">
          <draw:text-box>
            <text:p>i</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Reducing</text:span></text:p>
          </draw:text-box>
        </draw:frame>
        <draw:frame presentation:style-name="pr8" draw:text-style-name="P30" draw:layer="layout" svg:width="11.554cm" svg:height="6.558cm" svg:x="0.638cm" svg:y="4.343cm">
          <draw:text-box>
            <text:p text:style-name="P29"><text:span text:style-name="T15">swappertofree=swapper;</text:span></text:p>
            <text:p text:style-name="P29"><text:span text:style-name="T15">loop{</text:span></text:p>
            <text:p text:style-name="P29"><text:span text:style-name="T15"><text:s text:c="8"/></text:span><text:span text:style-name="T15">for (;;) {if ((letti=noisy_readn(fd, (void*)swapper, PACKETSIZE)) &lt; 0) {perror("errore in readn");exit(1);}else if (letti&gt;0){break;}}</text:span></text:p>
            <text:p text:style-name="P29"><text:span text:style-name="T15"><text:s text:c="8"/></text:span><text:span text:style-name="T15">numberreceivedpacket=swapper[0];</text:span></text:p>
            <text:p text:style-name="P29"><text:span text:style-name="T15"><text:tab/></text:span><text:span text:style-name="T15"><text:tab/></text:span><text:span text:style-name="T15">[..]</text:span></text:p>
            <text:p text:style-name="P29"><text:span text:style-name="T15"><text:s text:c="8"/></text:span><text:span text:style-name="T15">unsigned char* swap=NULL;</text:span></text:p>
            <text:p text:style-name="P29"><text:span text:style-name="T15"><text:tab/></text:span><text:span text:style-name="T15">swap=swapper;</text:span></text:p>
            <text:p text:style-name="P29"><text:span text:style-name="T15"><text:s text:c="8"/></text:span><text:span text:style-name="T15">swapper=pacchettiptr[numberreceivedpacket];</text:span></text:p>
            <text:p text:style-name="P29"><text:span text:style-name="T15"><text:s text:c="8"/></text:span><text:span text:style-name="T15">pacchettiptr[numberreceivedpacket]=swap;</text:span></text:p>
            <text:p text:style-name="P29"><text:span text:style-name="T15"><text:s text:c="2"/></text:span><text:span text:style-name="T15"><text:tab/></text:span><text:span text:style-name="T15"> <text:s text:c="13"/></text:span><text:span text:style-name="T15">[..]</text:span></text:p>
            <text:p text:style-name="P29"><text:span text:style-name="T15">}</text:span></text:p>
            <text:p text:style-name="P29"><text:span text:style-name="T15"><text:tab/></text:span><text:span text:style-name="T15">[..]</text:span></text:p>
            <text:p text:style-name="P29"><text:span text:style-name="T15">//swappertofree Is needed to remember the address of the “Little Memory” to free it up after all.</text:span></text:p>
            <text:p text:style-name="P29"><text:span text:style-name="T15">[..]</text:span></text:p>
            <text:p text:style-name="P29"><text:span text:style-name="T15">free(swappertofree);</text:span></text:p>
            <text:p text:style-name="P29"><text:span text:style-name="T15">[..]</text:span></text:p>
          </draw:text-box>
        </draw:frame>
        <draw:frame presentation:style-name="pr9" draw:text-style-name="P32" draw:layer="layout" svg:width="8.128cm" svg:height="0.869cm" svg:x="10.16cm" svg:y="3.302cm" presentation:class="title" presentation:user-transformed="true">
          <draw:text-box>
            <text:p><text:span text:style-name="T17">Data copy avoidance</text:span></text:p>
          </draw:text-box>
        </draw:frame>
        <draw:custom-shape draw:style-name="gr49" draw:text-style-name="P33" draw:layer="layout" svg:width="1.778cm" svg:height="14.453cm" svg:x="20.066cm" svg:y="5.359cm">
          <text:p/>
          <draw:enhanced-geometry svg:viewBox="0 0 21600 21600" draw:type="rectangle" draw:enhanced-path="M 0 0 L 21600 0 21600 21600 0 21600 0 0 Z N"/>
        </draw:custom-shape>
        <draw:line draw:style-name="gr24" draw:text-style-name="P9" draw:layer="layout" svg:x1="20.066cm" svg:y1="16.256cm" svg:x2="21.844cm" svg:y2="16.256cm">
          <text:p/>
        </draw:line>
        <draw:line draw:style-name="gr24" draw:text-style-name="P9" draw:layer="layout" svg:x1="20.066cm" svg:y1="13.97cm" svg:x2="21.844cm" svg:y2="13.97cm">
          <text:p/>
        </draw:line>
        <draw:line draw:style-name="gr24" draw:text-style-name="P9" draw:layer="layout" svg:x1="20.066cm" svg:y1="11.938cm" svg:x2="21.844cm" svg:y2="11.938cm">
          <text:p/>
        </draw:line>
        <draw:line draw:style-name="gr24" draw:text-style-name="P9" draw:layer="layout" svg:x1="20.066cm" svg:y1="10.16cm" svg:x2="21.844cm" svg:y2="10.16cm">
          <text:p/>
        </draw:line>
        <draw:line draw:style-name="gr24" draw:text-style-name="P9" draw:layer="layout" svg:x1="20.066cm" svg:y1="8.382cm" svg:x2="21.844cm" svg:y2="8.382cm">
          <text:p/>
        </draw:line>
        <draw:line draw:style-name="gr24" draw:text-style-name="P9" draw:layer="layout" svg:x1="20.066cm" svg:y1="6.858cm" svg:x2="21.844cm" svg:y2="6.858cm">
          <text:p/>
        </draw:line>
        <draw:line draw:style-name="gr24" draw:text-style-name="P9" draw:layer="layout" svg:x1="20.066cm" svg:y1="18.034cm" svg:x2="21.844cm" svg:y2="18.034cm">
          <text:p/>
        </draw:line>
        <draw:line draw:style-name="gr50" draw:text-style-name="P9" draw:layer="layout" svg:x1="22.352cm" svg:y1="5.334cm" svg:x2="22.352cm" svg:y2="19.812cm">
          <text:p/>
        </draw:line>
        <draw:line draw:style-name="gr50" draw:text-style-name="P9" draw:layer="layout" svg:x1="22.098cm" svg:y1="19.812cm" svg:x2="22.606cm" svg:y2="19.812cm">
          <text:p/>
        </draw:line>
        <draw:line draw:style-name="gr50" draw:text-style-name="P9" draw:layer="layout" svg:x1="22.098cm" svg:y1="5.334cm" svg:x2="22.606cm" svg:y2="5.334cm">
          <text:p/>
        </draw:line>
        <draw:frame draw:style-name="gr51" draw:text-style-name="P39" draw:layer="layout" svg:width="2.794cm" svg:height="0.962cm" draw:transform="rotate (-1.5706217938697) translate (23.314cm 10.922cm)">
          <draw:text-box>
            <text:p><text:span text:style-name="T20">Window</text:span></text:p>
          </draw:text-box>
        </draw:frame>
        <draw:frame draw:style-name="gr52" draw:text-style-name="P39" draw:layer="layout" svg:width="4.826cm" svg:height="1.673cm" svg:x="19.05cm" svg:y="1.27cm">
          <draw:text-box>
            <text:p><text:span text:style-name="T20">Pointers (pacchettiptr) </text:span></text:p>
          </draw:text-box>
        </draw:frame>
        <draw:line draw:style-name="gr53" draw:text-style-name="P9" draw:layer="layout" svg:x1="20.828cm" svg:y1="3.248cm" svg:x2="20.828cm" svg:y2="5.08cm">
          <text:p/>
        </draw:line>
        <draw:frame draw:style-name="gr51" draw:text-style-name="P39" draw:layer="layout" svg:width="3.81cm" svg:height="0.962cm" svg:x="0.508cm" svg:y="12.754cm">
          <draw:text-box>
            <text:p><text:span text:style-name="T20">Segment(j)</text:span></text:p>
          </draw:text-box>
        </draw:frame>
        <draw:custom-shape draw:style-name="gr54" draw:text-style-name="P35" draw:layer="layout" svg:width="3.556cm" svg:height="10.414cm" svg:x="23.876cm" svg:y="5.334cm">
          <text:p/>
          <draw:enhanced-geometry svg:viewBox="0 0 21600 21600" draw:type="rectangle" draw:enhanced-path="M 0 0 L 21600 0 21600 21600 0 21600 0 0 Z N"/>
        </draw:custom-shape>
        <draw:frame draw:style-name="gr51" draw:text-style-name="P40" draw:layer="layout" svg:width="2.854cm" svg:height="0.962cm" draw:transform="rotate (-1.55473929767655) translate (26.116cm 8.815cm)">
          <draw:text-box>
            <text:p><text:span text:style-name="T21">Memory</text:span></text:p>
          </draw:text-box>
        </draw:frame>
        <draw:line draw:style-name="gr55" draw:text-style-name="P9" draw:layer="layout" svg:x1="21.336cm" svg:y1="6.096cm" svg:x2="24.384cm" svg:y2="5.842cm">
          <text:p/>
        </draw:line>
        <draw:line draw:style-name="gr55" draw:text-style-name="P9" draw:layer="layout" svg:x1="21.082cm" svg:y1="7.62cm" svg:x2="24.384cm" svg:y2="6.858cm">
          <text:p/>
        </draw:line>
        <draw:line draw:style-name="gr55" draw:text-style-name="P9" draw:layer="layout" svg:x1="21.082cm" svg:y1="9.398cm" svg:x2="24.384cm" svg:y2="7.874cm">
          <text:p/>
        </draw:line>
        <draw:line draw:style-name="gr55" draw:text-style-name="P9" draw:layer="layout" svg:x1="21.082cm" svg:y1="12.954cm" svg:x2="24.384cm" svg:y2="10.668cm">
          <text:p/>
        </draw:line>
        <draw:line draw:style-name="gr55" draw:text-style-name="P9" draw:layer="layout" svg:x1="21.082cm" svg:y1="15.24cm" svg:x2="24.384cm" svg:y2="11.938cm">
          <text:p/>
        </draw:line>
        <draw:line draw:style-name="gr55" draw:text-style-name="P9" draw:layer="layout" svg:x1="21.082cm" svg:y1="17.272cm" svg:x2="24.13cm" svg:y2="13.462cm">
          <text:p/>
        </draw:line>
        <draw:line draw:style-name="gr55" draw:text-style-name="P9" draw:layer="layout" svg:x1="21.336cm" svg:y1="19.05cm" svg:x2="24.13cm" svg:y2="14.986cm">
          <text:p/>
        </draw:line>
        <draw:custom-shape draw:style-name="gr54" draw:text-style-name="P35" draw:layer="layout" svg:width="3.556cm" svg:height="1.27cm" svg:x="23.876cm" svg:y="19.05cm">
          <text:p/>
          <draw:enhanced-geometry svg:viewBox="0 0 21600 21600" draw:type="rectangle" draw:enhanced-path="M 0 0 L 21600 0 21600 21600 0 21600 0 0 Z N"/>
        </draw:custom-shape>
        <draw:frame draw:style-name="gr56" draw:text-style-name="P37" draw:layer="layout" svg:width="3.81cm" svg:height="0.839cm" svg:x="23.876cm" svg:y="17.948cm">
          <draw:text-box>
            <text:p><text:span text:style-name="T19">Little Memory</text:span></text:p>
          </draw:text-box>
        </draw:frame>
        <draw:custom-shape draw:style-name="gr49" draw:text-style-name="P33" draw:layer="layout" svg:width="2.032cm" svg:height="1.499cm" svg:x="10.668cm" svg:y="13.462cm">
          <text:p/>
          <draw:enhanced-geometry svg:viewBox="0 0 21600 21600" draw:type="rectangle" draw:enhanced-path="M 0 0 L 21600 0 21600 21600 0 21600 0 0 Z N"/>
        </draw:custom-shape>
        <draw:frame draw:style-name="gr51" draw:text-style-name="P39" draw:layer="layout" svg:width="3.048cm" svg:height="0.962cm" svg:x="9.906cm" svg:y="11.992cm">
          <draw:text-box>
            <text:p><text:span text:style-name="T20">Swapper</text:span></text:p>
          </draw:text-box>
        </draw:frame>
        <draw:line draw:style-name="gr57" draw:text-style-name="P9" draw:layer="layout" svg:x1="0.508cm" svg:y1="14.224cm" svg:x2="10.414cm" svg:y2="14.224cm">
          <text:p/>
        </draw:line>
        <draw:frame draw:style-name="gr52" draw:text-style-name="P41" draw:layer="layout" svg:width="10.922cm" svg:height="1.673cm" svg:x="0cm" svg:y="14.478cm">
          <draw:text-box>
            <text:p><text:span text:style-name="T22">It will go in the memory area pointed by Swapper</text:span></text:p>
          </draw:text-box>
        </draw:frame>
        <draw:frame draw:style-name="gr51" draw:text-style-name="P39" draw:layer="layout" svg:width="0.762cm" svg:height="0.962cm" svg:x="20.574cm" svg:y="10.668cm">
          <draw:text-box>
            <text:p><text:span text:style-name="T20">i</text:span></text:p>
          </draw:text-box>
        </draw:frame>
        <draw:line draw:style-name="gr59" draw:text-style-name="P9" draw:layer="layout" svg:x1="21.336cm" svg:y1="11.176cm" svg:x2="24.13cm" svg:y2="19.05cm">
          <text:p/>
        </draw:line>
        <draw:line draw:style-name="gr59" draw:text-style-name="P9" draw:layer="layout" svg:x1="11.938cm" svg:y1="14.224cm" svg:x2="24.384cm" svg:y2="9.398cm">
          <text:p/>
        </draw:line>
        <draw:frame draw:style-name="gr51" draw:text-style-name="P34" draw:layer="layout" svg:width="0.508cm" svg:height="0.962cm" svg:x="20.574cm" svg:y="7.112cm">
          <draw:text-box>
            <text:p>j</text:p>
          </draw:text-box>
        </draw:frame>
        <presentation:notes draw:style-name="dp2">
          <draw:page-thumbnail draw:style-name="gr1" draw:layer="layout" svg:width="14.848cm" svg:height="11.136cm" svg:x="3.075cm" svg:y="2.257cm" draw:page-number="8" presentation:class="page"/>
          <draw:frame presentation:style-name="pr3" draw:text-style-name="P4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Encoding</text:span></text:p>
          </draw:text-box>
        </draw:frame>
        <draw:frame presentation:style-name="pr8" draw:text-style-name="P30" draw:layer="layout" svg:width="11.554cm" svg:height="6.558cm" svg:x="0.638cm" svg:y="4.343cm">
          <draw:text-box>
            <text:p text:style-name="P29"><text:span text:style-name="T15">swappertofree=swapper;</text:span></text:p>
            <text:p text:style-name="P29"><text:span text:style-name="T15">loop{</text:span></text:p>
            <text:p text:style-name="P29"><text:span text:style-name="T15"><text:s text:c="8"/></text:span><text:span text:style-name="T15">for (;;) {if ((letti=noisy_readn(fd, (void*)swapper, PACKETSIZE)) &lt; 0) {perror("errore in readn");exit(1);}else if (letti&gt;0){break;}}</text:span></text:p>
            <text:p text:style-name="P29"><text:span text:style-name="T15"><text:s text:c="8"/></text:span><text:span text:style-name="T15">numberreceivedpacket=swapper[0];</text:span></text:p>
            <text:p text:style-name="P29"><text:span text:style-name="T15"><text:tab/></text:span><text:span text:style-name="T15"><text:tab/></text:span><text:span text:style-name="T15">[..]</text:span></text:p>
            <text:p text:style-name="P29"><text:span text:style-name="T15"><text:s text:c="8"/></text:span><text:span text:style-name="T15">unsigned char* swap=NULL;</text:span></text:p>
            <text:p text:style-name="P29"><text:span text:style-name="T15"><text:tab/></text:span><text:span text:style-name="T15">swap=swapper;</text:span></text:p>
            <text:p text:style-name="P29"><text:span text:style-name="T15"><text:s text:c="8"/></text:span><text:span text:style-name="T15">swapper=pacchettiptr[numberreceivedpacket];</text:span></text:p>
            <text:p text:style-name="P29"><text:span text:style-name="T15"><text:s text:c="8"/></text:span><text:span text:style-name="T15">pacchettiptr[numberreceivedpacket]=swap;</text:span></text:p>
            <text:p text:style-name="P29"><text:span text:style-name="T15"><text:s text:c="2"/></text:span><text:span text:style-name="T15"><text:tab/></text:span><text:span text:style-name="T15"> <text:s text:c="13"/></text:span><text:span text:style-name="T15">[..]</text:span></text:p>
            <text:p text:style-name="P29"><text:span text:style-name="T15">}</text:span></text:p>
            <text:p text:style-name="P29"><text:span text:style-name="T15"><text:tab/></text:span><text:span text:style-name="T15">[..]</text:span></text:p>
            <text:p text:style-name="P29"><text:span text:style-name="T15">//swappertofree Is needed to remember the address of the “Little Memory” to free it up after all.</text:span></text:p>
            <text:p text:style-name="P29"><text:span text:style-name="T15">[..]</text:span></text:p>
            <text:p text:style-name="P29"><text:span text:style-name="T15">free(swappertofree);</text:span></text:p>
            <text:p text:style-name="P29"><text:span text:style-name="T15">[..]</text:span></text:p>
          </draw:text-box>
        </draw:frame>
        <draw:frame presentation:style-name="pr9" draw:text-style-name="P32" draw:layer="layout" svg:width="8.128cm" svg:height="0.869cm" svg:x="10.16cm" svg:y="3.302cm" presentation:class="title" presentation:user-transformed="true">
          <draw:text-box>
            <text:p><text:span text:style-name="T17">Data copy avoidance</text:span></text:p>
          </draw:text-box>
        </draw:frame>
        <draw:custom-shape draw:style-name="gr49" draw:text-style-name="P33" draw:layer="layout" svg:width="1.778cm" svg:height="14.453cm" svg:x="20.066cm" svg:y="5.359cm">
          <text:p/>
          <draw:enhanced-geometry svg:viewBox="0 0 21600 21600" draw:type="rectangle" draw:enhanced-path="M 0 0 L 21600 0 21600 21600 0 21600 0 0 Z N"/>
        </draw:custom-shape>
        <draw:line draw:style-name="gr24" draw:text-style-name="P9" draw:layer="layout" svg:x1="20.066cm" svg:y1="16.256cm" svg:x2="21.844cm" svg:y2="16.256cm">
          <text:p/>
        </draw:line>
        <draw:line draw:style-name="gr24" draw:text-style-name="P9" draw:layer="layout" svg:x1="20.066cm" svg:y1="13.97cm" svg:x2="21.844cm" svg:y2="13.97cm">
          <text:p/>
        </draw:line>
        <draw:line draw:style-name="gr24" draw:text-style-name="P9" draw:layer="layout" svg:x1="20.066cm" svg:y1="11.938cm" svg:x2="21.844cm" svg:y2="11.938cm">
          <text:p/>
        </draw:line>
        <draw:line draw:style-name="gr24" draw:text-style-name="P9" draw:layer="layout" svg:x1="20.066cm" svg:y1="10.16cm" svg:x2="21.844cm" svg:y2="10.16cm">
          <text:p/>
        </draw:line>
        <draw:line draw:style-name="gr24" draw:text-style-name="P9" draw:layer="layout" svg:x1="20.066cm" svg:y1="8.382cm" svg:x2="21.844cm" svg:y2="8.382cm">
          <text:p/>
        </draw:line>
        <draw:line draw:style-name="gr24" draw:text-style-name="P9" draw:layer="layout" svg:x1="20.066cm" svg:y1="6.858cm" svg:x2="21.844cm" svg:y2="6.858cm">
          <text:p/>
        </draw:line>
        <draw:line draw:style-name="gr24" draw:text-style-name="P9" draw:layer="layout" svg:x1="20.066cm" svg:y1="18.034cm" svg:x2="21.844cm" svg:y2="18.034cm">
          <text:p/>
        </draw:line>
        <draw:line draw:style-name="gr50" draw:text-style-name="P9" draw:layer="layout" svg:x1="22.352cm" svg:y1="5.334cm" svg:x2="22.352cm" svg:y2="19.812cm">
          <text:p/>
        </draw:line>
        <draw:line draw:style-name="gr50" draw:text-style-name="P9" draw:layer="layout" svg:x1="22.098cm" svg:y1="19.812cm" svg:x2="22.606cm" svg:y2="19.812cm">
          <text:p/>
        </draw:line>
        <draw:line draw:style-name="gr50" draw:text-style-name="P9" draw:layer="layout" svg:x1="22.098cm" svg:y1="5.334cm" svg:x2="22.606cm" svg:y2="5.334cm">
          <text:p/>
        </draw:line>
        <draw:frame draw:style-name="gr51" draw:text-style-name="P39" draw:layer="layout" svg:width="2.794cm" svg:height="0.962cm" draw:transform="rotate (-1.5706217938697) translate (23.314cm 10.922cm)">
          <draw:text-box>
            <text:p><text:span text:style-name="T20">Window</text:span></text:p>
          </draw:text-box>
        </draw:frame>
        <draw:frame draw:style-name="gr52" draw:text-style-name="P39" draw:layer="layout" svg:width="4.826cm" svg:height="1.673cm" svg:x="19.05cm" svg:y="1.27cm">
          <draw:text-box>
            <text:p><text:span text:style-name="T20">Pointers (pacchettiptr) </text:span></text:p>
          </draw:text-box>
        </draw:frame>
        <draw:line draw:style-name="gr53" draw:text-style-name="P9" draw:layer="layout" svg:x1="20.828cm" svg:y1="3.248cm" svg:x2="20.828cm" svg:y2="5.08cm">
          <text:p/>
        </draw:line>
        <draw:custom-shape draw:style-name="gr54" draw:text-style-name="P35" draw:layer="layout" svg:width="3.556cm" svg:height="10.414cm" svg:x="23.876cm" svg:y="5.334cm">
          <text:p/>
          <draw:enhanced-geometry svg:viewBox="0 0 21600 21600" draw:type="rectangle" draw:enhanced-path="M 0 0 L 21600 0 21600 21600 0 21600 0 0 Z N"/>
        </draw:custom-shape>
        <draw:frame draw:style-name="gr51" draw:text-style-name="P40" draw:layer="layout" svg:width="2.854cm" svg:height="0.962cm" draw:transform="rotate (-1.55473929767655) translate (26.116cm 8.815cm)">
          <draw:text-box>
            <text:p><text:span text:style-name="T21">Memory</text:span></text:p>
          </draw:text-box>
        </draw:frame>
        <draw:line draw:style-name="gr55" draw:text-style-name="P9" draw:layer="layout" svg:x1="21.336cm" svg:y1="6.096cm" svg:x2="24.384cm" svg:y2="5.842cm">
          <text:p/>
        </draw:line>
        <draw:line draw:style-name="gr55" draw:text-style-name="P9" draw:layer="layout" svg:x1="21.082cm" svg:y1="9.398cm" svg:x2="24.384cm" svg:y2="7.874cm">
          <text:p/>
        </draw:line>
        <draw:line draw:style-name="gr55" draw:text-style-name="P9" draw:layer="layout" svg:x1="21.082cm" svg:y1="12.954cm" svg:x2="24.384cm" svg:y2="10.668cm">
          <text:p/>
        </draw:line>
        <draw:line draw:style-name="gr55" draw:text-style-name="P9" draw:layer="layout" svg:x1="21.082cm" svg:y1="15.24cm" svg:x2="24.384cm" svg:y2="11.938cm">
          <text:p/>
        </draw:line>
        <draw:line draw:style-name="gr55" draw:text-style-name="P9" draw:layer="layout" svg:x1="21.082cm" svg:y1="17.272cm" svg:x2="24.13cm" svg:y2="13.462cm">
          <text:p/>
        </draw:line>
        <draw:line draw:style-name="gr55" draw:text-style-name="P9" draw:layer="layout" svg:x1="21.336cm" svg:y1="19.05cm" svg:x2="24.13cm" svg:y2="14.986cm">
          <text:p/>
        </draw:line>
        <draw:custom-shape draw:style-name="gr54" draw:text-style-name="P35" draw:layer="layout" svg:width="3.556cm" svg:height="1.27cm" svg:x="23.876cm" svg:y="19.05cm">
          <text:p/>
          <draw:enhanced-geometry svg:viewBox="0 0 21600 21600" draw:type="rectangle" draw:enhanced-path="M 0 0 L 21600 0 21600 21600 0 21600 0 0 Z N"/>
        </draw:custom-shape>
        <draw:frame draw:style-name="gr56" draw:text-style-name="P37" draw:layer="layout" svg:width="3.81cm" svg:height="0.839cm" svg:x="23.876cm" svg:y="17.948cm">
          <draw:text-box>
            <text:p><text:span text:style-name="T19">Little Memory</text:span></text:p>
          </draw:text-box>
        </draw:frame>
        <draw:custom-shape draw:style-name="gr49" draw:text-style-name="P33" draw:layer="layout" svg:width="2.032cm" svg:height="1.499cm" svg:x="10.668cm" svg:y="13.462cm">
          <text:p/>
          <draw:enhanced-geometry svg:viewBox="0 0 21600 21600" draw:type="rectangle" draw:enhanced-path="M 0 0 L 21600 0 21600 21600 0 21600 0 0 Z N"/>
        </draw:custom-shape>
        <draw:frame draw:style-name="gr51" draw:text-style-name="P39" draw:layer="layout" svg:width="3.048cm" svg:height="0.962cm" svg:x="9.906cm" svg:y="11.992cm">
          <draw:text-box>
            <text:p><text:span text:style-name="T20">Swapper</text:span></text:p>
          </draw:text-box>
        </draw:frame>
        <draw:frame draw:style-name="gr51" draw:text-style-name="P39" draw:layer="layout" svg:width="0.762cm" svg:height="0.962cm" svg:x="20.574cm" svg:y="10.668cm">
          <draw:text-box>
            <text:p><text:span text:style-name="T20">i</text:span></text:p>
          </draw:text-box>
        </draw:frame>
        <draw:line draw:style-name="gr59" draw:text-style-name="P9" draw:layer="layout" svg:x1="21.336cm" svg:y1="11.176cm" svg:x2="24.13cm" svg:y2="19.05cm">
          <text:p/>
        </draw:line>
        <draw:frame draw:style-name="gr51" draw:text-style-name="P39" draw:layer="layout" svg:width="0.508cm" svg:height="0.962cm" svg:x="20.574cm" svg:y="7.112cm">
          <draw:text-box>
            <text:p><text:span text:style-name="T20">j</text:span></text:p>
          </draw:text-box>
        </draw:frame>
        <draw:line draw:style-name="gr60" draw:text-style-name="P9" draw:layer="layout" svg:x1="21.082cm" svg:y1="7.62cm" svg:x2="24.384cm" svg:y2="9.398cm">
          <text:p/>
        </draw:line>
        <draw:line draw:style-name="gr60" draw:text-style-name="P9" draw:layer="layout" svg:x1="11.938cm" svg:y1="14.224cm" svg:x2="24.13cm" svg:y2="6.858cm">
          <text:p/>
        </draw:line>
        <draw:frame draw:style-name="gr61" draw:text-style-name="P43" draw:layer="layout" svg:width="17.272cm" svg:height="4.064cm" svg:x="1.524cm" svg:y="16.002cm">
          <draw:text-box>
            <text:p><text:span text:style-name="T23">And so on</text:span></text:p>
          </draw:text-box>
        </draw:frame>
        <presentation:notes draw:style-name="dp2">
          <draw:page-thumbnail draw:style-name="gr1" draw:layer="layout" svg:width="14.848cm" svg:height="11.136cm" svg:x="3.075cm" svg:y="2.257cm" draw:page-number="9" presentation:class="page"/>
          <draw:frame presentation:style-name="pr3" draw:text-style-name="P4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Iteration</text:span></text:p>
          </draw:text-box>
        </draw:frame>
        <draw:frame presentation:style-name="pr7" draw:text-style-name="P44" draw:layer="layout" svg:width="8.819cm" svg:height="10.834cm" svg:x="18.288cm" svg:y="4.914cm" presentation:class="outline" presentation:user-transformed="true">
          <draw:text-box>
            <text:list text:style-name="L2">
              <text:list-item>
                <text:p>If there are some segments in the window, which have been never sent, send it</text:p>
              </text:list-item>
              <text:list-item>
                <text:p>Calculation of segment size</text:p>
              </text:list-item>
              <text:list-item>
                <text:p>Send the segment</text:p>
              </text:list-item>
              <text:list-item>
                <text:p>Refresh the written bytes</text:p>
              </text:list-item>
              <text:list-item>
                <text:p>Add the segment information -clock included- to check and resend it when it'll expire</text:p>
              </text:list-item>
              <text:list-item>
                <text:p>Check if it was the last segment of the window or go forward</text:p>
              </text:list-item>
            </text:list>
          </draw:text-box>
        </draw:frame>
        <draw:frame presentation:style-name="pr10" draw:text-style-name="P30" draw:layer="layout" svg:width="17.396cm" svg:height="10.581cm" svg:x="0.13cm" svg:y="5.167cm">
          <draw:text-box>
            <text:p text:style-name="P29"><text:span text:style-name="T15"><text:tab/></text:span><text:span text:style-name="T24">loop{</text:span></text:p>
            <text:p text:style-name="P29"><text:span text:style-name="T15"><text:tab/></text:span><text:span text:style-name="T15"><text:tab/></text:span><text:span text:style-name="T15">if ((finestrafinita == 0)&amp;&amp;(n-*scritto&gt;0)) {</text:span></text:p>
            <text:p text:style-name="P29"><text:span text:style-name="T15"><text:tab/></text:span><text:span text:style-name="T15"><text:tab/></text:span><text:span text:style-name="T15"><text:tab/></text:span><text:span text:style-name="T15">buffer[0] = (unsigned char)ptr;</text:span></text:p>
            <text:p text:style-name="P29"><text:span text:style-name="T15"><text:tab/></text:span><text:span text:style-name="T15"><text:tab/></text:span><text:span text:style-name="T15"><text:tab/></text:span><text:span text:style-name="T15">if (n - *scritto &gt;= PACKETSIZE) {</text:span></text:p>
            <text:p text:style-name="P29"><text:span text:style-name="T15"><text:tab/></text:span><text:span text:style-name="T15"><text:tab/></text:span><text:span text:style-name="T15"><text:tab/></text:span><text:span text:style-name="T15"><text:tab/></text:span><text:span text:style-name="T15">byte_inf[ptr] = *scritto;</text:span></text:p>
            <text:p text:style-name="P29"><text:span text:style-name="T15"><text:tab/></text:span><text:span text:style-name="T15"><text:tab/></text:span><text:span text:style-name="T15"><text:tab/></text:span><text:span text:style-name="T15"><text:tab/></text:span><text:span text:style-name="T15">byte_scritti[ptr] = PACKETSIZE - 1;</text:span></text:p>
            <text:p text:style-name="P29"><text:span text:style-name="T15"><text:tab/></text:span><text:span text:style-name="T15"><text:tab/></text:span><text:span text:style-name="T15"><text:tab/></text:span><text:span text:style-name="T15"><text:tab/></text:span><text:span text:style-name="T15">dim = PACKETSIZE-1;</text:span></text:p>
            <text:p text:style-name="P29"><text:span text:style-name="T15"><text:tab/></text:span><text:span text:style-name="T15"><text:tab/></text:span><text:span text:style-name="T15"><text:tab/></text:span><text:span text:style-name="T15">} else if (n - *scritto &lt; PACKETSIZE) {</text:span></text:p>
            <text:p text:style-name="P29"><text:span text:style-name="T15"><text:tab/></text:span><text:span text:style-name="T15"><text:tab/></text:span><text:span text:style-name="T15"><text:tab/></text:span><text:span text:style-name="T15"><text:tab/></text:span><text:span text:style-name="T15">byte_inf[ptr] = *scritto;</text:span></text:p>
            <text:p text:style-name="P29"><text:span text:style-name="T15"><text:tab/></text:span><text:span text:style-name="T15"><text:tab/></text:span><text:span text:style-name="T15"><text:tab/></text:span><text:span text:style-name="T15"><text:tab/></text:span><text:span text:style-name="T15">dim = n - *scritto;</text:span></text:p>
            <text:p text:style-name="P29"><text:span text:style-name="T15"><text:tab/></text:span><text:span text:style-name="T15"><text:tab/></text:span><text:span text:style-name="T15"><text:tab/></text:span><text:span text:style-name="T15"><text:tab/></text:span><text:span text:style-name="T15">byte_scritti[ptr] = n - *scritto;</text:span></text:p>
            <text:p text:style-name="P29"><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tab/></text:span><text:span text:style-name="T15">memcpy(buffer + 1, buf + *scritto, dim);</text:span></text:p>
            <text:p text:style-name="P29"><text:span text:style-name="T15"><text:tab/></text:span><text:span text:style-name="T15"><text:tab/></text:span><text:span text:style-name="T15"><text:tab/></text:span><text:span text:style-name="T15">for (;;) {</text:span></text:p>
            <text:p text:style-name="P29"><text:span text:style-name="T15"><text:tab/></text:span><text:span text:style-name="T15"><text:tab/></text:span><text:span text:style-name="T15"><text:tab/></text:span><text:span text:style-name="T15"><text:tab/></text:span><text:span text:style-name="T15">if ((bytes = noisy_writen(fd, buffer, dim+1)) &lt; 0) {exit(1);}else if (bytes == dim+1)break;}</text:span></text:p>
            <text:p text:style-name="P29"><text:span text:style-name="T15"><text:tab/></text:span><text:span text:style-name="T15"><text:tab/></text:span><text:span text:style-name="T15"><text:tab/></text:span><text:span text:style-name="T15">*scritto = *scritto + dim;</text:span></text:p>
            <text:p text:style-name="P29"><text:span text:style-name="T15"><text:tab/></text:span><text:span text:style-name="T15"><text:tab/></text:span><text:span text:style-name="T15"><text:tab/></text:span><text:span text:style-name="T15">if(gettimeofday(&amp;times[ptr],NULL)!=0){exit(EXIT_FAILURE);}</text:span></text:p>
            <text:p text:style-name="P29"><text:span text:style-name="T15"><text:tab/></text:span><text:span text:style-name="T15"><text:tab/></text:span><text:span text:style-name="T15"><text:tab/></text:span><text:span text:style-name="T15">ptrarr[ptr]=(unsigned char)ptr;</text:span></text:p>
            <text:p text:style-name="P29"><text:span text:style-name="T15"><text:tab/></text:span><text:span text:style-name="T15"><text:tab/></text:span><text:span text:style-name="T15"><text:tab/></text:span><text:span text:style-name="T15">list_put(&amp;lista,(void*) &amp;times[ptr], &amp;ptrarr[ptr], ptr);</text:span></text:p>
            <text:p text:style-name="P29"><text:span text:style-name="T15"><text:tab/></text:span><text:span text:style-name="T15"><text:tab/></text:span><text:span text:style-name="T15"><text:tab/></text:span><text:span text:style-name="T15">if (ptr == ptrsup)</text:span></text:p>
            <text:p text:style-name="P29"><text:span text:style-name="T15"><text:tab/></text:span><text:span text:style-name="T15"><text:tab/></text:span><text:span text:style-name="T15"><text:tab/></text:span><text:span text:style-name="T15"><text:tab/></text:span><text:span text:style-name="T15">finestrafinita = 1;</text:span></text:p>
            <text:p text:style-name="P29"><text:span text:style-name="T15"><text:tab/></text:span><text:span text:style-name="T15"><text:tab/></text:span><text:span text:style-name="T15"><text:tab/></text:span><text:span text:style-name="T15">else {</text:span></text:p>
            <text:p text:style-name="P29"><text:span text:style-name="T15"><text:tab/></text:span><text:span text:style-name="T15"><text:tab/></text:span><text:span text:style-name="T15"><text:tab/></text:span><text:span text:style-name="T15"><text:tab/></text:span><text:span text:style-name="T15">ptrinc(&amp;ptr);</text:span></text:p>
            <text:p text:style-name="P29"><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span></text:p>
            <text:p text:style-name="P29"><text:span text:style-name="T15"><text:tab/></text:span><text:span text:style-name="T15"><text:tab/></text:span><text:span text:style-name="T15">[...]</text:span></text:p>
          </draw:text-box>
        </draw:frame>
        <draw:line draw:style-name="gr46" draw:text-style-name="P9" draw:layer="layout" svg:x1="18.796cm" svg:y1="5.842cm" svg:x2="8.89cm" svg:y2="6.35cm">
          <text:p/>
        </draw:line>
        <draw:line draw:style-name="gr46" draw:text-style-name="P9" draw:layer="layout" svg:x1="18.034cm" svg:y1="7.112cm" svg:x2="11.176cm" svg:y2="8.636cm">
          <text:p/>
        </draw:line>
        <draw:line draw:style-name="gr62" draw:text-style-name="P9" draw:layer="layout" svg:x1="10.668cm" svg:y1="6.858cm" svg:x2="10.668cm" svg:y2="9.652cm">
          <text:p/>
        </draw:line>
        <draw:line draw:style-name="gr46" draw:text-style-name="P9" draw:layer="layout" svg:x1="18.034cm" svg:y1="7.874cm" svg:x2="14.986cm" svg:y2="10.668cm">
          <text:p/>
        </draw:line>
        <draw:line draw:style-name="gr46" draw:text-style-name="P9" draw:layer="layout" svg:x1="18.288cm" svg:y1="8.636cm" svg:x2="7.62cm" svg:y2="11.43cm">
          <text:p/>
        </draw:line>
        <draw:line draw:style-name="gr46" draw:text-style-name="P9" draw:layer="layout" svg:x1="18.542cm" svg:y1="11.938cm" svg:x2="7.366cm" svg:y2="13.97cm">
          <text:p/>
        </draw:line>
        <draw:line draw:style-name="gr62" draw:text-style-name="P9" draw:layer="layout" svg:x1="12.954cm" svg:y1="11.43cm" svg:x2="12.954cm" svg:y2="12.7cm">
          <text:p/>
        </draw:line>
        <draw:line draw:style-name="gr46" draw:text-style-name="P9" draw:layer="layout" svg:x1="18.288cm" svg:y1="9.906cm" svg:x2="13.208cm" svg:y2="11.938cm">
          <text:p/>
        </draw:lin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1" draw:text-style-name="P19" draw:layer="layout" svg:width="24.945cm" svg:height="1.737cm" svg:x="1.979cm" svg:y="0.039cm" presentation:class="title" presentation:user-transformed="true">
          <draw:text-box>
            <text:p><text:span text:style-name="T8">Send function <text:s/>(2)</text:span></text:p>
          </draw:text-box>
        </draw:frame>
        <draw:frame presentation:style-name="pr7" draw:text-style-name="P44" draw:layer="layout" svg:width="9.581cm" svg:height="18.288cm" svg:x="18.105cm" svg:y="2.286cm" presentation:class="outline" presentation:user-transformed="true">
          <draw:text-box>
            <text:list text:style-name="L2">
              <text:list-item>
                <text:p>Preparation for the select timeout</text:p>
              </text:list-item>
              <text:list-item>
                <text:p>Read acks, timeout is needed to avoid loop when we are only waiting for acks.</text:p>
              </text:list-item>
              <text:list-item>
                <text:p>Received ack of the oldest segment, go <text:s/>forward</text:p>
              </text:list-item>
              <text:list-item>
                <text:p>Other segment's ack received: remove it from the list and refresh timeout with the estimated RTT</text:p>
              </text:list-item>
              <text:list-item>
                <text:p>If we sent all of the bytes and the list of not-acked segments is empty, close and do 2-way handshake</text:p>
              </text:list-item>
            </text:list>
          </draw:text-box>
        </draw:frame>
        <draw:frame presentation:style-name="pr12" draw:text-style-name="P30" draw:layer="layout" svg:width="17.396cm" svg:height="18.513cm" svg:x="0.254cm" svg:y="2.309cm">
          <draw:text-box>
            <text:p text:style-name="P29"><text:span text:style-name="T15"><text:tab/></text:span><text:span text:style-name="T15"><text:tab/></text:span><text:span text:style-name="T15">int rv;</text:span></text:p>
            <text:p text:style-name="P29"><text:span text:style-name="T15"><text:tab/></text:span><text:span text:style-name="T15"><text:tab/></text:span><text:span text:style-name="T15">FD_ZERO(&amp;set); /* clear the set */</text:span></text:p>
            <text:p text:style-name="P29"><text:span text:style-name="T15"><text:tab/></text:span><text:span text:style-name="T15"><text:tab/></text:span><text:span text:style-name="T15">FD_SET(fd, &amp;set); /* add our file descriptor to the set */</text:span></text:p>
            <text:p text:style-name="P29"><text:span text:style-name="T15"><text:tab/></text:span><text:span text:style-name="T15"><text:tab/></text:span><text:span text:style-name="T15">timeout.tv_sec = 0;</text:span></text:p>
            <text:p text:style-name="P29"><text:span text:style-name="T15"><text:tab/></text:span><text:span text:style-name="T15"><text:tab/></text:span><text:span text:style-name="T15">timeout.tv_usec = 500;</text:span></text:p>
            <text:p text:style-name="P29"><text:span text:style-name="T15"/></text:p>
            <text:p text:style-name="P29"><text:span text:style-name="T15"><text:tab/></text:span><text:span text:style-name="T15"><text:tab/></text:span><text:span text:style-name="T15">for(;;){</text:span></text:p>
            <text:p text:style-name="P29"><text:span text:style-name="T15"><text:tab/></text:span><text:span text:style-name="T15"><text:tab/></text:span><text:span text:style-name="T15"><text:tab/></text:span><text:span text:style-name="T15">rv = select(fd + 1, &amp;set, NULL, NULL, &amp;timeout);</text:span></text:p>
            <text:p text:style-name="P29"><text:span text:style-name="T15"><text:tab/></text:span><text:span text:style-name="T15"><text:tab/></text:span><text:span text:style-name="T15"><text:tab/></text:span><text:span text:style-name="T15">if(rv == -1){exit(EXIT_FAILURE);}</text:span></text:p>
            <text:p text:style-name="P29"><text:span text:style-name="T15"><text:tab/></text:span><text:span text:style-name="T15"><text:tab/></text:span><text:span text:style-name="T15"><text:tab/></text:span><text:span text:style-name="T15">else if(rv == 0){break;}</text:span></text:p>
            <text:p text:style-name="P29"><text:span text:style-name="T15"><text:tab/></text:span><text:span text:style-name="T15"><text:tab/></text:span><text:span text:style-name="T15"><text:tab/></text:span><text:span text:style-name="T15">letti=noisy_readn(fd, buffer, PACKETSIZE);</text:span></text:p>
            <text:p text:style-name="P29"><text:span text:style-name="T15"><text:s text:c="3"/></text:span><text:span text:style-name="T15"><text:tab/></text:span><text:span text:style-name="T15"><text:tab/></text:span><text:span text:style-name="T15"><text:tab/></text:span><text:span text:style-name="T15">if (letti&lt; 0) {exit(EXIT_FAILURE);}</text:span></text:p>
            <text:p text:style-name="P29"><text:span text:style-name="T15"><text:tab/></text:span><text:span text:style-name="T15"><text:tab/></text:span><text:span text:style-name="T15"><text:tab/></text:span><text:span text:style-name="T15">ptrletto = (unsigned char)buffer[0];</text:span></text:p>
            <text:p text:style-name="P29"><text:span text:style-name="T15"><text:tab/></text:span><text:span text:style-name="T15"><text:tab/></text:span><text:span text:style-name="T15"><text:tab/></text:span><text:span text:style-name="T15">if(ptrletto==(unsigned char)254){</text:span></text:p>
            <text:p text:style-name="P29"><text:span text:style-name="T15"><text:tab/></text:span><text:span text:style-name="T15"><text:tab/></text:span><text:span text:style-name="T15"><text:tab/></text:span><text:span text:style-name="T15"><text:tab/></text:span><text:span text:style-name="T15">[chiudo e handshake]</text:span></text:p>
            <text:p text:style-name="P29"><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tab/></text:span><text:span text:style-name="T15">if(checklist(&amp;lista,ptrletto)==0){</text:span></text:p>
            <text:p text:style-name="P29"><text:span text:style-name="T15"><text:tab/></text:span><text:span text:style-name="T15"><text:tab/></text:span><text:span text:style-name="T15"><text:tab/></text:span><text:span text:style-name="T15"><text:tab/></text:span><text:span text:style-name="T15">continue;</text:span></text:p>
            <text:p text:style-name="P29"><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tab/></text:span><text:span text:style-name="T15">RECV:</text:span></text:p>
            <text:p text:style-name="P29"><text:span text:style-name="T15"><text:tab/></text:span><text:span text:style-name="T15"><text:tab/></text:span><text:span text:style-name="T15"><text:tab/></text:span><text:span text:style-name="T15">if (ptrletto == ptrinf) {</text:span></text:p>
            <text:p text:style-name="P29"><text:span text:style-name="T15"><text:tab/></text:span><text:span text:style-name="T15"><text:tab/></text:span><text:span text:style-name="T15"><text:tab/></text:span><text:span text:style-name="T15"><text:tab/></text:span><text:span text:style-name="T15">unsigned char i=ptrletto;</text:span></text:p>
            <text:p text:style-name="P29"><text:span text:style-name="T15"><text:tab/></text:span><text:span text:style-name="T15"><text:tab/></text:span><text:span text:style-name="T15"><text:tab/></text:span><text:span text:style-name="T15"><text:tab/></text:span><text:span text:style-name="T15">do {</text:span></text:p>
            <text:p text:style-name="P29"><text:span text:style-name="T15"><text:tab/></text:span><text:span text:style-name="T15"><text:tab/></text:span><text:span text:style-name="T15"><text:tab/></text:span><text:span text:style-name="T15"><text:tab/></text:span><text:span text:style-name="T15"><text:tab/></text:span><text:span text:style-name="T15">ptrinc(&amp;ptrinf);</text:span></text:p>
            <text:p text:style-name="P29"><text:span text:style-name="T15"><text:tab/></text:span><text:span text:style-name="T15"><text:tab/></text:span><text:span text:style-name="T15"><text:tab/></text:span><text:span text:style-name="T15"><text:tab/></text:span><text:span text:style-name="T15"><text:tab/></text:span><text:span text:style-name="T15">ptrinc(&amp;ptrsup);</text:span></text:p>
            <text:p text:style-name="P29"><text:span text:style-name="T15"><text:tab/></text:span><text:span text:style-name="T15"><text:tab/></text:span><text:span text:style-name="T15"><text:tab/></text:span><text:span text:style-name="T15"><text:tab/></text:span><text:span text:style-name="T15"><text:tab/></text:span><text:span text:style-name="T15">ack[i]=0;</text:span></text:p>
            <text:p text:style-name="P29"><text:span text:style-name="T15"><text:tab/></text:span><text:span text:style-name="T15"><text:tab/></text:span><text:span text:style-name="T15"><text:tab/></text:span><text:span text:style-name="T15"><text:tab/></text:span><text:span text:style-name="T15"><text:tab/></text:span><text:span text:style-name="T15">i+=(unsigned char)1;</text:span></text:p>
            <text:p text:style-name="P29"><text:span text:style-name="T15"><text:tab/></text:span><text:span text:style-name="T15"><text:tab/></text:span><text:span text:style-name="T15"><text:tab/></text:span><text:span text:style-name="T15"><text:tab/></text:span><text:span text:style-name="T15"><text:tab/></text:span><text:span text:style-name="T15">i%=WINDOW;</text:span></text:p>
            <text:p text:style-name="P29"><text:span text:style-name="T15"><text:tab/></text:span><text:span text:style-name="T15"><text:tab/></text:span><text:span text:style-name="T15"><text:tab/></text:span><text:span text:style-name="T15"><text:tab/></text:span><text:span text:style-name="T15"><text:tab/></text:span><text:span text:style-name="T15">if(finestrafinita==1){</text:span></text:p>
            <text:p text:style-name="P29"><text:span text:style-name="T15"><text:tab/></text:span><text:span text:style-name="T15"><text:tab/></text:span><text:span text:style-name="T15"><text:tab/></text:span><text:span text:style-name="T15"><text:tab/></text:span><text:span text:style-name="T15"><text:tab/></text:span><text:span text:style-name="T15"><text:tab/></text:span><text:span text:style-name="T15">ptrinc(&amp;ptr);</text:span></text:p>
            <text:p text:style-name="P29"><text:span text:style-name="T15"><text:tab/></text:span><text:span text:style-name="T15"><text:tab/></text:span><text:span text:style-name="T15"><text:tab/></text:span><text:span text:style-name="T15"><text:tab/></text:span><text:span text:style-name="T15"><text:tab/></text:span><text:span text:style-name="T15"><text:tab/></text:span><text:span text:style-name="T15">finestrafinita =0;</text:span></text:p>
            <text:p text:style-name="P29"><text:span text:style-name="T15"><text:tab/></text:span><text:span text:style-name="T15"><text:tab/></text:span><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tab/></text:span><text:span text:style-name="T15"><text:tab/></text:span><text:span text:style-name="T15">}while( (i!=ptrsup) &amp;&amp; (ack[i]==1));</text:span></text:p>
            <text:p text:style-name="P29"><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tab/></text:span><text:span text:style-name="T15">else</text:span></text:p>
            <text:p text:style-name="P29"><text:span text:style-name="T15"><text:tab/></text:span><text:span text:style-name="T15"><text:tab/></text:span><text:span text:style-name="T15"><text:tab/></text:span><text:span text:style-name="T15"><text:tab/></text:span><text:span text:style-name="T15">ack[ptrletto]=(unsigned char)1;</text:span></text:p>
            <text:p text:style-name="P29"><text:span text:style-name="T15"><text:tab/></text:span><text:span text:style-name="T15"><text:tab/></text:span><text:span text:style-name="T15"><text:tab/></text:span><text:span text:style-name="T15">if(gettimeofday(&amp;nowtime,NULL)!=0){exit(EXIT_FAILURE);}</text:span></text:p>
            <text:p text:style-name="P29"><text:span text:style-name="T15"><text:tab/></text:span><text:span text:style-name="T15"><text:tab/></text:span><text:span text:style-name="T15"><text:tab/></text:span><text:span text:style-name="T15">if(resendlimiter[ptrletto]!=0){</text:span></text:p>
            <text:p text:style-name="P29"><text:span text:style-name="T15"><text:tab/></text:span><text:span text:style-name="T15"><text:tab/></text:span><text:span text:style-name="T15"><text:tab/></text:span><text:span text:style-name="T15"><text:tab/></text:span><text:span text:style-name="T15">if(list_empty(&amp;lista)==0){</text:span></text:p>
            <text:p text:style-name="P29"><text:span text:style-name="T15"><text:tab/></text:span><text:span text:style-name="T15"><text:tab/></text:span><text:span text:style-name="T15"><text:tab/></text:span><text:span text:style-name="T15"><text:tab/></text:span><text:span text:style-name="T15"><text:tab/></text:span><text:span text:style-name="T15">if(nowtime.tv_sec&gt;times[ptrletto].tv_sec){time_out=(time_out/4)*3 +(((nowtime.tv_sec- times[ptrletto].tv_sec)/4)*1000000) + (nowtime.tv_usec - times[ptrletto].tv_usec)/4;}</text:span></text:p>
            <text:p text:style-name="P29"><text:span text:style-name="T15"><text:tab/></text:span><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tab/></text:span><text:span text:style-name="T15"><text:tab/></text:span><text:span text:style-name="T15">list_remove(&amp;lista, ptrletto);</text:span></text:p>
            <text:p text:style-name="P29"><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tab/></text:span><text:span text:style-name="T15">else{</text:span></text:p>
            <text:p text:style-name="P29"><text:span text:style-name="T15"><text:tab/></text:span><text:span text:style-name="T15"><text:tab/></text:span><text:span text:style-name="T15"><text:tab/></text:span><text:span text:style-name="T15"><text:tab/></text:span><text:span text:style-name="T15">time_out=TIME_OUT*1000000;</text:span></text:p>
            <text:p text:style-name="P29"><text:span text:style-name="T15"><text:tab/></text:span><text:span text:style-name="T15"><text:tab/></text:span><text:span text:style-name="T15"><text:tab/></text:span><text:span text:style-name="T15">}</text:span></text:p>
            <text:p text:style-name="P29"><text:span text:style-name="T15"><text:tab/></text:span><text:span text:style-name="T15"><text:tab/></text:span><text:span text:style-name="T15"><text:tab/></text:span><text:span text:style-name="T15">resendlimiter[ptrletto]=5;</text:span></text:p>
            <text:p text:style-name="P29"><text:span text:style-name="T15"><text:s text:c="16"/></text:span><text:span text:style-name="T15"><text:tab/></text:span><text:span text:style-name="T15">}</text:span></text:p>
            <text:p text:style-name="P29"><text:span text:style-name="T15"><text:tab/></text:span><text:span text:style-name="T15"><text:tab/></text:span><text:span text:style-name="T15"><text:tab/></text:span><text:span text:style-name="T15">if((n-*scritto&lt;=0)&amp;&amp;(list_empty(&amp;lista)==1)){</text:span></text:p>
            <text:p text:style-name="P29"><text:span text:style-name="T15"><text:tab/></text:span><text:span text:style-name="T15"><text:tab/></text:span><text:span text:style-name="T15"><text:tab/></text:span><text:span text:style-name="T15"><text:tab/></text:span><text:span text:style-name="T15">[two way handshake e fine trasmissione]</text:span></text:p>
            <text:p text:style-name="P29"><text:span text:style-name="T15"><text:tab/></text:span><text:span text:style-name="T15"><text:tab/></text:span><text:span text:style-name="T15">}</text:span></text:p>
          </draw:text-box>
        </draw:frame>
        <draw:line draw:style-name="gr46" draw:text-style-name="P9" draw:layer="layout" svg:x1="18.542cm" svg:y1="2.54cm" svg:x2="11.684cm" svg:y2="3.556cm">
          <text:p/>
        </draw:line>
        <draw:line draw:style-name="gr46" draw:text-style-name="P9" draw:layer="layout" svg:x1="18.542cm" svg:y1="3.556cm" svg:x2="11.43cm" svg:y2="5.588cm">
          <text:p/>
        </draw:line>
        <draw:line draw:style-name="gr62" draw:text-style-name="P9" draw:layer="layout" svg:x1="11.176cm" svg:y1="2.54cm" svg:x2="11.176cm" svg:y2="4.572cm">
          <text:p/>
        </draw:line>
        <draw:line draw:style-name="gr46" draw:text-style-name="P9" draw:layer="layout" svg:x1="18.105cm" svg:y1="5.588cm" svg:x2="10.414cm" svg:y2="9.906cm">
          <text:p/>
        </draw:line>
        <draw:line draw:style-name="gr46" draw:text-style-name="P9" draw:layer="layout" svg:x1="18.796cm" svg:y1="7.366cm" svg:x2="16.51cm" svg:y2="16.002cm">
          <text:p/>
        </draw:line>
        <draw:line draw:style-name="gr62" draw:text-style-name="P9" draw:layer="layout" svg:x1="16.256cm" svg:y1="14.478cm" svg:x2="16.256cm" svg:y2="18.034cm">
          <text:p/>
        </draw:line>
        <draw:line draw:style-name="gr46" draw:text-style-name="P9" draw:layer="layout" svg:x1="18.796cm" svg:y1="10.16cm" svg:x2="12.192cm" svg:y2="20.32cm">
          <text:p/>
        </draw:line>
        <draw:line draw:style-name="gr62" draw:text-style-name="P9" draw:layer="layout" svg:x1="11.176cm" svg:y1="4.826cm" svg:x2="11.176cm" svg:y2="6.604cm">
          <text:p/>
        </draw:line>
        <draw:line draw:style-name="gr62" draw:text-style-name="P9" draw:layer="layout" svg:x1="10.16cm" svg:y1="9.144cm" svg:x2="10.16cm" svg:y2="13.97cm">
          <text:p/>
        </draw:line>
        <draw:line draw:style-name="gr62" draw:text-style-name="P9" draw:layer="layout" svg:x1="11.684cm" svg:y1="19.304cm" svg:x2="11.684cm" svg:y2="20.492cm">
          <text:p/>
        </draw:line>
        <presentation:notes draw:style-name="dp2">
          <draw:page-thumbnail draw:style-name="gr1" draw:layer="layout" svg:width="14.848cm" svg:height="11.136cm" svg:x="3.075cm" svg:y="2.257cm" draw:page-number="11" presentation:class="page"/>
          <draw:frame presentation:style-name="pr3" draw:text-style-name="P4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Too much simple timeout</text:span></text:p>
          </draw:text-box>
        </draw:frame>
        <draw:frame presentation:style-name="pr7" draw:text-style-name="P44" draw:layer="layout" svg:width="25.583cm" svg:height="8.04cm" svg:x="1.524cm" svg:y="4.914cm" presentation:class="outline" presentation:user-transformed="true">
          <draw:text-box>
            <text:list text:style-name="L2">
              <text:list-item>
                <text:p>When ack has been received: <text:span text:style-name="T25">timeout=oldtimeout*3/4 + timetoack/4</text:span></text:p>
              </text:list-item>
              <text:list-item>
                <text:p>When a timeout has occurred: <text:span text:style-name="T25">timeout=oldtimeout/2 + defaulttimeout/2</text:span></text:p>
              </text:list-item>
              <text:list-item>
                <text:p>When a desynch occurs: <text:s text:c="15"/><text:span text:style-name="T25">timeout=defaulttimeout</text:span> </text:p>
                <text:p/>
              </text:list-item>
            </text:list>
          </draw:text-box>
        </draw:frame>
        <draw:frame draw:style-name="gr51" draw:text-style-name="P34" draw:layer="layout" svg:width="3.81cm" svg:height="0.962cm" svg:x="23.114cm" svg:y="3.556cm">
          <draw:text-box>
            <text:p>Very high!</text:p>
          </draw:text-box>
        </draw:frame>
        <draw:line draw:style-name="gr57" draw:text-style-name="P9" draw:layer="layout" svg:x1="24.892cm" svg:y1="4.518cm" svg:x2="22.098cm" svg:y2="7.366cm">
          <text:p/>
        </draw:line>
        <draw:frame draw:style-name="gr51" draw:text-style-name="P45" draw:layer="layout" svg:width="3.302cm" svg:height="0.962cm" svg:x="7.366cm" svg:y="9.706cm">
          <draw:text-box>
            <text:p><text:span text:style-name="T26">Next slide</text:span></text:p>
          </draw:text-box>
        </draw:frame>
        <draw:line draw:style-name="gr63" draw:text-style-name="P9" draw:layer="layout" svg:x1="7.112cm" svg:y1="9.822cm" svg:x2="7.112cm" svg:y2="10.584cm">
          <text:p/>
        </draw:line>
        <draw:frame presentation:style-name="pr13" draw:text-style-name="P46" draw:layer="layout" svg:width="25.583cm" svg:height="5.5cm" svg:x="1.524cm" svg:y="13.55cm" presentation:class="outline" presentation:user-transformed="true">
          <draw:text-box>
            <text:list text:style-name="L2">
              <text:list-item>
                <text:p>It doesn't work very well.</text:p>
              </text:list-item>
              <text:list-item>
                <text:p>A too small timeout is often fails!</text:p>
              </text:list-item>
              <text:list-item>
                <text:p>Better consider the standard deviation like TCP already does.</text:p>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4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Resend limiter (desynch issue)</text:span></text:p>
          </draw:text-box>
        </draw:frame>
        <draw:frame presentation:style-name="pr13" draw:text-style-name="P46" draw:layer="layout" svg:width="23.368cm" svg:height="4.318cm" svg:x="2.54cm" svg:y="13.97cm" presentation:class="outline" presentation:user-transformed="true">
          <draw:text-box>
            <text:list text:style-name="L2">
              <text:list-item>
                <text:p>After 5 unacked resend, sender will try to go forward even if this segment isn't acked and timeot will be resetted.</text:p>
              </text:list-item>
              <text:list-item>
                <text:p>It's just one way to fix it. Sure not the best one.</text:p>
              </text:list-item>
              <text:list-item>
                <text:p>Use the byte number like TCP does.</text:p>
                <text:p/>
              </text:list-item>
            </text:list>
          </draw:text-box>
        </draw:frame>
        <draw:line draw:style-name="gr64" draw:text-style-name="P9" draw:layer="layout" svg:x1="2.794cm" svg:y1="4.572cm" svg:x2="2.794cm" svg:y2="12.954cm">
          <text:p/>
        </draw:line>
        <draw:line draw:style-name="gr64" draw:text-style-name="P9" draw:layer="layout" svg:x1="5.334cm" svg:y1="4.572cm" svg:x2="5.334cm" svg:y2="12.954cm">
          <text:p/>
        </draw:line>
        <draw:line draw:style-name="gr57" draw:text-style-name="P9" draw:layer="layout" svg:x1="2.794cm" svg:y1="5.08cm" svg:x2="5.334cm" svg:y2="5.842cm">
          <text:p/>
        </draw:line>
        <draw:line draw:style-name="gr57" draw:text-style-name="P9" draw:layer="layout" svg:x1="2.794cm" svg:y1="6.096cm" svg:x2="5.334cm" svg:y2="6.858cm">
          <text:p/>
        </draw:line>
        <draw:line draw:style-name="gr57" draw:text-style-name="P9" draw:layer="layout" svg:x1="2.794cm" svg:y1="7.112cm" svg:x2="5.334cm" svg:y2="7.874cm">
          <text:p/>
        </draw:line>
        <draw:line draw:style-name="gr57" draw:text-style-name="P9" draw:layer="layout" svg:x1="5.334cm" svg:y1="6.858cm" svg:x2="2.794cm" svg:y2="7.366cm">
          <text:p/>
        </draw:line>
        <draw:line draw:style-name="gr24" draw:text-style-name="P9" draw:layer="layout" svg:x1="5.334cm" svg:y1="5.842cm" svg:x2="4.318cm" svg:y2="6.096cm">
          <text:p/>
        </draw:line>
        <draw:line draw:style-name="gr57" draw:text-style-name="P9" draw:layer="layout" svg:x1="5.334cm" svg:y1="7.874cm" svg:x2="2.794cm" svg:y2="8.636cm">
          <text:p/>
        </draw:line>
        <draw:frame draw:style-name="gr51" draw:text-style-name="P34" draw:layer="layout" svg:width="1.016cm" svg:height="0.962cm" svg:x="2.032cm" svg:y="4.572cm">
          <draw:text-box>
            <text:p>0</text:p>
          </draw:text-box>
        </draw:frame>
        <draw:frame draw:style-name="gr51" draw:text-style-name="P34" draw:layer="layout" svg:width="0.762cm" svg:height="0.962cm" svg:x="2.032cm" svg:y="5.642cm">
          <draw:text-box>
            <text:p>1</text:p>
          </draw:text-box>
        </draw:frame>
        <draw:frame draw:style-name="gr51" draw:text-style-name="P34" draw:layer="layout" svg:width="1.016cm" svg:height="0.962cm" svg:x="2.032cm" svg:y="6.604cm">
          <draw:text-box>
            <text:p>2</text:p>
          </draw:text-box>
        </draw:frame>
        <draw:frame draw:style-name="gr51" draw:text-style-name="P34" draw:layer="layout" svg:width="2.54cm" svg:height="0.962cm" svg:x="1.524cm" svg:y="3.81cm">
          <draw:text-box>
            <text:p>sender</text:p>
          </draw:text-box>
        </draw:frame>
        <draw:frame draw:style-name="gr51" draw:text-style-name="P34" draw:layer="layout" svg:width="3.048cm" svg:height="0.962cm" svg:x="4.064cm" svg:y="3.81cm">
          <draw:text-box>
            <text:p>receiver</text:p>
          </draw:text-box>
        </draw:frame>
        <draw:line draw:style-name="gr57" draw:text-style-name="P9" draw:layer="layout" svg:x1="2.794cm" svg:y1="8.128cm" svg:x2="5.334cm" svg:y2="8.89cm">
          <text:p/>
        </draw:line>
        <draw:line draw:style-name="gr57" draw:text-style-name="P9" draw:layer="layout" svg:x1="2.794cm" svg:y1="9.144cm" svg:x2="5.334cm" svg:y2="9.906cm">
          <text:p/>
        </draw:line>
        <draw:line draw:style-name="gr57" draw:text-style-name="P9" draw:layer="layout" svg:x1="2.794cm" svg:y1="10.16cm" svg:x2="5.334cm" svg:y2="10.922cm">
          <text:p/>
        </draw:line>
        <draw:frame draw:style-name="gr51" draw:text-style-name="P34" draw:layer="layout" svg:width="2.286cm" svg:height="0.962cm" svg:x="0.762cm" svg:y="9.652cm">
          <draw:text-box>
            <text:p>exp 0</text:p>
          </draw:text-box>
        </draw:frame>
        <draw:line draw:style-name="gr57" draw:text-style-name="P9" draw:layer="layout" svg:x1="2.794cm" svg:y1="11.176cm" svg:x2="5.334cm" svg:y2="11.938cm">
          <text:p/>
        </draw:line>
        <draw:frame draw:style-name="gr51" draw:text-style-name="P34" draw:layer="layout" svg:width="2.286cm" svg:height="0.962cm" svg:x="0.762cm" svg:y="7.674cm">
          <draw:text-box>
            <text:p>exp 0</text:p>
          </draw:text-box>
        </draw:frame>
        <draw:frame draw:style-name="gr51" draw:text-style-name="P34" draw:layer="layout" svg:width="2.286cm" svg:height="0.962cm" svg:x="0.762cm" svg:y="8.69cm">
          <draw:text-box>
            <text:p>exp 0</text:p>
          </draw:text-box>
        </draw:frame>
        <draw:custom-shape draw:style-name="gr65" draw:text-style-name="P9" xml:id="id15" draw:id="id15" draw:layer="layout" svg:width="7.874cm" svg:height="7.874cm" svg:x="7.62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9" xml:id="id16" draw:id="id16" draw:layer="layout" svg:width="7.874cm" svg:height="7.874cm" svg:x="17.52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8" xml:id="id14" draw:id="id14" draw:layer="layout" svg:width="4.318cm" svg:height="4.318cm" svg:x="9.39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8" xml:id="id17" draw:id="id17" draw:layer="layout" svg:width="4.318cm" svg:height="4.318cm" svg:x="19.3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8" draw:layer="layout" svg:x1="11.557cm" svg:y1="6.604cm" svg:x2="11.557cm" svg:y2="4.826cm" draw:start-shape="id14" draw:start-glue-point="4" draw:end-shape="id15" draw:end-glue-point="4" svg:d="M11557 6604v-1778" svg:viewBox="0 0 1 1779">
          <text:p/>
        </draw:connector>
        <draw:connector draw:style-name="gr69" draw:text-style-name="P9" draw:layer="layout" draw:type="line" svg:x1="14.341cm" svg:y1="5.979cm" svg:x2="13.084cm" svg:y2="7.236cm" draw:start-shape="id15" draw:start-glue-point="11" draw:end-shape="id14" draw:end-glue-point="11" svg:d="M14341 5979l-1257 1257" svg:viewBox="0 0 1258 1258">
          <text:p/>
        </draw:connector>
        <draw:connector draw:style-name="gr69" draw:text-style-name="P9" draw:layer="layout" draw:type="line" svg:x1="13.716cm" svg:y1="8.763cm" svg:x2="15.494cm" svg:y2="8.763cm" draw:start-shape="id14" draw:start-glue-point="10" draw:end-shape="id15" draw:end-glue-point="10" svg:d="M13716 8763h1778" svg:viewBox="0 0 1779 1">
          <text:p/>
        </draw:connector>
        <draw:connector draw:style-name="gr69" draw:text-style-name="P9" draw:layer="layout" draw:type="line" svg:x1="13.084cm" svg:y1="10.29cm" svg:x2="14.341cm" svg:y2="11.547cm" draw:start-shape="id14" draw:start-glue-point="9" draw:end-shape="id15" draw:end-glue-point="9" svg:d="M13084 10290l1257 1257" svg:viewBox="0 0 1258 1258">
          <text:p/>
        </draw:connector>
        <draw:connector draw:style-name="gr69" draw:text-style-name="P9" draw:layer="layout" draw:type="line" svg:x1="11.557cm" svg:y1="10.922cm" svg:x2="11.557cm" svg:y2="12.7cm" draw:start-shape="id14" draw:start-glue-point="8" draw:end-shape="id15" svg:d="M11557 10922v1778" svg:viewBox="0 0 1 1779">
          <text:p/>
        </draw:connector>
        <draw:connector draw:style-name="gr69" draw:text-style-name="P9" draw:layer="layout" draw:type="line" svg:x1="10.03cm" svg:y1="10.29cm" svg:x2="8.773cm" svg:y2="11.547cm" draw:start-shape="id14" draw:start-glue-point="7" draw:end-shape="id15" draw:end-glue-point="7" svg:d="M10030 10290l-1257 1257" svg:viewBox="0 0 1258 1258">
          <text:p/>
        </draw:connector>
        <draw:connector draw:style-name="gr69" draw:text-style-name="P9" draw:layer="layout" draw:type="line" svg:x1="9.398cm" svg:y1="8.763cm" svg:x2="7.62cm" svg:y2="8.763cm" draw:start-shape="id14" draw:start-glue-point="6" draw:end-shape="id15" draw:end-glue-point="6" svg:d="M9398 8763h-1778" svg:viewBox="0 0 1779 1">
          <text:p/>
        </draw:connector>
        <draw:connector draw:style-name="gr69" draw:text-style-name="P9" draw:layer="layout" draw:type="line" svg:x1="10.03cm" svg:y1="7.236cm" svg:x2="8.773cm" svg:y2="5.979cm" draw:start-shape="id14" draw:start-glue-point="5" draw:end-shape="id15" draw:end-glue-point="5" svg:d="M10030 7236l-1257-1257" svg:viewBox="0 0 1258 1258">
          <text:p/>
        </draw:connector>
        <draw:connector draw:style-name="gr69" draw:text-style-name="P9" draw:layer="layout" draw:type="line" svg:x1="21.463cm" svg:y1="4.826cm" svg:x2="21.463cm" svg:y2="6.604cm" draw:start-shape="id16" draw:start-glue-point="4" draw:end-shape="id17" draw:end-glue-point="4" svg:d="M21463 4826v1778" svg:viewBox="0 0 1 1779">
          <text:p/>
        </draw:connector>
        <draw:connector draw:style-name="gr69" draw:text-style-name="P9" draw:layer="layout" draw:type="line" svg:x1="22.99cm" svg:y1="7.236cm" svg:x2="24.247cm" svg:y2="5.979cm" draw:start-shape="id17" draw:start-glue-point="11" draw:end-shape="id16" draw:end-glue-point="11" svg:d="M22990 7236l1257-1257" svg:viewBox="0 0 1258 1258">
          <text:p/>
        </draw:connector>
        <draw:connector draw:style-name="gr69" draw:text-style-name="P9" draw:layer="layout" draw:type="line" svg:x1="23.622cm" svg:y1="8.763cm" svg:x2="25.4cm" svg:y2="8.763cm" draw:start-shape="id17" draw:start-glue-point="10" draw:end-shape="id16" draw:end-glue-point="10" svg:d="M23622 8763h1778" svg:viewBox="0 0 1779 1">
          <text:p/>
        </draw:connector>
        <draw:connector draw:style-name="gr69" draw:text-style-name="P9" draw:layer="layout" draw:type="line" svg:x1="22.99cm" svg:y1="10.29cm" svg:x2="24.247cm" svg:y2="11.547cm" draw:start-shape="id17" draw:start-glue-point="9" draw:end-shape="id16" draw:end-glue-point="9" svg:d="M22990 10290l1257 1257" svg:viewBox="0 0 1258 1258">
          <text:p/>
        </draw:connector>
        <draw:connector draw:style-name="gr69" draw:text-style-name="P9" draw:layer="layout" draw:type="line" svg:x1="21.463cm" svg:y1="10.922cm" svg:x2="21.463cm" svg:y2="12.7cm" draw:start-shape="id17" draw:start-glue-point="8" draw:end-shape="id16" draw:end-glue-point="8" svg:d="M21463 10922v1778" svg:viewBox="0 0 1 1779">
          <text:p/>
        </draw:connector>
        <draw:connector draw:style-name="gr69" draw:text-style-name="P9" draw:layer="layout" draw:type="line" svg:x1="19.936cm" svg:y1="10.29cm" svg:x2="18.679cm" svg:y2="11.547cm" draw:start-shape="id17" draw:start-glue-point="7" draw:end-shape="id16" draw:end-glue-point="7" svg:d="M19936 10290l-1257 1257" svg:viewBox="0 0 1258 1258">
          <text:p/>
        </draw:connector>
        <draw:connector draw:style-name="gr69" draw:text-style-name="P9" draw:layer="layout" draw:type="line" svg:x1="19.304cm" svg:y1="8.763cm" svg:x2="17.526cm" svg:y2="8.763cm" draw:start-shape="id17" draw:start-glue-point="6" draw:end-shape="id16" draw:end-glue-point="6" svg:d="M19304 8763h-1778" svg:viewBox="0 0 1779 1">
          <text:p/>
        </draw:connector>
        <draw:connector draw:style-name="gr69" draw:text-style-name="P9" draw:layer="layout" draw:type="line" svg:x1="19.936cm" svg:y1="7.236cm" svg:x2="18.679cm" svg:y2="5.979cm" draw:start-shape="id17" draw:start-glue-point="5" draw:end-shape="id16" draw:end-glue-point="5" svg:d="M19936 7236l-1257-1257" svg:viewBox="0 0 1258 1258">
          <text:p/>
        </draw:connector>
        <draw:custom-shape draw:style-name="gr70" draw:text-style-name="P47" draw:layer="layout" svg:width="7.801cm" svg:height="7.803cm" draw:transform="rotate (-1.17478111951738) translate (13.707cm 3.665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51" draw:text-style-name="P34" draw:layer="layout" svg:width="1.016cm" svg:height="0.962cm" svg:x="19.812cm" svg:y="5.588cm">
          <draw:text-box>
            <text:p>7</text:p>
          </draw:text-box>
        </draw:frame>
        <draw:frame draw:style-name="gr51" draw:text-style-name="P34" draw:layer="layout" svg:width="1.016cm" svg:height="0.962cm" svg:x="18.288cm" svg:y="7.236cm">
          <draw:text-box>
            <text:p>6</text:p>
          </draw:text-box>
        </draw:frame>
        <draw:frame draw:style-name="gr51" draw:text-style-name="P34" draw:layer="layout" svg:width="1.016cm" svg:height="0.962cm" svg:x="18.288cm" svg:y="9.398cm">
          <draw:text-box>
            <text:p>5</text:p>
          </draw:text-box>
        </draw:frame>
        <draw:frame draw:style-name="gr51" draw:text-style-name="P34" draw:layer="layout" svg:width="1.016cm" svg:height="0.962cm" svg:x="19.936cm" svg:y="10.976cm">
          <draw:text-box>
            <text:p>4</text:p>
          </draw:text-box>
        </draw:frame>
        <draw:frame draw:style-name="gr51" draw:text-style-name="P34" draw:layer="layout" svg:width="1.016cm" svg:height="0.962cm" svg:x="21.974cm" svg:y="11.176cm">
          <draw:text-box>
            <text:p>3</text:p>
          </draw:text-box>
        </draw:frame>
        <draw:frame draw:style-name="gr51" draw:text-style-name="P34" draw:layer="layout" svg:width="1.016cm" svg:height="0.962cm" svg:x="23.876cm" svg:y="9.452cm">
          <draw:text-box>
            <text:p>2</text:p>
          </draw:text-box>
        </draw:frame>
        <draw:frame draw:style-name="gr51" draw:text-style-name="P34" draw:layer="layout" svg:width="1.016cm" svg:height="0.962cm" svg:x="23.876cm" svg:y="7.112cm">
          <draw:text-box>
            <text:p>1</text:p>
          </draw:text-box>
        </draw:frame>
        <draw:frame draw:style-name="gr51" draw:text-style-name="P34" draw:layer="layout" svg:width="1.016cm" svg:height="0.962cm" svg:x="22.098cm" svg:y="5.642cm">
          <draw:text-box>
            <text:p>0</text:p>
          </draw:text-box>
        </draw:frame>
        <draw:frame draw:style-name="gr51" draw:text-style-name="P34" draw:layer="layout" svg:width="1.016cm" svg:height="0.962cm" svg:x="10.03cm" svg:y="5.588cm">
          <draw:text-box>
            <text:p>7</text:p>
          </draw:text-box>
        </draw:frame>
        <draw:frame draw:style-name="gr51" draw:text-style-name="P34" draw:layer="layout" svg:width="1.016cm" svg:height="0.962cm" svg:x="8.382cm" svg:y="7.112cm">
          <draw:text-box>
            <text:p>6</text:p>
          </draw:text-box>
        </draw:frame>
        <draw:frame draw:style-name="gr51" draw:text-style-name="P34" draw:layer="layout" svg:width="1.016cm" svg:height="0.962cm" svg:x="8.382cm" svg:y="9.652cm">
          <draw:text-box>
            <text:p>5</text:p>
          </draw:text-box>
        </draw:frame>
        <draw:frame draw:style-name="gr51" draw:text-style-name="P34" draw:layer="layout" svg:width="1.016cm" svg:height="0.962cm" svg:x="9.906cm" svg:y="11.176cm">
          <draw:text-box>
            <text:p>4</text:p>
          </draw:text-box>
        </draw:frame>
        <draw:frame draw:style-name="gr51" draw:text-style-name="P34" draw:layer="layout" svg:width="1.016cm" svg:height="0.962cm" svg:x="12.068cm" svg:y="11.176cm">
          <draw:text-box>
            <text:p>3</text:p>
          </draw:text-box>
        </draw:frame>
        <draw:frame draw:style-name="gr51" draw:text-style-name="P34" draw:layer="layout" svg:width="1.016cm" svg:height="0.962cm" svg:x="13.716cm" svg:y="9.398cm">
          <draw:text-box>
            <text:p>2</text:p>
          </draw:text-box>
        </draw:frame>
        <draw:frame draw:style-name="gr51" draw:text-style-name="P34" draw:layer="layout" svg:width="1.016cm" svg:height="0.962cm" svg:x="13.97cm" svg:y="7.236cm">
          <draw:text-box>
            <text:p>1</text:p>
          </draw:text-box>
        </draw:frame>
        <draw:frame draw:style-name="gr51" draw:text-style-name="P34" draw:layer="layout" svg:width="1.016cm" svg:height="0.962cm" svg:x="12.192cm" svg:y="5.642cm">
          <draw:text-box>
            <text:p>0</text:p>
          </draw:text-box>
        </draw:frame>
        <draw:frame draw:style-name="gr51" draw:text-style-name="P34" draw:layer="layout" svg:width="4.826cm" svg:height="0.962cm" svg:x="1.778cm" svg:y="3.102cm">
          <draw:text-box>
            <text:p>Window size 3</text:p>
          </draw:text-box>
        </draw:frame>
        <draw:frame draw:style-name="gr51" draw:text-style-name="P48" draw:layer="layout" svg:width="10.414cm" svg:height="0.962cm" svg:x="12.7cm" svg:y="3.665cm">
          <draw:text-box>
            <text:p><text:span text:style-name="T25">Unacked and unackable, deadlock</text:span></text:p>
          </draw:text-box>
        </draw:frame>
        <draw:frame draw:style-name="gr51" draw:text-style-name="P49" draw:layer="layout" svg:width="2.54cm" svg:height="0.962cm" svg:x="10.414cm" svg:y="8.128cm">
          <draw:text-box>
            <text:p><text:span text:style-name="T27">sender</text:span></text:p>
          </draw:text-box>
        </draw:frame>
        <draw:frame draw:style-name="gr51" draw:text-style-name="P49" draw:layer="layout" svg:width="3.048cm" svg:height="0.962cm" svg:x="20.066cm" svg:y="8.128cm">
          <draw:text-box>
            <text:p><text:span text:style-name="T27">receiver</text:span></text:p>
          </draw:text-box>
        </draw:frame>
        <draw:custom-shape draw:style-name="gr70" draw:text-style-name="P47" draw:layer="layout" svg:width="7.894cm" svg:height="7.845cm" draw:transform="rotate (2.74348305120989) translate (23.561cm 13.916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59" draw:text-style-name="P9" draw:layer="layout" svg:x1="14.478cm" svg:y1="4.627cm" svg:x2="12.954cm" svg:y2="5.642cm">
          <text:p/>
        </draw:line>
        <draw:line draw:style-name="gr59" draw:text-style-name="P9" draw:layer="layout" svg:x1="18.288cm" svg:y1="4.627cm" svg:x2="22.098cm" svg:y2="5.642cm">
          <text:p/>
        </draw:line>
        <presentation:notes draw:style-name="dp2">
          <draw:page-thumbnail draw:style-name="gr1" draw:layer="layout" svg:width="14.848cm" svg:height="11.136cm" svg:x="3.075cm" svg:y="2.257cm" draw:page-number="13" presentation:class="page"/>
          <draw:frame presentation:style-name="pr3" draw:text-style-name="P4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Strange List (1)</text:span></text:p>
          </draw:text-box>
        </draw:frame>
        <draw:custom-shape draw:style-name="gr71" draw:text-style-name="P50" xml:id="id18" draw:id="id18" draw:layer="layout" svg:width="1.778cm" svg:height="12.446cm" svg:x="7.874cm" svg:y="5.842cm">
          <text:p/>
          <draw:enhanced-geometry svg:viewBox="0 0 21600 21600" draw:type="rectangle" draw:enhanced-path="M 0 0 L 21600 0 21600 21600 0 21600 0 0 Z N"/>
        </draw:custom-shape>
        <draw:connector draw:style-name="gr24" draw:text-style-name="P9" draw:layer="layout" draw:type="line" svg:x1="8.763cm" svg:y1="5.842cm" svg:x2="8.763cm" svg:y2="5.842cm" draw:start-shape="id18" draw:end-shape="id18" svg:d="M8763 5842z" svg:viewBox="0 0 1 1">
          <text:p/>
        </draw:connector>
        <draw:connector draw:style-name="gr24" draw:text-style-name="P9" draw:layer="layout" draw:type="line" svg:x1="8.763cm" svg:y1="5.842cm" svg:x2="8.763cm" svg:y2="5.842cm" draw:start-shape="id18" draw:end-shape="id18" svg:d="M8763 5842z" svg:viewBox="0 0 1 1">
          <text:p/>
        </draw:connector>
        <draw:line draw:style-name="gr72" draw:text-style-name="P9" draw:layer="layout" svg:x1="7.874cm" svg:y1="15.24cm" svg:x2="9.652cm" svg:y2="15.24cm">
          <text:p/>
        </draw:line>
        <draw:line draw:style-name="gr72" draw:text-style-name="P9" draw:layer="layout" svg:x1="7.874cm" svg:y1="13.716cm" svg:x2="9.652cm" svg:y2="13.716cm">
          <text:p/>
        </draw:line>
        <draw:line draw:style-name="gr72" draw:text-style-name="P9" draw:layer="layout" svg:x1="7.874cm" svg:y1="12.192cm" svg:x2="9.652cm" svg:y2="12.192cm">
          <text:p/>
        </draw:line>
        <draw:line draw:style-name="gr72" draw:text-style-name="P9" draw:layer="layout" svg:x1="7.874cm" svg:y1="10.668cm" svg:x2="9.652cm" svg:y2="10.668cm">
          <text:p/>
        </draw:line>
        <draw:line draw:style-name="gr72" draw:text-style-name="P9" draw:layer="layout" svg:x1="7.874cm" svg:y1="8.89cm" svg:x2="9.652cm" svg:y2="8.89cm">
          <text:p/>
        </draw:line>
        <draw:line draw:style-name="gr72" draw:text-style-name="P9" draw:layer="layout" svg:x1="7.874cm" svg:y1="7.366cm" svg:x2="9.652cm" svg:y2="7.366cm">
          <text:p/>
        </draw:line>
        <draw:line draw:style-name="gr72" draw:text-style-name="P9" draw:layer="layout" svg:x1="7.874cm" svg:y1="16.764cm" svg:x2="9.652cm" svg:y2="16.764cm">
          <text:p/>
        </draw:line>
        <draw:frame draw:style-name="gr52" draw:text-style-name="P34" draw:layer="layout" svg:width="4.826cm" svg:height="1.673cm" svg:x="6.604cm" svg:y="3.915cm">
          <draw:text-box>
            <text:p>Array of node's pointer</text:p>
          </draw:text-box>
        </draw:frame>
        <draw:line draw:style-name="gr24" draw:text-style-name="P9" draw:layer="layout" svg:x1="10.922cm" svg:y1="5.842cm" svg:x2="10.922cm" svg:y2="18.288cm">
          <text:p/>
        </draw:line>
        <draw:line draw:style-name="gr24" draw:text-style-name="P9" draw:layer="layout" svg:x1="10.414cm" svg:y1="18.288cm" svg:x2="11.43cm" svg:y2="18.288cm">
          <text:p/>
        </draw:line>
        <draw:line draw:style-name="gr24" draw:text-style-name="P9" draw:layer="layout" svg:x1="10.414cm" svg:y1="5.842cm" svg:x2="11.43cm" svg:y2="5.842cm">
          <text:p/>
        </draw:line>
        <draw:frame draw:style-name="gr51" draw:text-style-name="P34" draw:layer="layout" svg:width="4.826cm" svg:height="0.962cm" draw:transform="rotate (-1.56765473414131) translate (11.923cm 8.633cm)">
          <draw:text-box>
            <text:p>Window's size</text:p>
          </draw:text-box>
        </draw:frame>
        <draw:custom-shape draw:style-name="gr73" draw:text-style-name="P33" draw:layer="layout" svg:width="10.16cm" svg:height="13.97cm" svg:x="14.986cm" svg:y="4.826cm">
          <text:p/>
          <draw:enhanced-geometry svg:viewBox="0 0 21600 21600" draw:type="rectangle" draw:enhanced-path="M 0 0 L 21600 0 21600 21600 0 21600 0 0 Z N"/>
        </draw:custom-shape>
        <draw:frame draw:style-name="gr51" draw:text-style-name="P51" draw:layer="layout" svg:width="3.048cm" svg:height="0.962cm" svg:x="18.796cm" svg:y="10.922cm">
          <draw:text-box>
            <text:p><text:span text:style-name="T28">Memory</text:span></text:p>
          </draw:text-box>
        </draw:frame>
        <draw:line draw:style-name="gr74" draw:text-style-name="P9" draw:layer="layout" svg:x1="8.89cm" svg:y1="6.858cm" svg:x2="15.748cm" svg:y2="5.842cm">
          <text:p/>
        </draw:line>
        <draw:line draw:style-name="gr74" draw:text-style-name="P9" draw:layer="layout" svg:x1="9.144cm" svg:y1="8.382cm" svg:x2="15.748cm" svg:y2="7.62cm">
          <text:p/>
        </draw:line>
        <draw:line draw:style-name="gr74" draw:text-style-name="P9" draw:layer="layout" svg:x1="8.89cm" svg:y1="9.906cm" svg:x2="16.002cm" svg:y2="9.144cm">
          <text:p/>
        </draw:line>
        <draw:line draw:style-name="gr74" draw:text-style-name="P9" draw:layer="layout" svg:x1="9.144cm" svg:y1="11.43cm" svg:x2="16.002cm" svg:y2="10.922cm">
          <text:p/>
        </draw:line>
        <draw:line draw:style-name="gr74" draw:text-style-name="P9" draw:layer="layout" svg:x1="8.89cm" svg:y1="12.954cm" svg:x2="16.002cm" svg:y2="12.192cm">
          <text:p/>
        </draw:line>
        <draw:line draw:style-name="gr74" draw:text-style-name="P9" draw:layer="layout" svg:x1="8.89cm" svg:y1="14.732cm" svg:x2="16.002cm" svg:y2="13.97cm">
          <text:p/>
        </draw:line>
        <draw:line draw:style-name="gr74" draw:text-style-name="P9" draw:layer="layout" svg:x1="8.89cm" svg:y1="16.002cm" svg:x2="16.002cm" svg:y2="16.002cm">
          <text:p/>
        </draw:line>
        <draw:line draw:style-name="gr74" draw:text-style-name="P9" draw:layer="layout" svg:x1="8.89cm" svg:y1="17.526cm" svg:x2="16.002cm" svg:y2="17.78cm">
          <text:p/>
        </draw:line>
        <draw:frame draw:style-name="gr51" draw:text-style-name="P34" draw:layer="layout" svg:width="2.54cm" svg:height="0.962cm" svg:x="19.304cm" svg:y="3.556cm">
          <draw:text-box>
            <text:p>nodes</text:p>
          </draw:text-box>
        </draw:frame>
        <draw:line draw:style-name="gr75" draw:text-style-name="P9" draw:layer="layout" svg:x1="23.114cm" svg:y1="4.826cm" svg:x2="23.114cm" svg:y2="18.796cm">
          <text:p/>
        </draw:line>
        <draw:line draw:style-name="gr76" draw:text-style-name="P9" draw:layer="layout" svg:x1="14.986cm" svg:y1="6.604cm" svg:x2="25.146cm" svg:y2="6.604cm">
          <text:p/>
        </draw:line>
        <draw:line draw:style-name="gr76" draw:text-style-name="P9" draw:layer="layout" svg:x1="14.986cm" svg:y1="17.272cm" svg:x2="25.146cm" svg:y2="17.272cm">
          <text:p/>
        </draw:line>
        <draw:line draw:style-name="gr76" draw:text-style-name="P9" draw:layer="layout" svg:x1="14.986cm" svg:y1="15.24cm" svg:x2="25.146cm" svg:y2="15.24cm">
          <text:p/>
        </draw:line>
        <draw:line draw:style-name="gr76" draw:text-style-name="P9" draw:layer="layout" svg:x1="14.986cm" svg:y1="13.462cm" svg:x2="25.146cm" svg:y2="13.462cm">
          <text:p/>
        </draw:line>
        <draw:line draw:style-name="gr76" draw:text-style-name="P9" draw:layer="layout" svg:x1="14.986cm" svg:y1="11.684cm" svg:x2="25.146cm" svg:y2="11.684cm">
          <text:p/>
        </draw:line>
        <draw:line draw:style-name="gr76" draw:text-style-name="P9" draw:layer="layout" svg:x1="14.986cm" svg:y1="9.906cm" svg:x2="25.146cm" svg:y2="9.906cm">
          <text:p/>
        </draw:line>
        <draw:line draw:style-name="gr76" draw:text-style-name="P9" draw:layer="layout" svg:x1="14.986cm" svg:y1="8.382cm" svg:x2="25.146cm" svg:y2="8.382cm">
          <text:p/>
        </draw:line>
        <draw:frame draw:style-name="gr51" draw:text-style-name="P34" draw:layer="layout" svg:width="5.588cm" svg:height="0.962cm" svg:x="22.098cm" svg:y="3.048cm">
          <draw:text-box>
            <text:p>NextNode pointer</text:p>
          </draw:text-box>
        </draw:frame>
        <draw:line draw:style-name="gr57" draw:text-style-name="P9" draw:layer="layout" svg:x1="24.638cm" svg:y1="4.01cm" svg:x2="24.384cm" svg:y2="4.572cm">
          <text:p/>
        </draw:line>
        <draw:frame draw:style-name="gr51" draw:text-style-name="P34" draw:layer="layout" svg:width="0.762cm" svg:height="0.962cm" svg:x="8.382cm" svg:y="9.398cm">
          <draw:text-box>
            <text:p>i</text:p>
          </draw:text-box>
        </draw:frame>
        <draw:frame draw:style-name="gr51" draw:text-style-name="P34" draw:layer="layout" svg:width="1.524cm" svg:height="0.962cm" svg:x="8.128cm" svg:y="10.922cm">
          <draw:text-box>
            <text:p>i+1</text:p>
          </draw:text-box>
        </draw:frame>
        <draw:line draw:style-name="gr77" draw:text-style-name="P9" draw:layer="layout" svg:x1="24.13cm" svg:y1="7.62cm" svg:x2="16.764cm" svg:y2="9.144cm">
          <text:p/>
        </draw:line>
        <draw:line draw:style-name="gr77" draw:text-style-name="P9" draw:layer="layout" svg:x1="24.13cm" svg:y1="9.144cm" svg:x2="16.51cm" svg:y2="10.922cm">
          <text:p/>
        </draw:line>
        <draw:line draw:style-name="gr77" draw:text-style-name="P9" draw:layer="layout" svg:x1="24.13cm" svg:y1="10.668cm" svg:x2="16.51cm" svg:y2="12.446cm">
          <text:p/>
        </draw:line>
        <draw:frame draw:style-name="gr78" draw:text-style-name="P52" draw:layer="layout" svg:width="6.604cm" svg:height="1.524cm" svg:x="0.508cm" svg:y="6.858cm">
          <draw:text-box>
            <text:p><text:span text:style-name="T29">Generic state</text:span></text:p>
          </draw:text-box>
        </draw:frame>
        <presentation:notes draw:style-name="dp2">
          <draw:page-thumbnail draw:style-name="gr1" draw:layer="layout" svg:width="14.848cm" svg:height="11.136cm" svg:x="3.075cm" svg:y="2.257cm" draw:page-number="14" presentation:class="page"/>
          <draw:frame presentation:style-name="pr3" draw:text-style-name="P4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Strange List (2)</text:span></text:p>
          </draw:text-box>
        </draw:frame>
        <draw:custom-shape draw:style-name="gr71" draw:text-style-name="P50" xml:id="id19" draw:id="id19" draw:layer="layout" svg:width="1.778cm" svg:height="12.446cm" svg:x="7.874cm" svg:y="5.842cm">
          <text:p/>
          <draw:enhanced-geometry svg:viewBox="0 0 21600 21600" draw:type="rectangle" draw:enhanced-path="M 0 0 L 21600 0 21600 21600 0 21600 0 0 Z N"/>
        </draw:custom-shape>
        <draw:connector draw:style-name="gr24" draw:text-style-name="P9" draw:layer="layout" draw:type="line" svg:x1="8.763cm" svg:y1="5.842cm" svg:x2="8.763cm" svg:y2="5.842cm" draw:start-shape="id19" draw:end-shape="id19" svg:d="M8763 5842z" svg:viewBox="0 0 1 1">
          <text:p/>
        </draw:connector>
        <draw:connector draw:style-name="gr24" draw:text-style-name="P9" draw:layer="layout" draw:type="line" svg:x1="8.763cm" svg:y1="5.842cm" svg:x2="8.763cm" svg:y2="5.842cm" draw:start-shape="id19" draw:end-shape="id19" svg:d="M8763 5842z" svg:viewBox="0 0 1 1">
          <text:p/>
        </draw:connector>
        <draw:line draw:style-name="gr72" draw:text-style-name="P9" draw:layer="layout" svg:x1="7.874cm" svg:y1="15.24cm" svg:x2="9.652cm" svg:y2="15.24cm">
          <text:p/>
        </draw:line>
        <draw:line draw:style-name="gr72" draw:text-style-name="P9" draw:layer="layout" svg:x1="7.874cm" svg:y1="13.716cm" svg:x2="9.652cm" svg:y2="13.716cm">
          <text:p/>
        </draw:line>
        <draw:line draw:style-name="gr72" draw:text-style-name="P9" draw:layer="layout" svg:x1="7.874cm" svg:y1="12.192cm" svg:x2="9.652cm" svg:y2="12.192cm">
          <text:p/>
        </draw:line>
        <draw:line draw:style-name="gr72" draw:text-style-name="P9" draw:layer="layout" svg:x1="7.874cm" svg:y1="10.668cm" svg:x2="9.652cm" svg:y2="10.668cm">
          <text:p/>
        </draw:line>
        <draw:line draw:style-name="gr72" draw:text-style-name="P9" draw:layer="layout" svg:x1="7.874cm" svg:y1="8.89cm" svg:x2="9.652cm" svg:y2="8.89cm">
          <text:p/>
        </draw:line>
        <draw:line draw:style-name="gr72" draw:text-style-name="P9" draw:layer="layout" svg:x1="7.874cm" svg:y1="7.366cm" svg:x2="9.652cm" svg:y2="7.366cm">
          <text:p/>
        </draw:line>
        <draw:line draw:style-name="gr72" draw:text-style-name="P9" draw:layer="layout" svg:x1="7.874cm" svg:y1="16.764cm" svg:x2="9.652cm" svg:y2="16.764cm">
          <text:p/>
        </draw:line>
        <draw:frame draw:style-name="gr52" draw:text-style-name="P39" draw:layer="layout" svg:width="4.826cm" svg:height="1.673cm" svg:x="6.604cm" svg:y="3.915cm">
          <draw:text-box>
            <text:p><text:span text:style-name="T20">Array of node's pointer</text:span></text:p>
          </draw:text-box>
        </draw:frame>
        <draw:line draw:style-name="gr24" draw:text-style-name="P9" draw:layer="layout" svg:x1="10.922cm" svg:y1="5.842cm" svg:x2="10.922cm" svg:y2="18.288cm">
          <text:p/>
        </draw:line>
        <draw:line draw:style-name="gr24" draw:text-style-name="P9" draw:layer="layout" svg:x1="10.414cm" svg:y1="18.288cm" svg:x2="11.43cm" svg:y2="18.288cm">
          <text:p/>
        </draw:line>
        <draw:line draw:style-name="gr24" draw:text-style-name="P9" draw:layer="layout" svg:x1="10.414cm" svg:y1="5.842cm" svg:x2="11.43cm" svg:y2="5.842cm">
          <text:p/>
        </draw:line>
        <draw:frame draw:style-name="gr51" draw:text-style-name="P39" draw:layer="layout" svg:width="4.826cm" svg:height="0.962cm" draw:transform="rotate (-1.56765473414131) translate (11.923cm 8.633cm)">
          <draw:text-box>
            <text:p><text:span text:style-name="T20">Window's size</text:span></text:p>
          </draw:text-box>
        </draw:frame>
        <draw:custom-shape draw:style-name="gr73" draw:text-style-name="P33" draw:layer="layout" svg:width="10.16cm" svg:height="13.97cm" svg:x="14.986cm" svg:y="4.826cm">
          <text:p/>
          <draw:enhanced-geometry svg:viewBox="0 0 21600 21600" draw:type="rectangle" draw:enhanced-path="M 0 0 L 21600 0 21600 21600 0 21600 0 0 Z N"/>
        </draw:custom-shape>
        <draw:frame draw:style-name="gr51" draw:text-style-name="P53" draw:layer="layout" svg:width="3.048cm" svg:height="0.962cm" svg:x="18.796cm" svg:y="10.922cm">
          <draw:text-box>
            <text:p><text:span text:style-name="T30">Memory</text:span></text:p>
          </draw:text-box>
        </draw:frame>
        <draw:line draw:style-name="gr74" draw:text-style-name="P9" draw:layer="layout" svg:x1="8.89cm" svg:y1="6.858cm" svg:x2="15.748cm" svg:y2="5.842cm">
          <text:p/>
        </draw:line>
        <draw:line draw:style-name="gr74" draw:text-style-name="P9" draw:layer="layout" svg:x1="9.144cm" svg:y1="8.382cm" svg:x2="15.748cm" svg:y2="7.62cm">
          <text:p/>
        </draw:line>
        <draw:line draw:style-name="gr74" draw:text-style-name="P9" draw:layer="layout" svg:x1="8.89cm" svg:y1="9.906cm" svg:x2="16.002cm" svg:y2="9.144cm">
          <text:p/>
        </draw:line>
        <draw:line draw:style-name="gr74" draw:text-style-name="P9" draw:layer="layout" svg:x1="9.144cm" svg:y1="11.43cm" svg:x2="16.002cm" svg:y2="10.922cm">
          <text:p/>
        </draw:line>
        <draw:line draw:style-name="gr74" draw:text-style-name="P9" draw:layer="layout" svg:x1="8.89cm" svg:y1="12.954cm" svg:x2="16.002cm" svg:y2="12.192cm">
          <text:p/>
        </draw:line>
        <draw:line draw:style-name="gr74" draw:text-style-name="P9" draw:layer="layout" svg:x1="8.89cm" svg:y1="14.732cm" svg:x2="16.002cm" svg:y2="13.97cm">
          <text:p/>
        </draw:line>
        <draw:line draw:style-name="gr74" draw:text-style-name="P9" draw:layer="layout" svg:x1="8.89cm" svg:y1="16.002cm" svg:x2="16.002cm" svg:y2="16.002cm">
          <text:p/>
        </draw:line>
        <draw:line draw:style-name="gr74" draw:text-style-name="P9" draw:layer="layout" svg:x1="8.89cm" svg:y1="17.526cm" svg:x2="16.002cm" svg:y2="17.78cm">
          <text:p/>
        </draw:line>
        <draw:frame draw:style-name="gr51" draw:text-style-name="P39" draw:layer="layout" svg:width="2.54cm" svg:height="0.962cm" svg:x="19.304cm" svg:y="3.556cm">
          <draw:text-box>
            <text:p><text:span text:style-name="T20">nodes</text:span></text:p>
          </draw:text-box>
        </draw:frame>
        <draw:line draw:style-name="gr75" draw:text-style-name="P9" draw:layer="layout" svg:x1="23.114cm" svg:y1="4.826cm" svg:x2="23.114cm" svg:y2="18.796cm">
          <text:p/>
        </draw:line>
        <draw:line draw:style-name="gr76" draw:text-style-name="P9" draw:layer="layout" svg:x1="14.986cm" svg:y1="6.604cm" svg:x2="25.146cm" svg:y2="6.604cm">
          <text:p/>
        </draw:line>
        <draw:line draw:style-name="gr76" draw:text-style-name="P9" draw:layer="layout" svg:x1="14.986cm" svg:y1="17.272cm" svg:x2="25.146cm" svg:y2="17.272cm">
          <text:p/>
        </draw:line>
        <draw:line draw:style-name="gr76" draw:text-style-name="P9" draw:layer="layout" svg:x1="14.986cm" svg:y1="15.24cm" svg:x2="25.146cm" svg:y2="15.24cm">
          <text:p/>
        </draw:line>
        <draw:line draw:style-name="gr76" draw:text-style-name="P9" draw:layer="layout" svg:x1="14.986cm" svg:y1="13.462cm" svg:x2="25.146cm" svg:y2="13.462cm">
          <text:p/>
        </draw:line>
        <draw:line draw:style-name="gr76" draw:text-style-name="P9" draw:layer="layout" svg:x1="14.986cm" svg:y1="11.684cm" svg:x2="25.146cm" svg:y2="11.684cm">
          <text:p/>
        </draw:line>
        <draw:line draw:style-name="gr76" draw:text-style-name="P9" draw:layer="layout" svg:x1="14.986cm" svg:y1="9.906cm" svg:x2="25.146cm" svg:y2="9.906cm">
          <text:p/>
        </draw:line>
        <draw:line draw:style-name="gr76" draw:text-style-name="P9" draw:layer="layout" svg:x1="14.986cm" svg:y1="8.382cm" svg:x2="25.146cm" svg:y2="8.382cm">
          <text:p/>
        </draw:line>
        <draw:frame draw:style-name="gr51" draw:text-style-name="P39" draw:layer="layout" svg:width="5.588cm" svg:height="0.962cm" svg:x="22.098cm" svg:y="3.048cm">
          <draw:text-box>
            <text:p><text:span text:style-name="T20">NextNode pointer</text:span></text:p>
          </draw:text-box>
        </draw:frame>
        <draw:line draw:style-name="gr57" draw:text-style-name="P9" draw:layer="layout" svg:x1="24.638cm" svg:y1="4.01cm" svg:x2="24.384cm" svg:y2="4.572cm">
          <text:p/>
        </draw:line>
        <draw:frame presentation:style-name="pr13" draw:text-style-name="P46" draw:layer="layout" svg:width="7.112cm" svg:height="2.54cm" svg:x="0.254cm" svg:y="9.144cm" presentation:class="outline" presentation:user-transformed="true">
          <draw:text-box>
            <text:list text:style-name="L2">
              <text:list-item>
                <text:p><text:s/>i segment's ack received</text:p>
              </text:list-item>
              <text:list-item>
                <text:p>Have to remove this segment from the list!</text:p>
                <text:p/>
              </text:list-item>
            </text:list>
          </draw:text-box>
        </draw:frame>
        <draw:frame draw:style-name="gr51" draw:text-style-name="P39" draw:layer="layout" svg:width="0.762cm" svg:height="0.962cm" svg:x="8.382cm" svg:y="9.452cm">
          <draw:text-box>
            <text:p><text:span text:style-name="T20">i</text:span></text:p>
          </draw:text-box>
        </draw:frame>
        <draw:frame draw:style-name="gr79" draw:text-style-name="P39" draw:layer="layout" svg:width="1.524cm" svg:height="1.016cm" svg:x="8.128cm" svg:y="10.922cm">
          <draw:text-box>
            <text:p><text:span text:style-name="T20">i+1</text:span></text:p>
          </draw:text-box>
        </draw:frame>
        <draw:line draw:style-name="gr80" draw:text-style-name="P9" draw:layer="layout" svg:x1="24.13cm" svg:y1="7.62cm" svg:x2="16.764cm" svg:y2="10.668cm">
          <text:p/>
        </draw:line>
        <draw:line draw:style-name="gr77" draw:text-style-name="P9" draw:layer="layout" svg:x1="24.13cm" svg:y1="10.668cm" svg:x2="16.51cm" svg:y2="12.446cm">
          <text:p/>
        </draw:line>
        <presentation:notes draw:style-name="dp2">
          <draw:page-thumbnail draw:style-name="gr1" draw:layer="layout" svg:width="14.848cm" svg:height="11.136cm" svg:x="3.075cm" svg:y="2.257cm" draw:page-number="15" presentation:class="page"/>
          <draw:frame presentation:style-name="pr3" draw:text-style-name="P4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Strange List (2)</text:span></text:p>
          </draw:text-box>
        </draw:frame>
        <draw:custom-shape draw:style-name="gr71" draw:text-style-name="P50" xml:id="id20" draw:id="id20" draw:layer="layout" svg:width="1.778cm" svg:height="12.446cm" svg:x="7.874cm" svg:y="5.842cm">
          <text:p/>
          <draw:enhanced-geometry svg:viewBox="0 0 21600 21600" draw:type="rectangle" draw:enhanced-path="M 0 0 L 21600 0 21600 21600 0 21600 0 0 Z N"/>
        </draw:custom-shape>
        <draw:connector draw:style-name="gr24" draw:text-style-name="P9" draw:layer="layout" draw:type="line" svg:x1="8.763cm" svg:y1="5.842cm" svg:x2="8.763cm" svg:y2="5.842cm" draw:start-shape="id20" draw:end-shape="id20" svg:d="M8763 5842z" svg:viewBox="0 0 1 1">
          <text:p/>
        </draw:connector>
        <draw:connector draw:style-name="gr24" draw:text-style-name="P9" draw:layer="layout" draw:type="line" svg:x1="8.763cm" svg:y1="5.842cm" svg:x2="8.763cm" svg:y2="5.842cm" draw:start-shape="id20" draw:end-shape="id20" svg:d="M8763 5842z" svg:viewBox="0 0 1 1">
          <text:p/>
        </draw:connector>
        <draw:line draw:style-name="gr72" draw:text-style-name="P9" draw:layer="layout" svg:x1="7.874cm" svg:y1="15.24cm" svg:x2="9.652cm" svg:y2="15.24cm">
          <text:p/>
        </draw:line>
        <draw:line draw:style-name="gr72" draw:text-style-name="P9" draw:layer="layout" svg:x1="7.874cm" svg:y1="13.716cm" svg:x2="9.652cm" svg:y2="13.716cm">
          <text:p/>
        </draw:line>
        <draw:line draw:style-name="gr72" draw:text-style-name="P9" draw:layer="layout" svg:x1="7.874cm" svg:y1="12.192cm" svg:x2="9.652cm" svg:y2="12.192cm">
          <text:p/>
        </draw:line>
        <draw:line draw:style-name="gr72" draw:text-style-name="P9" draw:layer="layout" svg:x1="7.874cm" svg:y1="10.668cm" svg:x2="9.652cm" svg:y2="10.668cm">
          <text:p/>
        </draw:line>
        <draw:line draw:style-name="gr72" draw:text-style-name="P9" draw:layer="layout" svg:x1="7.874cm" svg:y1="8.89cm" svg:x2="9.652cm" svg:y2="8.89cm">
          <text:p/>
        </draw:line>
        <draw:line draw:style-name="gr72" draw:text-style-name="P9" draw:layer="layout" svg:x1="7.874cm" svg:y1="7.366cm" svg:x2="9.652cm" svg:y2="7.366cm">
          <text:p/>
        </draw:line>
        <draw:line draw:style-name="gr72" draw:text-style-name="P9" draw:layer="layout" svg:x1="7.874cm" svg:y1="16.764cm" svg:x2="9.652cm" svg:y2="16.764cm">
          <text:p/>
        </draw:line>
        <draw:frame draw:style-name="gr52" draw:text-style-name="P39" draw:layer="layout" svg:width="4.826cm" svg:height="1.673cm" svg:x="6.604cm" svg:y="3.915cm">
          <draw:text-box>
            <text:p><text:span text:style-name="T20">Array of node's pointer</text:span></text:p>
          </draw:text-box>
        </draw:frame>
        <draw:line draw:style-name="gr24" draw:text-style-name="P9" draw:layer="layout" svg:x1="10.922cm" svg:y1="5.842cm" svg:x2="10.922cm" svg:y2="18.288cm">
          <text:p/>
        </draw:line>
        <draw:line draw:style-name="gr24" draw:text-style-name="P9" draw:layer="layout" svg:x1="10.414cm" svg:y1="18.288cm" svg:x2="11.43cm" svg:y2="18.288cm">
          <text:p/>
        </draw:line>
        <draw:line draw:style-name="gr24" draw:text-style-name="P9" draw:layer="layout" svg:x1="10.414cm" svg:y1="5.842cm" svg:x2="11.43cm" svg:y2="5.842cm">
          <text:p/>
        </draw:line>
        <draw:frame draw:style-name="gr51" draw:text-style-name="P39" draw:layer="layout" svg:width="4.826cm" svg:height="0.962cm" draw:transform="rotate (-1.56765473414131) translate (11.923cm 8.633cm)">
          <draw:text-box>
            <text:p><text:span text:style-name="T20">Window's size</text:span></text:p>
          </draw:text-box>
        </draw:frame>
        <draw:custom-shape draw:style-name="gr73" draw:text-style-name="P33" draw:layer="layout" svg:width="10.16cm" svg:height="13.97cm" svg:x="14.986cm" svg:y="4.826cm">
          <text:p/>
          <draw:enhanced-geometry svg:viewBox="0 0 21600 21600" draw:type="rectangle" draw:enhanced-path="M 0 0 L 21600 0 21600 21600 0 21600 0 0 Z N"/>
        </draw:custom-shape>
        <draw:frame draw:style-name="gr51" draw:text-style-name="P53" draw:layer="layout" svg:width="3.048cm" svg:height="0.962cm" svg:x="18.796cm" svg:y="10.922cm">
          <draw:text-box>
            <text:p><text:span text:style-name="T30">Memory</text:span></text:p>
          </draw:text-box>
        </draw:frame>
        <draw:line draw:style-name="gr74" draw:text-style-name="P9" draw:layer="layout" svg:x1="8.89cm" svg:y1="6.604cm" svg:x2="15.748cm" svg:y2="5.842cm">
          <text:p/>
        </draw:line>
        <draw:line draw:style-name="gr74" draw:text-style-name="P9" draw:layer="layout" svg:x1="8.636cm" svg:y1="8.128cm" svg:x2="15.748cm" svg:y2="7.366cm">
          <text:p/>
        </draw:line>
        <draw:line draw:style-name="gr74" draw:text-style-name="P9" draw:layer="layout" svg:x1="8.89cm" svg:y1="9.906cm" svg:x2="16.002cm" svg:y2="9.144cm">
          <text:p/>
        </draw:line>
        <draw:line draw:style-name="gr74" draw:text-style-name="P9" draw:layer="layout" svg:x1="9.144cm" svg:y1="11.43cm" svg:x2="15.748cm" svg:y2="10.668cm">
          <text:p/>
        </draw:line>
        <draw:line draw:style-name="gr74" draw:text-style-name="P9" draw:layer="layout" svg:x1="8.89cm" svg:y1="12.954cm" svg:x2="15.748cm" svg:y2="12.446cm">
          <text:p/>
        </draw:line>
        <draw:line draw:style-name="gr74" draw:text-style-name="P9" draw:layer="layout" svg:x1="8.636cm" svg:y1="14.478cm" svg:x2="16.002cm" svg:y2="13.97cm">
          <text:p/>
        </draw:line>
        <draw:line draw:style-name="gr74" draw:text-style-name="P9" draw:layer="layout" svg:x1="8.89cm" svg:y1="16.002cm" svg:x2="16.002cm" svg:y2="16.002cm">
          <text:p/>
        </draw:line>
        <draw:line draw:style-name="gr74" draw:text-style-name="P9" draw:layer="layout" svg:x1="8.89cm" svg:y1="17.526cm" svg:x2="16.002cm" svg:y2="17.78cm">
          <text:p/>
        </draw:line>
        <draw:frame draw:style-name="gr51" draw:text-style-name="P39" draw:layer="layout" svg:width="2.54cm" svg:height="0.962cm" svg:x="19.304cm" svg:y="3.556cm">
          <draw:text-box>
            <text:p><text:span text:style-name="T20">nodes</text:span></text:p>
          </draw:text-box>
        </draw:frame>
        <draw:line draw:style-name="gr75" draw:text-style-name="P9" draw:layer="layout" svg:x1="23.114cm" svg:y1="4.826cm" svg:x2="23.114cm" svg:y2="18.796cm">
          <text:p/>
        </draw:line>
        <draw:line draw:style-name="gr76" draw:text-style-name="P9" draw:layer="layout" svg:x1="14.986cm" svg:y1="6.604cm" svg:x2="25.146cm" svg:y2="6.604cm">
          <text:p/>
        </draw:line>
        <draw:line draw:style-name="gr76" draw:text-style-name="P9" draw:layer="layout" svg:x1="14.986cm" svg:y1="17.272cm" svg:x2="25.146cm" svg:y2="17.272cm">
          <text:p/>
        </draw:line>
        <draw:line draw:style-name="gr76" draw:text-style-name="P9" draw:layer="layout" svg:x1="14.986cm" svg:y1="15.24cm" svg:x2="25.146cm" svg:y2="15.24cm">
          <text:p/>
        </draw:line>
        <draw:line draw:style-name="gr76" draw:text-style-name="P9" draw:layer="layout" svg:x1="14.986cm" svg:y1="13.462cm" svg:x2="25.146cm" svg:y2="13.462cm">
          <text:p/>
        </draw:line>
        <draw:line draw:style-name="gr76" draw:text-style-name="P9" draw:layer="layout" svg:x1="14.986cm" svg:y1="11.684cm" svg:x2="25.146cm" svg:y2="11.684cm">
          <text:p/>
        </draw:line>
        <draw:line draw:style-name="gr76" draw:text-style-name="P9" draw:layer="layout" svg:x1="14.986cm" svg:y1="9.906cm" svg:x2="25.146cm" svg:y2="9.906cm">
          <text:p/>
        </draw:line>
        <draw:line draw:style-name="gr76" draw:text-style-name="P9" draw:layer="layout" svg:x1="14.986cm" svg:y1="8.382cm" svg:x2="25.146cm" svg:y2="8.382cm">
          <text:p/>
        </draw:line>
        <draw:frame draw:style-name="gr51" draw:text-style-name="P39" draw:layer="layout" svg:width="5.588cm" svg:height="0.962cm" svg:x="22.098cm" svg:y="3.048cm">
          <draw:text-box>
            <text:p><text:span text:style-name="T20">NextNode pointer</text:span></text:p>
          </draw:text-box>
        </draw:frame>
        <draw:line draw:style-name="gr57" draw:text-style-name="P9" draw:layer="layout" svg:x1="24.638cm" svg:y1="4.01cm" svg:x2="24.384cm" svg:y2="4.572cm">
          <text:p/>
        </draw:line>
        <draw:frame presentation:style-name="pr14" draw:text-style-name="P54" draw:layer="layout" svg:width="7.112cm" svg:height="3.81cm" svg:x="0.254cm" svg:y="7.874cm" presentation:class="outline" presentation:user-transformed="true">
          <draw:text-box>
            <text:list text:style-name="L2">
              <text:list-item>
                <text:p>Suppose i segment expired instead</text:p>
              </text:list-item>
              <text:list-item>
                <text:p>So after removing it like we did in the last slide</text:p>
              </text:list-item>
              <text:list-item>
                <text:p>Resend the i segment</text:p>
              </text:list-item>
              <text:list-item>
                <text:p>Have to add it to the list!</text:p>
                <text:p/>
              </text:list-item>
            </text:list>
          </draw:text-box>
        </draw:frame>
        <draw:frame draw:style-name="gr51" draw:text-style-name="P39" draw:layer="layout" svg:width="0.762cm" svg:height="0.962cm" svg:x="8.382cm" svg:y="9.452cm">
          <draw:text-box>
            <text:p><text:span text:style-name="T20">i</text:span></text:p>
          </draw:text-box>
        </draw:frame>
        <draw:frame draw:style-name="gr79" draw:text-style-name="P39" draw:layer="layout" svg:width="1.524cm" svg:height="1.016cm" svg:x="8.128cm" svg:y="10.922cm">
          <draw:text-box>
            <text:p><text:span text:style-name="T20">i+1</text:span></text:p>
          </draw:text-box>
        </draw:frame>
        <draw:line draw:style-name="gr80" draw:text-style-name="P9" draw:layer="layout" svg:x1="24.13cm" svg:y1="7.62cm" svg:x2="16.764cm" svg:y2="10.668cm">
          <text:p/>
        </draw:line>
        <draw:line draw:style-name="gr77" draw:text-style-name="P9" draw:layer="layout" svg:x1="24.13cm" svg:y1="10.668cm" svg:x2="16.51cm" svg:y2="12.446cm">
          <text:p/>
        </draw:line>
        <draw:frame draw:style-name="gr79" draw:text-style-name="P39" draw:layer="layout" svg:width="1.524cm" svg:height="1.016cm" svg:x="8.128cm" svg:y="12.446cm">
          <draw:text-box>
            <text:p><text:span text:style-name="T20">i+2</text:span></text:p>
          </draw:text-box>
        </draw:frame>
        <draw:line draw:style-name="gr81" draw:text-style-name="P9" draw:layer="layout" svg:x1="24.13cm" svg:y1="12.954cm" svg:x2="16.51cm" svg:y2="9.398cm">
          <text:p/>
        </draw:line>
        <draw:frame draw:style-name="gr51" draw:text-style-name="P48" draw:layer="layout" svg:width="2.54cm" svg:height="0.962cm" svg:x="2.032cm" svg:y="12.192cm">
          <draw:text-box>
            <text:p><text:span text:style-name="T25">Hence</text:span></text:p>
          </draw:text-box>
        </draw:frame>
        <draw:frame presentation:style-name="pr15" draw:text-style-name="P55" draw:layer="layout" svg:width="7.366cm" svg:height="2.54cm" svg:x="0.254cm" svg:y="13.462cm" presentation:class="outline" presentation:user-transformed="true">
          <draw:text-box>
            <text:list text:style-name="L2">
              <text:list-item>
                <text:p>The list is alway ordered</text:p>
              </text:list-item>
              <text:list-item>
                <text:p>Only needed to check up the first entry timeout!</text:p>
                <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4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4" draw:text-style-name="P19" draw:layer="layout" svg:width="25.199cm" svg:height="3.506cm" svg:x="1.4cm" svg:y="0.837cm" presentation:class="title">
          <draw:text-box>
            <text:p><text:span text:style-name="T8">Next season: Things I'd like to do</text:span></text:p>
          </draw:text-box>
        </draw:frame>
        <draw:frame presentation:style-name="pr7" draw:text-style-name="P44" draw:layer="layout" svg:width="26.091cm" svg:height="10.834cm" svg:x="1.016cm" svg:y="4.914cm" presentation:class="outline" presentation:user-transformed="true">
          <draw:text-box>
            <text:list text:style-name="L2">
              <text:list-item>
                <text:p>Make it full duplex</text:p>
              </text:list-item>
              <text:list-item>
                <text:p>Variable window size</text:p>
              </text:list-item>
              <text:list-item>
                <text:p>Better handling of timeout</text:p>
              </text:list-item>
              <text:list-item>
                <text:p>Disconnection function</text:p>
              </text:list-item>
              <text:list-item>
                <text:p>3-way handshake</text:p>
              </text:list-item>
              <text:list-item>
                <text:p>Polish the code</text:p>
              </text:list-item>
              <text:list-item>
                <text:p>Statistics measurements</text:p>
              </text:list-item>
              <text:list-item>
                <text:p>Have fun overwhelming other TCP connections!</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4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loext:color-lum-mod="100%" loext:color-lum-off="0%"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5</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o </meta:initial-creator>
    <meta:creation-date>2016-02-04T09:47:23.768226317</meta:creation-date>
    <dc:date>2022-12-02T19:55:56.347641581</dc:date>
    <meta:editing-duration>PT19H42M31S</meta:editing-duration>
    <meta:editing-cycles>45</meta:editing-cycles>
    <meta:generator>LibreOffice/7.4.1.2$MacOSX_X86_64 LibreOffice_project/3c58a8f3a960df8bc8fd77b461821e42c061c5f0</meta:generator>
    <meta:printed-by>marco </meta:printed-by>
    <meta:print-date>2016-02-07T15:48:58.958122616</meta:print-date>
    <meta:document-statistic meta:object-count="500"/>
  </office:meta>
</office:document-meta>
</file>